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.4243in" table:align="left"/>
    </style:style>
    <style:style style:name="Table1.A" style:family="table-column">
      <style:table-column-properties style:column-width="0.3986in"/>
    </style:style>
    <style:style style:name="Table1.B" style:family="table-column">
      <style:table-column-properties style:column-width="1.025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.4903in" table:align="left"/>
    </style:style>
    <style:style style:name="Table2.A" style:family="table-column">
      <style:table-column-properties style:column-width="0.9688in"/>
    </style:style>
    <style:style style:name="Table2.B" style:family="table-column">
      <style:table-column-properties style:column-width="0.521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9806in" table:align="left"/>
    </style:style>
    <style:style style:name="Table3.A" style:family="table-column">
      <style:table-column-properties style:column-width="0.8944in"/>
    </style:style>
    <style:style style:name="Table3.B" style:family="table-column">
      <style:table-column-properties style:column-width="2.0861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484in" table:align="left"/>
    </style:style>
    <style:style style:name="Table4.A" style:family="table-column">
      <style:table-column-properties style:column-width="0.5007in"/>
    </style:style>
    <style:style style:name="Table4.B" style:family="table-column">
      <style:table-column-properties style:column-width="4.9833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5.9347in" table:align="left"/>
    </style:style>
    <style:style style:name="Table5.A" style:family="table-column">
      <style:table-column-properties style:column-width="0.5007in"/>
    </style:style>
    <style:style style:name="Table5.B" style:family="table-column">
      <style:table-column-properties style:column-width="5.434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5.3083in" table:align="left"/>
    </style:style>
    <style:style style:name="Table6.A" style:family="table-column">
      <style:table-column-properties style:column-width="0.5007in"/>
    </style:style>
    <style:style style:name="Table6.B" style:family="table-column">
      <style:table-column-properties style:column-width="4.8076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4.2521in" table:align="left"/>
    </style:style>
    <style:style style:name="Table7.A" style:family="table-column">
      <style:table-column-properties style:column-width="0.5007in"/>
    </style:style>
    <style:style style:name="Table7.B" style:family="table-column">
      <style:table-column-properties style:column-width="3.7514in"/>
    </style:style>
    <style:style style:name="Table7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in" fo:margin-bottom="0.1965in" style:contextual-spacing="false" style:writing-mode="lr-tb"/>
    </style:style>
    <style:style style:name="P5" style:family="paragraph" style:parent-style-name="Preformatted_20_Text" style:list-style-name="L54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6" style:family="paragraph" style:parent-style-name="Quotations" style:list-style-name="L27"/>
    <style:style style:name="P7" style:family="paragraph" style:parent-style-name="Quotations" style:list-style-name="L31"/>
    <style:style style:name="P8" style:family="paragraph" style:parent-style-name="Quotations" style:list-style-name="L64"/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2"/>
    <style:style style:name="P21" style:family="paragraph" style:parent-style-name="Text_20_body" style:list-style-name="L13"/>
    <style:style style:name="P22" style:family="paragraph" style:parent-style-name="Text_20_body" style:list-style-name="L14"/>
    <style:style style:name="P23" style:family="paragraph" style:parent-style-name="Text_20_body" style:list-style-name="L15"/>
    <style:style style:name="P24" style:family="paragraph" style:parent-style-name="Text_20_body" style:list-style-name="L16"/>
    <style:style style:name="P25" style:family="paragraph" style:parent-style-name="Text_20_body" style:list-style-name="L17"/>
    <style:style style:name="P26" style:family="paragraph" style:parent-style-name="Text_20_body" style:list-style-name="L18"/>
    <style:style style:name="P27" style:family="paragraph" style:parent-style-name="Text_20_body" style:list-style-name="L19"/>
    <style:style style:name="P28" style:family="paragraph" style:parent-style-name="Text_20_body" style:list-style-name="L20"/>
    <style:style style:name="P29" style:family="paragraph" style:parent-style-name="Text_20_body" style:list-style-name="L21"/>
    <style:style style:name="P30" style:family="paragraph" style:parent-style-name="Text_20_body" style:list-style-name="L22"/>
    <style:style style:name="P31" style:family="paragraph" style:parent-style-name="Text_20_body" style:list-style-name="L23"/>
    <style:style style:name="P32" style:family="paragraph" style:parent-style-name="Text_20_body" style:list-style-name="L24"/>
    <style:style style:name="P33" style:family="paragraph" style:parent-style-name="Text_20_body" style:list-style-name="L25"/>
    <style:style style:name="P34" style:family="paragraph" style:parent-style-name="Text_20_body" style:list-style-name="L26"/>
    <style:style style:name="P35" style:family="paragraph" style:parent-style-name="Text_20_body" style:list-style-name="L28"/>
    <style:style style:name="P36" style:family="paragraph" style:parent-style-name="Text_20_body" style:list-style-name="L29"/>
    <style:style style:name="P37" style:family="paragraph" style:parent-style-name="Text_20_body" style:list-style-name="L30"/>
    <style:style style:name="P38" style:family="paragraph" style:parent-style-name="Text_20_body" style:list-style-name="L32"/>
    <style:style style:name="P39" style:family="paragraph" style:parent-style-name="Text_20_body" style:list-style-name="L33"/>
    <style:style style:name="P40" style:family="paragraph" style:parent-style-name="Text_20_body" style:list-style-name="L34"/>
    <style:style style:name="P41" style:family="paragraph" style:parent-style-name="Text_20_body" style:list-style-name="L35"/>
    <style:style style:name="P42" style:family="paragraph" style:parent-style-name="Text_20_body" style:list-style-name="L36"/>
    <style:style style:name="P43" style:family="paragraph" style:parent-style-name="Text_20_body" style:list-style-name="L37"/>
    <style:style style:name="P44" style:family="paragraph" style:parent-style-name="Text_20_body" style:list-style-name="L38"/>
    <style:style style:name="P45" style:family="paragraph" style:parent-style-name="Text_20_body" style:list-style-name="L39"/>
    <style:style style:name="P46" style:family="paragraph" style:parent-style-name="Text_20_body" style:list-style-name="L40"/>
    <style:style style:name="P47" style:family="paragraph" style:parent-style-name="Text_20_body" style:list-style-name="L41"/>
    <style:style style:name="P48" style:family="paragraph" style:parent-style-name="Text_20_body" style:list-style-name="L42"/>
    <style:style style:name="P49" style:family="paragraph" style:parent-style-name="Text_20_body" style:list-style-name="L43"/>
    <style:style style:name="P50" style:family="paragraph" style:parent-style-name="Text_20_body" style:list-style-name="L44"/>
    <style:style style:name="P51" style:family="paragraph" style:parent-style-name="Text_20_body" style:list-style-name="L45"/>
    <style:style style:name="P52" style:family="paragraph" style:parent-style-name="Text_20_body" style:list-style-name="L46"/>
    <style:style style:name="P53" style:family="paragraph" style:parent-style-name="Text_20_body" style:list-style-name="L47"/>
    <style:style style:name="P54" style:family="paragraph" style:parent-style-name="Text_20_body" style:list-style-name="L48"/>
    <style:style style:name="P55" style:family="paragraph" style:parent-style-name="Text_20_body" style:list-style-name="L49"/>
    <style:style style:name="P56" style:family="paragraph" style:parent-style-name="Text_20_body" style:list-style-name="L50"/>
    <style:style style:name="P57" style:family="paragraph" style:parent-style-name="Text_20_body" style:list-style-name="L51"/>
    <style:style style:name="P58" style:family="paragraph" style:parent-style-name="Text_20_body" style:list-style-name="L52"/>
    <style:style style:name="P59" style:family="paragraph" style:parent-style-name="Text_20_body" style:list-style-name="L53"/>
    <style:style style:name="P60" style:family="paragraph" style:parent-style-name="Text_20_body" style:list-style-name="L54"/>
    <style:style style:name="P61" style:family="paragraph" style:parent-style-name="Text_20_body" style:list-style-name="L55"/>
    <style:style style:name="P62" style:family="paragraph" style:parent-style-name="Text_20_body" style:list-style-name="L56"/>
    <style:style style:name="P63" style:family="paragraph" style:parent-style-name="Text_20_body" style:list-style-name="L57"/>
    <style:style style:name="P64" style:family="paragraph" style:parent-style-name="Text_20_body" style:list-style-name="L58"/>
    <style:style style:name="P65" style:family="paragraph" style:parent-style-name="Text_20_body" style:list-style-name="L59"/>
    <style:style style:name="P66" style:family="paragraph" style:parent-style-name="Text_20_body" style:list-style-name="L60"/>
    <style:style style:name="P67" style:family="paragraph" style:parent-style-name="Text_20_body" style:list-style-name="L61"/>
    <style:style style:name="P68" style:family="paragraph" style:parent-style-name="Text_20_body" style:list-style-name="L62"/>
    <style:style style:name="P69" style:family="paragraph" style:parent-style-name="Text_20_body" style:list-style-name="L63"/>
    <style:style style:name="P70" style:family="paragraph" style:parent-style-name="Text_20_body" style:list-style-name="L65"/>
    <style:style style:name="P71" style:family="paragraph" style:parent-style-name="Text_20_body" style:list-style-name="L66"/>
    <style:style style:name="P72" style:family="paragraph" style:parent-style-name="Text_20_body" style:list-style-name="L67"/>
    <style:style style:name="P73" style:family="paragraph" style:parent-style-name="Text_20_body" style:list-style-name="L68"/>
    <style:style style:name="P74" style:family="paragraph" style:parent-style-name="Text_20_body" style:list-style-name="L69"/>
    <style:style style:name="P75" style:family="paragraph" style:parent-style-name="Text_20_body" style:list-style-name="L70"/>
    <style:style style:name="P76" style:family="paragraph" style:parent-style-name="Text_20_body" style:list-style-name="L71"/>
    <style:style style:name="P77" style:family="paragraph" style:parent-style-name="Text_20_body" style:list-style-name="L72"/>
    <style:style style:name="P78" style:family="paragraph" style:parent-style-name="Text_20_body" style:list-style-name="L73"/>
    <style:style style:name="P79" style:family="paragraph" style:parent-style-name="Text_20_body" style:list-style-name="L74"/>
    <style:style style:name="P80" style:family="paragraph" style:parent-style-name="Text_20_body" style:list-style-name="L75"/>
    <style:style style:name="P81" style:family="paragraph" style:parent-style-name="Text_20_body" style:list-style-name="L76"/>
    <style:style style:name="P82" style:family="paragraph" style:parent-style-name="Text_20_body" style:list-style-name="L77"/>
    <style:style style:name="P83" style:family="paragraph" style:parent-style-name="Text_20_body" style:list-style-name="L78"/>
    <style:style style:name="P84" style:family="paragraph" style:parent-style-name="Text_20_body" style:list-style-name="L79"/>
    <style:style style:name="P85" style:family="paragraph" style:parent-style-name="Text_20_body" style:list-style-name="L80"/>
    <style:style style:name="P86" style:family="paragraph" style:parent-style-name="Text_20_body" style:list-style-name="L81"/>
    <style:style style:name="P87" style:family="paragraph" style:parent-style-name="Text_20_body" style:list-style-name="L82"/>
    <style:style style:name="P88" style:family="paragraph" style:parent-style-name="Text_20_body" style:list-style-name="L83"/>
    <style:style style:name="P89" style:family="paragraph" style:parent-style-name="Text_20_body" style:list-style-name="L84"/>
    <style:style style:name="P90" style:family="paragraph" style:parent-style-name="Text_20_body" style:list-style-name="L85"/>
    <style:style style:name="P91" style:family="paragraph" style:parent-style-name="Text_20_body" style:list-style-name="L86"/>
    <style:style style:name="P92" style:family="paragraph" style:parent-style-name="Text_20_body" style:list-style-name="L87"/>
    <style:style style:name="P93" style:family="paragraph" style:parent-style-name="Text_20_body" style:list-style-name="L88"/>
    <style:style style:name="P94" style:family="paragraph" style:parent-style-name="Text_20_body" style:list-style-name="L89"/>
    <style:style style:name="P95" style:family="paragraph" style:parent-style-name="Text_20_body" style:list-style-name="L90"/>
    <style:style style:name="P96" style:family="paragraph" style:parent-style-name="Text_20_body" style:list-style-name="L91"/>
    <style:style style:name="P97" style:family="paragraph" style:parent-style-name="Text_20_body" style:list-style-name="L92"/>
    <style:style style:name="P98" style:family="paragraph" style:parent-style-name="Text_20_body" style:list-style-name="L93"/>
    <style:style style:name="P99" style:family="paragraph" style:parent-style-name="Text_20_body" style:list-style-name="L94"/>
    <style:style style:name="P100" style:family="paragraph" style:parent-style-name="Text_20_body" style:list-style-name="L95"/>
    <style:style style:name="P101" style:family="paragraph" style:parent-style-name="Text_20_body" style:list-style-name="L96"/>
    <style:style style:name="P102" style:family="paragraph" style:parent-style-name="Text_20_body" style:list-style-name="L97"/>
    <style:style style:name="P103" style:family="paragraph" style:parent-style-name="Text_20_body" style:list-style-name="L98"/>
    <style:style style:name="P104" style:family="paragraph" style:parent-style-name="Text_20_body" style:list-style-name="L99"/>
    <style:style style:name="P105" style:family="paragraph" style:parent-style-name="Text_20_body" style:list-style-name="L100"/>
    <style:style style:name="P106" style:family="paragraph" style:parent-style-name="Text_20_body" style:list-style-name="L101"/>
    <style:style style:name="P107" style:family="paragraph" style:parent-style-name="Text_20_body" style:list-style-name="L102"/>
    <style:style style:name="P108" style:family="paragraph" style:parent-style-name="Text_20_body" style:list-style-name="L103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6">
      <text:list-level-style-number text:level="1" text:style-name="Numbering_20_Symbols" loext:num-list-format="%1%." style:num-suffix="." style:num-format="1" text:start-value="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0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3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2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STEP 19 — Convert Year to Integer (Code)</text:h>
      <text:p text:style-name="P2"><text:span text:style-name="Source_20_Text">df['year'] = df['year'].astype(int)</text:span></text:p>
      <text:p text:style-name="Horizontal_20_Line"/>
      <text:h text:style-name="Heading_20_2" text:outline-level="2">STEP 20 — Validate Year Range (Code)</text:h>
      <text:p text:style-name="P2"><text:span text:style-name="Source_20_Text">df['year'].describe()</text:span></text:p>
      <text:p text:style-name="Horizontal_20_Line"/>
      <text:h text:style-name="Heading_20_2" text:outline-level="2">STEP 21 — Sort Data by Year (Code)</text:h>
      <text:p text:style-name="P2"><text:span text:style-name="Source_20_Text">df = df.sort_values(by='year')</text:span></text:p>
      <text:p text:style-name="Horizontal_20_Line"/>
      <text:h text:style-name="Heading_20_2" text:outline-level="2">STEP 22 — Regional Sales Columns (Code)</text:h>
      <text:p text:style-name="P1"><text:span text:style-name="Source_20_Text">regional_sales = ['na_sales', 'eu_sales', 'jp_sales', 'other_sales']</text:span></text:p>
      <text:p text:style-name="P4"><text:span text:style-name="Source_20_Text">df[regional_sales].head()</text:span></text:p>
      <text:p text:style-name="Horizontal_20_Line"/>
      <text:h text:style-name="Heading_20_2" text:outline-level="2">STEP 23 — Create Calculated Global Sales (Code)</text:h>
      <text:p text:style-name="P2"><text:span text:style-name="Source_20_Text">df['global_sales_calc'] = df[regional_sales].sum(axis=1)</text:span></text:p>
      <text:p text:style-name="Horizontal_20_Line"/>
      <text:h text:style-name="Heading_20_2" text:outline-level="2">STEP 24 — Validate Global Sales Accuracy (Code)</text:h>
      <text:p text:style-name="P2"><text:span text:style-name="Source_20_Text">(df['global_sales'] - df['global_sales_calc']).abs().max()</text:span></text:p>
      <text:p text:style-name="Horizontal_20_Line"/>
      <text:h text:style-name="Heading_20_2" text:outline-level="2">STEP 25 — Drop Helper Column (Code)</text:h>
      <text:p text:style-name="P2"><text:span text:style-name="Source_20_Text">df = df.drop(columns=['global_sales_calc'])</text:span></text:p>
      <text:p text:style-name="Horizontal_20_Line"/>
      <text:h text:style-name="Heading_20_2" text:outline-level="2">STEP 26 — Top 10 Games by Global Sales (Code)</text:h>
      <text:p text:style-name="P2"><text:span text:style-name="Source_20_Text">df.sort_values(by='global_sales', ascending=False).head(10)</text:span></text:p>
      <text:p text:style-name="Horizontal_20_Line"/>
      <text:h text:style-name="Heading_20_2" text:outline-level="2"><text:soft-page-break/>STEP 27 — Sales by Platform (Code)</text:h>
      <text:p text:style-name="P1"><text:span text:style-name="Source_20_Text">platform_sales = df.groupby('platform')['global_sales'].sum().sort_values(ascending=False)</text:span></text:p>
      <text:p text:style-name="P4"><text:span text:style-name="Source_20_Text">platform_sales.head(10)</text:span></text:p>
      <text:p text:style-name="Horizontal_20_Line"/>
      <text:h text:style-name="Heading_20_2" text:outline-level="2">STEP 28 — Plot Platform Sales (Code)</text:h>
      <text:p text:style-name="P1"><text:span text:style-name="Source_20_Text">platform_sales.head(10).plot(kind='bar', figsize=(10,5))</text:span></text:p>
      <text:p text:style-name="P3"><text:span text:style-name="Source_20_Text">plt.title("Top Platforms by Global Sales")</text:span></text:p>
      <text:p text:style-name="P3"><text:span text:style-name="Source_20_Text">plt.ylabel("Global Sales (Millions)")</text:span></text:p>
      <text:p text:style-name="P4"><text:span text:style-name="Source_20_Text">plt.show()</text:span></text:p>
      <text:p text:style-name="Horizontal_20_Line"/>
      <text:h text:style-name="Heading_20_2" text:outline-level="2">STEP 29 — Sales by Genre (Code)</text:h>
      <text:p text:style-name="P1"><text:span text:style-name="Source_20_Text">genre_sales = df.groupby('genre')['global_sales'].sum().sort_values(ascending=False)</text:span></text:p>
      <text:p text:style-name="P4"><text:span text:style-name="Source_20_Text">genre_sales</text:span></text:p>
      <text:p text:style-name="Horizontal_20_Line"/>
      <text:h text:style-name="Heading_20_2" text:outline-level="2">STEP 30 — Genre Distribution Pie Chart (Code)</text:h>
      <text:p text:style-name="P1"><text:span text:style-name="Source_20_Text">genre_sales.plot(kind='pie', autopct='%1.1f%%', figsize=(7,7))</text:span></text:p>
      <text:p text:style-name="P3"><text:span text:style-name="Source_20_Text">plt.title("Global Sales by Genre")</text:span></text:p>
      <text:p text:style-name="P3"><text:span text:style-name="Source_20_Text">plt.ylabel("")</text:span></text:p>
      <text:p text:style-name="P4"><text:span text:style-name="Source_20_Text">plt.show()</text:span></text:p>
      <text:p text:style-name="Horizontal_20_Line"/>
      <text:h text:style-name="Heading_20_2" text:outline-level="2">STEP 31 — Sales by Publisher (Code)</text:h>
      <text:p text:style-name="P1"><text:span text:style-name="Source_20_Text">publisher_sales = df.groupby('publisher')['global_sales'].sum().sort_values(ascending=False)</text:span></text:p>
      <text:p text:style-name="P4"><text:span text:style-name="Source_20_Text">publisher_sales.head(10)</text:span></text:p>
      <text:p text:style-name="Horizontal_20_Line"/>
      <text:h text:style-name="Heading_20_2" text:outline-level="2">STEP 32 — Yearly Global Sales (Code)</text:h>
      <text:p text:style-name="P2"><text:span text:style-name="Source_20_Text">yearly_sales = df.groupby('year')['global_sales'].sum()</text:span></text:p>
      <text:p text:style-name="Horizontal_20_Line"/>
      <text:h text:style-name="Heading_20_2" text:outline-level="2">STEP 33 — Sales Trend Line Chart (Code)</text:h>
      <text:p text:style-name="P1"><text:span text:style-name="Source_20_Text">plt.figure(figsize=(12,6))</text:span></text:p>
      <text:p text:style-name="P3"><text:span text:style-name="Source_20_Text">yearly_sales.plot()</text:span></text:p>
      <text:p text:style-name="P3"><text:span text:style-name="Source_20_Text">plt.title("Global Video Game Sales Over Time")</text:span></text:p>
      <text:p text:style-name="P3"><text:span text:style-name="Source_20_Text">plt.xlabel("Year")</text:span></text:p>
      <text:p text:style-name="P3"><text:span text:style-name="Source_20_Text">plt.ylabel("Global Sales (Millions)")</text:span></text:p>
      <text:p text:style-name="P4"><text:soft-page-break/><text:span text:style-name="Source_20_Text">plt.show()</text:span></text:p>
      <text:p text:style-name="Horizontal_20_Line"/>
      <text:h text:style-name="Heading_20_2" text:outline-level="2">STEP 34 — Best Sales Year (Code)</text:h>
      <text:p text:style-name="P2"><text:span text:style-name="Source_20_Text">yearly_sales.idxmax(), yearly_sales.max()</text:span></text:p>
      <text:p text:style-name="Horizontal_20_Line"/>
      <text:h text:style-name="Heading_20_2" text:outline-level="2">STEP 35 — Regional Sales Totals (Code)</text:h>
      <text:p text:style-name="P2"><text:span text:style-name="Source_20_Text">df[regional_sales].sum()</text:span></text:p>
      <text:p text:style-name="Horizontal_20_Line"/>
      <text:h text:style-name="Heading_20_2" text:outline-level="2">STEP 36 — Regional Sales Bar Chart (Code)</text:h>
      <text:p text:style-name="P1"><text:span text:style-name="Source_20_Text">df[regional_sales].sum().plot(kind='bar')</text:span></text:p>
      <text:p text:style-name="P3"><text:span text:style-name="Source_20_Text">plt.title("Total Sales by Region")</text:span></text:p>
      <text:p text:style-name="P3"><text:span text:style-name="Source_20_Text">plt.ylabel("Sales (Millions)")</text:span></text:p>
      <text:p text:style-name="P4"><text:span text:style-name="Source_20_Text">plt.show()</text:span></text:p>
      <text:p text:style-name="Horizontal_20_Line"/>
      <text:h text:style-name="Heading_20_2" text:outline-level="2">STEP 37 — Correlation Matrix (Code)</text:h>
      <text:p text:style-name="P1"><text:span text:style-name="Source_20_Text">plt.figure(figsize=(6,4))</text:span></text:p>
      <text:p text:style-name="P3"><text:span text:style-name="Source_20_Text">sns.heatmap(df[regional_sales + ['global_sales']].corr(), annot=True)</text:span></text:p>
      <text:p text:style-name="P3"><text:span text:style-name="Source_20_Text">plt.title("Sales Correlation Matrix")</text:span></text:p>
      <text:p text:style-name="P4"><text:span text:style-name="Source_20_Text">plt.show()</text:span></text:p>
      <text:p text:style-name="Horizontal_20_Line"/>
      <text:h text:style-name="Heading_20_2" text:outline-level="2">STEP 38 — Games per Platform (Code)</text:h>
      <text:p text:style-name="P2"><text:span text:style-name="Source_20_Text">df['platform'].value_counts()</text:span></text:p>
      <text:p text:style-name="Horizontal_20_Line"/>
      <text:h text:style-name="Heading_20_2" text:outline-level="2">STEP 39 — Games per Genre (Code)</text:h>
      <text:p text:style-name="P2"><text:span text:style-name="Source_20_Text">df['genre'].value_counts()</text:span></text:p>
      <text:p text:style-name="Horizontal_20_Line"/>
      <text:h text:style-name="Heading_20_2" text:outline-level="2">STEP 40 — Create Decade Column (Code)</text:h>
      <text:p text:style-name="P2"><text:span text:style-name="Source_20_Text">df['decade'] = (df['year'] // 10) * 10</text:span></text:p>
      <text:p text:style-name="Horizontal_20_Line"/>
      <text:h text:style-name="Heading_20_2" text:outline-level="2"><text:soft-page-break/>STEP 41 — Sales by Decade (Code)</text:h>
      <text:p text:style-name="P2"><text:span text:style-name="Source_20_Text">df.groupby('decade')['global_sales'].sum()</text:span></text:p>
      <text:p text:style-name="Horizontal_20_Line"/>
      <text:h text:style-name="Heading_20_2" text:outline-level="2">STEP 42 — Decade Sales Plot (Code)</text:h>
      <text:p text:style-name="P1"><text:span text:style-name="Source_20_Text">df.groupby('decade')['global_sales'].sum().plot(kind='bar')</text:span></text:p>
      <text:p text:style-name="P3"><text:span text:style-name="Source_20_Text">plt.title("Global Sales by Decade")</text:span></text:p>
      <text:p text:style-name="P4"><text:span text:style-name="Source_20_Text">plt.show()</text:span></text:p>
      <text:p text:style-name="Horizontal_20_Line"/>
      <text:h text:style-name="Heading_20_2" text:outline-level="2">STEP 43 — Check Final Dataset Size (Code)</text:h>
      <text:p text:style-name="P2"><text:span text:style-name="Source_20_Text">df.shape</text:span></text:p>
      <text:p text:style-name="Horizontal_20_Line"/>
      <text:h text:style-name="Heading_20_2" text:outline-level="2">STEP 44 — Final Column Review (Code)</text:h>
      <text:p text:style-name="P2"><text:span text:style-name="Source_20_Text">df.columns</text:span></text:p>
      <text:p text:style-name="Horizontal_20_Line"/>
      <text:h text:style-name="Heading_20_2" text:outline-level="2">STEP 45 — Tableau-Friendly Sort (Code)</text:h>
      <text:p text:style-name="P2"><text:span text:style-name="Source_20_Text">df = df.sort_values(by='global_sales', ascending=False)</text:span></text:p>
      <text:p text:style-name="Horizontal_20_Line"/>
      <text:h text:style-name="Heading_20_2" text:outline-level="2">STEP 46 — Export Cleaned Dataset (Code)</text:h>
      <text:p text:style-name="P1"><text:span text:style-name="Source_20_Text">output_path = "../data/video_game_sales_cleaned.csv"</text:span></text:p>
      <text:p text:style-name="P4"><text:span text:style-name="Source_20_Text">df.to_csv(output_path, index=False)</text:span></text:p>
      <text:p text:style-name="Horizontal_20_Line"/>
      <text:h text:style-name="Heading_20_2" text:outline-level="2">STEP 47 — Export Confirmation (Code)</text:h>
      <text:p text:style-name="P2"><text:span text:style-name="Source_20_Text">print("✅ Cleaned dataset exported successfully.")</text:span></text:p>
      <text:p text:style-name="Horizontal_20_Line"/>
      <text:h text:style-name="Heading_20_2" text:outline-level="2">STEP 48 — Tableau Usage Notes (Markdown)</text:h>
      <text:p text:style-name="P1"><text:span text:style-name="Source_20_Text">### Tableau Recommendations</text:span></text:p>
      <text:p text:style-name="P3"><text:span text:style-name="Source_20_Text">- Use `year` for trend analysis</text:span></text:p>
      <text:p text:style-name="P3"><text:span text:style-name="Source_20_Text">- Use `platform`, `genre`, `publisher` as dimensions</text:span></text:p>
      <text:p text:style-name="P4"><text:span text:style-name="Source_20_Text">- Use `global_sales` and regional sales as measures</text:span></text:p>
      <text:p text:style-name="Horizontal_20_Line"/>
      <text:h text:style-name="Heading_20_2" text:outline-level="2"><text:soft-page-break/>STEP 49 — Project Status (Markdown)</text:h>
      <text:p text:style-name="P1"><text:span text:style-name="Source_20_Text">### Status</text:span></text:p>
      <text:p text:style-name="P3"><text:span text:style-name="Source_20_Text">✔ Data cleaned <text:s/></text:span></text:p>
      <text:p text:style-name="P3"><text:span text:style-name="Source_20_Text">✔ EDA completed <text:s/></text:span></text:p>
      <text:p text:style-name="P4"><text:span text:style-name="Source_20_Text">✔ Dataset ready for Tableau dashboards</text:span></text:p>
      <text:p text:style-name="Horizontal_20_Line"/>
      <text:h text:style-name="Heading_20_2" text:outline-level="2">STEP 50 — Completion (Markdown)</text:h>
      <text:p text:style-name="P1"><text:span text:style-name="Source_20_Text">🎉 **Notebook Complete**</text:span></text:p>
      <text:p text:style-name="P3"/>
      <text:p text:style-name="P3"><text:span text:style-name="Source_20_Text">You can now:</text:span></text:p>
      <text:p text:style-name="P3"><text:span text:style-name="Source_20_Text">- Build Tableau dashboards</text:span></text:p>
      <text:p text:style-name="P3"><text:span text:style-name="Source_20_Text">- Publish on Tableau Public</text:span></text:p>
      <text:p text:style-name="P4"><text:span text:style-name="Source_20_Text">- Add this project to GitHub &amp; Upwork</text:span></text:p>
      <text:p text:style-name="Horizontal_20_Line"/>
      <text:h text:style-name="Heading_20_2" text:outline-level="2">🏆 You now have:</text:h>
      <text:p text:style-name="Text_20_body">✔ 50-step professional analytics notebook<text:line-break/>✔ Tableau-perfect dataset<text:line-break/>✔ Portfolio-ready project</text:p>
      <text:p text:style-name="Text_20_body">If you want next, I can:</text:p>
      <text:list text:style-name="L1">
        <text:list-item>
          <text:p text:style-name="P9">Design <text:span text:style-name="Strong_20_Emphasis">exact Tableau dashboards</text:span></text:p>
        </text:list-item>
        <text:list-item>
          <text:p text:style-name="P9">Write <text:span text:style-name="Strong_20_Emphasis">Upwork proposal text</text:span></text:p>
        </text:list-item>
        <text:list-item>
          <text:p text:style-name="P9">Create <text:span text:style-name="Strong_20_Emphasis">GitHub push script</text:span></text:p>
        </text:list-item>
        <text:list-item>
          <text:p text:style-name="P9">Help you publish on <text:span text:style-name="Strong_20_Emphasis">Tableau Public</text:span></text:p>
        </text:list-item>
      </text:list>
      <text:p text:style-name="Text_20_body">Just say <text:span text:style-name="Strong_20_Emphasis">next</text:span> 🚀</text:p>
      <text:p text:style-name="Text_20_body">Next</text:p>
      <text:p text:style-name="Text_20_body">Nice — next step is where this turns into a <text:span text:style-name="Strong_20_Emphasis">strong Tableau portfolio project</text:span> 🚀<text:line-break/>Let’s design <text:span text:style-name="Strong_20_Emphasis">professional Tableau dashboards</text:span> that match your notebook + GitHub + Upwork story.</text:p>
      <text:p text:style-name="Horizontal_20_Line"/>
      <text:h text:style-name="Heading_20_1" text:outline-level="1">🎨 TABLEAU DASHBOARD PLAN (Portfolio-Ready)</text:h>
      <text:p text:style-name="Text_20_body">You’ll create <text:span text:style-name="Strong_20_Emphasis">3 dashboards + 1 story</text:span> using<text:line-break/><text:span text:style-name="Source_20_Text">video_game_sales_cleaned.csv</text:span></text:p>
      <text:p text:style-name="Horizontal_20_Line"/>
      <text:h text:style-name="Heading_20_2" text:outline-level="2"><text:soft-page-break/>🔹 DASHBOARD 1: Global Sales Overview</text:h>
      <text:h text:style-name="Heading_20_3" text:outline-level="3">🎯 Goal</text:h>
      <text:p text:style-name="Text_20_body">High-level understanding of the video game market.</text:p>
      <text:h text:style-name="Heading_20_3" text:outline-level="3">📊 Sheets to Create</text:h>
      <text:list text:style-name="L2">
        <text:list-item>
          <text:p text:style-name="P10"><text:span text:style-name="Strong_20_Emphasis">KPI Tiles</text:span></text:p>
          <text:list>
            <text:list-item>
              <text:p text:style-name="P10">Total Global Sales</text:p>
            </text:list-item>
            <text:list-item>
              <text:p text:style-name="P10">Total Games</text:p>
            </text:list-item>
            <text:list-item>
              <text:p text:style-name="P10">Number of Platforms</text:p>
            </text:list-item>
            <text:list-item>
              <text:p text:style-name="P10">Number of Publishers</text:p>
            </text:list-item>
          </text:list>
        </text:list-item>
        <text:list-item>
          <text:p text:style-name="P10"><text:span text:style-name="Strong_20_Emphasis">Bar Chart</text:span></text:p>
          <text:list>
            <text:list-item>
              <text:p text:style-name="P10">Platform vs Global Sales (Top 10)</text:p>
            </text:list-item>
          </text:list>
        </text:list-item>
        <text:list-item>
          <text:p text:style-name="P10"><text:span text:style-name="Strong_20_Emphasis">Pie / Bar</text:span></text:p>
          <text:list>
            <text:list-item>
              <text:p text:style-name="P10">Genre vs Global Sales</text:p>
            </text:list-item>
          </text:list>
        </text:list-item>
      </text:list>
      <text:h text:style-name="Heading_20_3" text:outline-level="3">🧠 Insights to Explain</text:h>
      <text:list text:style-name="L3">
        <text:list-item>
          <text:p text:style-name="P11">Which platform dominates sales?</text:p>
        </text:list-item>
        <text:list-item>
          <text:p text:style-name="P11">Which genre sells the most globally?</text:p>
        </text:list-item>
      </text:list>
      <text:p text:style-name="Horizontal_20_Line"/>
      <text:h text:style-name="Heading_20_2" text:outline-level="2">🔹 DASHBOARD 2: Sales Trend Analysis</text:h>
      <text:h text:style-name="Heading_20_3" text:outline-level="3">🎯 Goal</text:h>
      <text:p text:style-name="Text_20_body">Understand how sales change over time.</text:p>
      <text:h text:style-name="Heading_20_3" text:outline-level="3">📊 Sheets</text:h>
      <text:list text:style-name="L4">
        <text:list-item>
          <text:p text:style-name="P12"><text:span text:style-name="Strong_20_Emphasis">Line Chart</text:span></text:p>
          <text:list>
            <text:list-item>
              <text:p text:style-name="P12">Year vs Global Sales</text:p>
            </text:list-item>
          </text:list>
        </text:list-item>
        <text:list-item>
          <text:p text:style-name="P12"><text:span text:style-name="Strong_20_Emphasis">Area Chart</text:span></text:p>
          <text:list>
            <text:list-item>
              <text:p text:style-name="P12">Year vs Regional Sales (NA, EU, JP, Other)</text:p>
            </text:list-item>
          </text:list>
        </text:list-item>
        <text:list-item>
          <text:p text:style-name="P12"><text:span text:style-name="Strong_20_Emphasis">Highlight Table</text:span></text:p>
          <text:list>
            <text:list-item>
              <text:p text:style-name="P12">Best-selling year</text:p>
            </text:list-item>
          </text:list>
        </text:list-item>
      </text:list>
      <text:h text:style-name="Heading_20_3" text:outline-level="3">🧠 Insights</text:h>
      <text:list text:style-name="L5">
        <text:list-item>
          <text:p text:style-name="P13">Peak sales years</text:p>
        </text:list-item>
        <text:list-item>
          <text:p text:style-name="P13"><text:soft-page-break/>Regional dominance over time</text:p>
        </text:list-item>
      </text:list>
      <text:p text:style-name="Horizontal_20_Line"/>
      <text:h text:style-name="Heading_20_2" text:outline-level="2">🔹 DASHBOARD 3: Publisher &amp; Game Performance</text:h>
      <text:h text:style-name="Heading_20_3" text:outline-level="3">🎯 Goal</text:h>
      <text:p text:style-name="Text_20_body">Identify top publishers and blockbuster games.</text:p>
      <text:h text:style-name="Heading_20_3" text:outline-level="3">📊 Sheets</text:h>
      <text:list text:style-name="L6">
        <text:list-item>
          <text:p text:style-name="P14"><text:span text:style-name="Strong_20_Emphasis">Bar Chart</text:span></text:p>
          <text:list>
            <text:list-item>
              <text:p text:style-name="P14">Top 10 Publishers by Global Sales</text:p>
            </text:list-item>
          </text:list>
        </text:list-item>
        <text:list-item>
          <text:p text:style-name="P14"><text:span text:style-name="Strong_20_Emphasis">Table</text:span></text:p>
          <text:list>
            <text:list-item>
              <text:p text:style-name="P14">Top 20 Games</text:p>
            </text:list-item>
            <text:list-item>
              <text:p text:style-name="P14">Columns: Name, Platform, Genre, Global Sales</text:p>
            </text:list-item>
          </text:list>
        </text:list-item>
        <text:list-item>
          <text:p text:style-name="P14"><text:span text:style-name="Strong_20_Emphasis">Filter Panel</text:span></text:p>
          <text:list>
            <text:list-item>
              <text:p text:style-name="P14">Platform</text:p>
            </text:list-item>
            <text:list-item>
              <text:p text:style-name="P14">Genre</text:p>
            </text:list-item>
            <text:list-item>
              <text:p text:style-name="P14">Year</text:p>
            </text:list-item>
          </text:list>
        </text:list-item>
      </text:list>
      <text:h text:style-name="Heading_20_3" text:outline-level="3">🧠 Insights</text:h>
      <text:list text:style-name="L7">
        <text:list-item>
          <text:p text:style-name="P15">Which publishers consistently perform well?</text:p>
        </text:list-item>
        <text:list-item>
          <text:p text:style-name="P15">Which games drove major sales?</text:p>
        </text:list-item>
      </text:list>
      <text:p text:style-name="Horizontal_20_Line"/>
      <text:h text:style-name="Heading_20_2" text:outline-level="2">🔹 STORY: Video Game Sales Insights</text:h>
      <text:p text:style-name="Text_20_body">Create a <text:span text:style-name="Strong_20_Emphasis">Tableau Story</text:span> with 4 points:</text:p>
      <text:list text:style-name="L8">
        <text:list-item>
          <text:p text:style-name="P16">Market Overview</text:p>
        </text:list-item>
        <text:list-item>
          <text:p text:style-name="P16">Sales Trends Over Time</text:p>
        </text:list-item>
        <text:list-item>
          <text:p text:style-name="P16">Platform &amp; Genre Dominance</text:p>
        </text:list-item>
        <text:list-item>
          <text:p text:style-name="P16">Top Publishers &amp; Games</text:p>
        </text:list-item>
      </text:list>
      <text:p text:style-name="Text_20_body">💡 This is GOLD for Upwork clients.</text:p>
      <text:p text:style-name="Horizontal_20_Line"/>
      <text:h text:style-name="Heading_20_1" text:outline-level="1"><text:soft-page-break/>🧩 TABLEAU FIELD SETUP (IMPORTANT)</text:h>
      <text:h text:style-name="Heading_20_3" text:outline-level="3">Dimensions</text:h>
      <text:list text:style-name="L9">
        <text:list-item>
          <text:p text:style-name="P17">Name</text:p>
        </text:list-item>
        <text:list-item>
          <text:p text:style-name="P17">Platform</text:p>
        </text:list-item>
        <text:list-item>
          <text:p text:style-name="P17">Genre</text:p>
        </text:list-item>
        <text:list-item>
          <text:p text:style-name="P17">Publisher</text:p>
        </text:list-item>
        <text:list-item>
          <text:p text:style-name="P17">Year</text:p>
        </text:list-item>
        <text:list-item>
          <text:p text:style-name="P17">Decade</text:p>
        </text:list-item>
      </text:list>
      <text:h text:style-name="Heading_20_3" text:outline-level="3">Measures</text:h>
      <text:list text:style-name="L10">
        <text:list-item>
          <text:p text:style-name="P18">Global Sales</text:p>
        </text:list-item>
        <text:list-item>
          <text:p text:style-name="P18">NA Sales</text:p>
        </text:list-item>
        <text:list-item>
          <text:p text:style-name="P18">EU Sales</text:p>
        </text:list-item>
        <text:list-item>
          <text:p text:style-name="P18">JP Sales</text:p>
        </text:list-item>
        <text:list-item>
          <text:p text:style-name="P18">Other Sales</text:p>
        </text:list-item>
      </text:list>
      <text:p text:style-name="Horizontal_20_Line"/>
      <text:h text:style-name="Heading_20_1" text:outline-level="1">🖼️ SCREENSHOT FOR GITHUB</text:h>
      <text:p text:style-name="Text_20_body">After dashboards are done:</text:p>
      <text:list text:style-name="L11">
        <text:list-item>
          <text:p text:style-name="P19">Take <text:span text:style-name="Strong_20_Emphasis">1 clean screenshot per dashboard</text:span></text:p>
        </text:list-item>
        <text:list-item>
          <text:p text:style-name="P19">Save in:</text:p>
        </text:list-item>
      </text:list>
      <text:p text:style-name="P1"><text:span text:style-name="Source_20_Text">images/</text:span></text:p>
      <text:p text:style-name="P4"><text:span text:style-name="Source_20_Text"><text:s/>└── dashboard_screenshot.png</text:span></text:p>
      <text:p text:style-name="Horizontal_20_Line"/>
      <text:h text:style-name="Heading_20_1" text:outline-level="1">📝 README — ADD THIS SECTION</text:h>
      <text:p text:style-name="P1"><text:span text:style-name="Source_20_Text">## Tableau Dashboards</text:span></text:p>
      <text:p text:style-name="P3"><text:span text:style-name="Source_20_Text">- Global Sales Overview</text:span></text:p>
      <text:p text:style-name="P3"><text:span text:style-name="Source_20_Text">- Sales Trends Over Time</text:span></text:p>
      <text:p text:style-name="P3"><text:span text:style-name="Source_20_Text">- Publisher &amp; Game Performance</text:span></text:p>
      <text:p text:style-name="P3"/>
      <text:p text:style-name="P4"><text:span text:style-name="Source_20_Text">Dashboards were created using Tableau Desktop and cleaned data from Python.</text:span></text:p>
      <text:p text:style-name="Horizontal_20_Line"/>
      <text:h text:style-name="Heading_20_1" text:outline-level="1"><text:soft-page-break/>🔥 NEXT OPTIONS (YOU CHOOSE)</text:h>
      <text:p text:style-name="Text_20_body">Reply with <text:span text:style-name="Strong_20_Emphasis">one number</text:span> 👇</text:p>
      <text:p text:style-name="Text_20_body">1️⃣ Exact <text:span text:style-name="Strong_20_Emphasis">Tableau worksheet build steps (click-by-click)</text:span><text:line-break/>2️⃣ <text:span text:style-name="Strong_20_Emphasis">Upwork project description</text:span> using this repo<text:line-break/>3️⃣ <text:span text:style-name="Strong_20_Emphasis">GitHub push + repo creation commands</text:span><text:line-break/>4️⃣ <text:span text:style-name="Strong_20_Emphasis">Tableau Public publishing guide</text:span><text:line-break/>5️⃣ All of the above (full portfolio launch)</text:p>
      <text:p text:style-name="Text_20_body">Say the number — we go next 💪</text:p>
      <text:p text:style-name="Text_20_body">1-5</text:p>
      <text:p text:style-name="Text_20_body">Perfect choice 😄<text:line-break/>You’re basically doing a <text:span text:style-name="Strong_20_Emphasis">full portfolio launch</text:span>. I’ll give you <text:span text:style-name="Strong_20_Emphasis">everything 1–5</text:span>, clearly structured, practical, and beginner-safe.</text:p>
      <text:p text:style-name="Horizontal_20_Line"/>
      <text:h text:style-name="Heading_20_1" text:outline-level="1">1️⃣ Tableau Worksheet Build (Click-by-Click)</text:h>
      <text:p text:style-name="Text_20_body">Use <text:span text:style-name="Strong_20_Emphasis"><text:span text:style-name="Source_20_Text">video_game_sales_cleaned.csv</text:span></text:span></text:p>
      <text:p text:style-name="Horizontal_20_Line"/>
      <text:h text:style-name="Heading_20_2" text:outline-level="2">🔹 Worksheet A: KPI Tiles</text:h>
      <text:h text:style-name="Heading_20_3" text:outline-level="3">Steps</text:h>
      <text:list text:style-name="L12">
        <text:list-item>
          <text:p text:style-name="P20">Open Tableau → <text:span text:style-name="Emphasis">Text File</text:span> → load CSV</text:p>
        </text:list-item>
        <text:list-item>
          <text:p text:style-name="P20">Create calculated fields:</text:p>
        </text:list-item>
      </text:list>
      <text:p text:style-name="Text_20_body"><text:span text:style-name="Strong_20_Emphasis">Total Global Sales</text:span></text:p>
      <text:p text:style-name="P2"><text:span text:style-name="Source_20_Text">SUM([global_sales])</text:span></text:p>
      <text:p text:style-name="Text_20_body"><text:span text:style-name="Strong_20_Emphasis">Total Games</text:span></text:p>
      <text:p text:style-name="P2"><text:span text:style-name="Source_20_Text">COUNT([name])</text:span></text:p>
      <text:p text:style-name="Text_20_body"><text:span text:style-name="Strong_20_Emphasis">Platforms Count</text:span></text:p>
      <text:p text:style-name="P2"><text:span text:style-name="Source_20_Text">COUNTD([platform])</text:span></text:p>
      <text:p text:style-name="Text_20_body"><text:span text:style-name="Strong_20_Emphasis">Publishers Count</text:span></text:p>
      <text:p text:style-name="P2"><text:span text:style-name="Source_20_Text">COUNTD([publisher])</text:span></text:p>
      <text:list text:style-name="L13">
        <text:list-item>
          <text:p text:style-name="P21">New worksheet → drag one KPI at a time to <text:span text:style-name="Strong_20_Emphasis">Text</text:span></text:p>
        </text:list-item>
        <text:list-item>
          <text:p text:style-name="P21">Increase font size</text:p>
        </text:list-item>
        <text:list-item>
          <text:p text:style-name="P21">Duplicate worksheet → change measure</text:p>
        </text:list-item>
      </text:list>
      <text:p text:style-name="Text_20_body"><text:soft-page-break/>📌 Use <text:span text:style-name="Strong_20_Emphasis">Dashboard</text:span> to place KPIs in one row</text:p>
      <text:p text:style-name="Horizontal_20_Line"/>
      <text:h text:style-name="Heading_20_2" text:outline-level="2">🔹 Worksheet B: Platform vs Global Sales (Bar)</text:h>
      <text:list text:style-name="L14">
        <text:list-item>
          <text:p text:style-name="P22">Rows → <text:span text:style-name="Source_20_Text">platform</text:span></text:p>
        </text:list-item>
        <text:list-item>
          <text:p text:style-name="P22">Columns → <text:span text:style-name="Source_20_Text">SUM(global_sales)</text:span></text:p>
        </text:list-item>
        <text:list-item>
          <text:p text:style-name="P22">Sort descending</text:p>
        </text:list-item>
        <text:list-item>
          <text:p text:style-name="P22">Filter → Top → Top 10 by Global Sales</text:p>
        </text:list-item>
        <text:list-item>
          <text:p text:style-name="P22">Marks → Bar</text:p>
        </text:list-item>
        <text:list-item>
          <text:p text:style-name="P22">Show labels</text:p>
        </text:list-item>
      </text:list>
      <text:p text:style-name="Horizontal_20_Line"/>
      <text:h text:style-name="Heading_20_2" text:outline-level="2">🔹 Worksheet C: Genre vs Global Sales</text:h>
      <text:list text:style-name="L15">
        <text:list-item>
          <text:p text:style-name="P23">Rows → <text:span text:style-name="Source_20_Text">genre</text:span></text:p>
        </text:list-item>
        <text:list-item>
          <text:p text:style-name="P23">Columns → <text:span text:style-name="Source_20_Text">SUM(global_sales)</text:span></text:p>
        </text:list-item>
        <text:list-item>
          <text:p text:style-name="P23">Sort descending</text:p>
        </text:list-item>
        <text:list-item>
          <text:p text:style-name="P23">Optional: Pie chart</text:p>
          <text:list>
            <text:list-item>
              <text:p text:style-name="P23">Marks → Pie</text:p>
            </text:list-item>
            <text:list-item>
              <text:p text:style-name="P23">Angle → Global Sales</text:p>
            </text:list-item>
            <text:list-item>
              <text:p text:style-name="P23">Color → Genre</text:p>
            </text:list-item>
          </text:list>
        </text:list-item>
      </text:list>
      <text:p text:style-name="Horizontal_20_Line"/>
      <text:h text:style-name="Heading_20_2" text:outline-level="2">🔹 Worksheet D: Yearly Sales Trend</text:h>
      <text:list text:style-name="L16">
        <text:list-item>
          <text:p text:style-name="P24">Columns → <text:span text:style-name="Source_20_Text">year</text:span></text:p>
        </text:list-item>
        <text:list-item>
          <text:p text:style-name="P24">Rows → <text:span text:style-name="Source_20_Text">SUM(global_sales)</text:span></text:p>
        </text:list-item>
        <text:list-item>
          <text:p text:style-name="P24">Marks → Line</text:p>
        </text:list-item>
        <text:list-item>
          <text:p text:style-name="P24">Add <text:span text:style-name="Source_20_Text">region sales</text:span> as color (optional)</text:p>
        </text:list-item>
      </text:list>
      <text:p text:style-name="Horizontal_20_Line"/>
      <text:h text:style-name="Heading_20_2" text:outline-level="2">🔹 Worksheet E: Regional Sales Over Time</text:h>
      <text:list text:style-name="L17">
        <text:list-item>
          <text:p text:style-name="P25">Columns → <text:span text:style-name="Source_20_Text">year</text:span></text:p>
        </text:list-item>
        <text:list-item>
          <text:p text:style-name="P25">Rows → Measure Values</text:p>
        </text:list-item>
        <text:list-item>
          <text:p text:style-name="P25">Measure Names → Color</text:p>
        </text:list-item>
        <text:list-item>
          <text:p text:style-name="P25"><text:soft-page-break/>Filter Measure Names → NA, EU, JP, Other</text:p>
        </text:list-item>
      </text:list>
      <text:p text:style-name="Horizontal_20_Line"/>
      <text:h text:style-name="Heading_20_2" text:outline-level="2">🔹 Worksheet F: Top Publishers</text:h>
      <text:list text:style-name="L18">
        <text:list-item>
          <text:p text:style-name="P26">Rows → <text:span text:style-name="Source_20_Text">publisher</text:span></text:p>
        </text:list-item>
        <text:list-item>
          <text:p text:style-name="P26">Columns → <text:span text:style-name="Source_20_Text">SUM(global_sales)</text:span></text:p>
        </text:list-item>
        <text:list-item>
          <text:p text:style-name="P26">Filter → Top 10</text:p>
        </text:list-item>
        <text:list-item>
          <text:p text:style-name="P26">Sort descending</text:p>
        </text:list-item>
      </text:list>
      <text:p text:style-name="Horizontal_20_Line"/>
      <text:h text:style-name="Heading_20_2" text:outline-level="2">🔹 Worksheet G: Top Games Table</text:h>
      <text:list text:style-name="L19">
        <text:list-item>
          <text:p text:style-name="P27">Rows → <text:span text:style-name="Source_20_Text">name</text:span></text:p>
        </text:list-item>
        <text:list-item>
          <text:p text:style-name="P27">Columns →</text:p>
          <text:list>
            <text:list-item>
              <text:p text:style-name="P27">platform</text:p>
            </text:list-item>
            <text:list-item>
              <text:p text:style-name="P27">genre</text:p>
            </text:list-item>
            <text:list-item>
              <text:p text:style-name="P27">global_sales</text:p>
            </text:list-item>
          </text:list>
        </text:list-item>
        <text:list-item>
          <text:p text:style-name="P27">Sort by <text:span text:style-name="Source_20_Text">global_sales</text:span></text:p>
        </text:list-item>
        <text:list-item>
          <text:p text:style-name="P27">Filter → Top 20</text:p>
        </text:list-item>
      </text:list>
      <text:p text:style-name="Horizontal_20_Line"/>
      <text:h text:style-name="Heading_20_1" text:outline-level="1">2️⃣ Dashboard Creation (3 Dashboards)</text:h>
      <text:p text:style-name="Horizontal_20_Line"/>
      <text:h text:style-name="Heading_20_2" text:outline-level="2">📊 Dashboard 1: Global Sales Overview</text:h>
      <text:p text:style-name="Text_20_body">Include:</text:p>
      <text:list text:style-name="L20">
        <text:list-item>
          <text:p text:style-name="P28">KPI tiles</text:p>
        </text:list-item>
        <text:list-item>
          <text:p text:style-name="P28">Platform bar chart</text:p>
        </text:list-item>
        <text:list-item>
          <text:p text:style-name="P28">Genre chart</text:p>
        </text:list-item>
      </text:list>
      <text:p text:style-name="Text_20_body">Layout:</text:p>
      <text:list text:style-name="L21">
        <text:list-item>
          <text:p text:style-name="P29">KPIs on top</text:p>
        </text:list-item>
        <text:list-item>
          <text:p text:style-name="P29">Charts below</text:p>
        </text:list-item>
      </text:list>
      <text:p text:style-name="Horizontal_20_Line"/>
      <text:h text:style-name="Heading_20_2" text:outline-level="2"><text:soft-page-break/>📈 Dashboard 2: Sales Trends</text:h>
      <text:p text:style-name="Text_20_body">Include:</text:p>
      <text:list text:style-name="L22">
        <text:list-item>
          <text:p text:style-name="P30">Yearly sales line</text:p>
        </text:list-item>
        <text:list-item>
          <text:p text:style-name="P30">Regional sales area chart</text:p>
        </text:list-item>
      </text:list>
      <text:p text:style-name="Horizontal_20_Line"/>
      <text:h text:style-name="Heading_20_2" text:outline-level="2">🧑‍💼 Dashboard 3: Publisher &amp; Games</text:h>
      <text:p text:style-name="Text_20_body">Include:</text:p>
      <text:list text:style-name="L23">
        <text:list-item>
          <text:p text:style-name="P31">Publisher bar chart</text:p>
        </text:list-item>
        <text:list-item>
          <text:p text:style-name="P31">Top games table</text:p>
        </text:list-item>
        <text:list-item>
          <text:p text:style-name="P31">Filters:</text:p>
          <text:list>
            <text:list-item>
              <text:p text:style-name="P31">Platform</text:p>
            </text:list-item>
            <text:list-item>
              <text:p text:style-name="P31">Genre</text:p>
            </text:list-item>
            <text:list-item>
              <text:p text:style-name="P31">Year</text:p>
            </text:list-item>
          </text:list>
        </text:list-item>
      </text:list>
      <text:p text:style-name="Horizontal_20_Line"/>
      <text:h text:style-name="Heading_20_1" text:outline-level="1">3️⃣ Tableau Story (Very Important ⭐)</text:h>
      <text:p text:style-name="Text_20_body">Create <text:span text:style-name="Strong_20_Emphasis">Story → New Story</text:span></text:p>
      <text:p text:style-name="Text_20_body">Story points:</text:p>
      <text:list text:style-name="L24">
        <text:list-item>
          <text:p text:style-name="P32">Market Overview</text:p>
        </text:list-item>
        <text:list-item>
          <text:p text:style-name="P32">Sales Trends</text:p>
        </text:list-item>
        <text:list-item>
          <text:p text:style-name="P32">Platform &amp; Genre</text:p>
        </text:list-item>
        <text:list-item>
          <text:p text:style-name="P32">Top Publishers &amp; Games</text:p>
        </text:list-item>
      </text:list>
      <text:p text:style-name="Text_20_body">Add <text:span text:style-name="Strong_20_Emphasis">short text explanations</text:span><text:line-break/>(Clients LOVE this)</text:p>
      <text:p text:style-name="Horizontal_20_Line"/>
      <text:h text:style-name="Heading_20_1" text:outline-level="1">4️⃣ Publish to Tableau Public</text:h>
      <text:h text:style-name="Heading_20_3" text:outline-level="3">Steps</text:h>
      <text:list text:style-name="L25">
        <text:list-item>
          <text:p text:style-name="P33">Create account: <text:a xlink:type="simple" xlink:href="https://public.tableau.com/" office:target-frame-name="_new" xlink:show="replace" text:style-name="Internet_20_link" text:visited-style-name="Visited_20_Internet_20_Link">https://public.tableau.com</text:a></text:p>
        </text:list-item>
        <text:list-item>
          <text:p text:style-name="P33">Tableau → Server → Tableau Public → Save</text:p>
        </text:list-item>
        <text:list-item>
          <text:p text:style-name="P33">Name it:</text:p>
        </text:list-item>
      </text:list>
      <text:p text:style-name="P2"><text:soft-page-break/><text:span text:style-name="Source_20_Text">Video Game Sales Analysis</text:span></text:p>
      <text:list text:style-name="L26">
        <text:list-item>
          <text:p text:style-name="P34">Copy dashboard URL</text:p>
        </text:list-item>
      </text:list>
      <text:p text:style-name="Horizontal_20_Line"/>
      <text:h text:style-name="Heading_20_1" text:outline-level="1">5️⃣ GitHub Repo Creation + Push (Terminal)</text:h>
      <text:h text:style-name="Heading_20_3" text:outline-level="3">Create repo locally</text:h>
      <text:p text:style-name="P1"><text:span text:style-name="Source_20_Text">mkdir tableau-video-game-sales-practice</text:span></text:p>
      <text:p text:style-name="P3"><text:span text:style-name="Source_20_Text">cd tableau-video-game-sales-practice</text:span></text:p>
      <text:p text:style-name="P4"><text:span text:style-name="Source_20_Text">git init</text:span></text:p>
      <text:h text:style-name="Heading_20_3" text:outline-level="3">Add files</text:h>
      <text:p text:style-name="P1"><text:span text:style-name="Source_20_Text">git add .</text:span></text:p>
      <text:p text:style-name="P4"><text:span text:style-name="Source_20_Text">git commit -m "Initial Tableau video game sales analysis project"</text:span></text:p>
      <text:h text:style-name="Heading_20_3" text:outline-level="3">Push to GitHub</text:h>
      <text:p text:style-name="P1"><text:span text:style-name="Source_20_Text">git branch -M main</text:span></text:p>
      <text:p text:style-name="P3"><text:span text:style-name="Source_20_Text">git remote add origin https://github.com/YOUR_USERNAME/tableau-video-game-sales-practice.git</text:span></text:p>
      <text:p text:style-name="P4"><text:span text:style-name="Source_20_Text">git push -u origin main</text:span></text:p>
      <text:p text:style-name="Horizontal_20_Line"/>
      <text:h text:style-name="Heading_20_1" text:outline-level="1">🔥 BONUS: Upwork Project Description (Copy–Paste)</text:h>
      <text:p text:style-name="Quotations"><text:span text:style-name="Strong_20_Emphasis">Tableau Dashboard &amp; Data Analysis – Video Game Sales</text:span></text:p>
      <text:p text:style-name="Quotations">I created an end-to-end data analytics project using Python and Tableau.<text:line-break/>The dataset was cleaned and prepared in Python (pandas), then visualized in Tableau using interactive dashboards.</text:p>
      <text:p text:style-name="Quotations"><text:span text:style-name="Strong_20_Emphasis">Key Deliverables</text:span></text:p>
      <text:list text:style-name="L27">
        <text:list-item>
          <text:p text:style-name="P6">Data cleaning &amp; EDA</text:p>
        </text:list-item>
        <text:list-item>
          <text:p text:style-name="P6">Interactive Tableau dashboards</text:p>
        </text:list-item>
        <text:list-item>
          <text:p text:style-name="P6">Sales trends &amp; insights</text:p>
        </text:list-item>
      </text:list>
      <text:p text:style-name="Quotations">Tools: Python, Tableau, GitHub</text:p>
      <text:p text:style-name="Horizontal_20_Line"/>
      <text:h text:style-name="Heading_20_1" text:outline-level="1"><text:soft-page-break/>🏆 You now have:</text:h>
      <text:p text:style-name="Text_20_body">✅ Clean dataset<text:line-break/>✅ 50-step analytics notebook<text:line-break/>✅ Tableau dashboards<text:line-break/>✅ Tableau Public link<text:line-break/>✅ GitHub portfolio<text:line-break/>✅ Upwork-ready project</text:p>
      <text:p text:style-name="Horizontal_20_Line"/>
      <text:p text:style-name="Text_20_body">If you want next, I can:</text:p>
      <text:list text:style-name="L28">
        <text:list-item>
          <text:p text:style-name="P35">Review your <text:span text:style-name="Strong_20_Emphasis">Tableau screenshots</text:span></text:p>
        </text:list-item>
        <text:list-item>
          <text:p text:style-name="P35">Improve <text:span text:style-name="Strong_20_Emphasis">Upwork proposal</text:span></text:p>
        </text:list-item>
        <text:list-item>
          <text:p text:style-name="P35">Help with <text:span text:style-name="Strong_20_Emphasis">next dataset</text:span></text:p>
        </text:list-item>
        <text:list-item>
          <text:p text:style-name="P35">Turn this into <text:span text:style-name="Strong_20_Emphasis">client-ready template</text:span></text:p>
        </text:list-item>
      </text:list>
      <text:p text:style-name="Text_20_body">Just say 👉 <text:span text:style-name="Strong_20_Emphasis">next</text:span> 🚀</text:p>
      <text:p text:style-name="Text_20_body">next</text:p>
      <text:p text:style-name="Text_20_body">Awesome — next we <text:span text:style-name="Strong_20_Emphasis">polish this into a client-ready portfolio</text:span> 💎<text:line-break/>We’ll do this in a smart order so it actually <text:span text:style-name="Emphasis">wins jobs</text:span>, not just looks good.</text:p>
      <text:p text:style-name="Horizontal_20_Line"/>
      <text:h text:style-name="Heading_20_1" text:outline-level="1">🚀 NEXT PHASE: PORTFOLIO POLISH &amp; CLIENT READINESS</text:h>
      <text:h text:style-name="Heading_20_2" text:outline-level="2">✅ STEP 6 — Tableau Screenshot (GitHub + Upwork)</text:h>
      <text:h text:style-name="Heading_20_3" text:outline-level="3">What to capture</text:h>
      <text:p text:style-name="Text_20_body">Take <text:span text:style-name="Strong_20_Emphasis">ONE clean screenshot per dashboard</text:span>:</text:p>
      <text:list text:style-name="L29">
        <text:list-item>
          <text:p text:style-name="P36">Global Sales Overview</text:p>
        </text:list-item>
        <text:list-item>
          <text:p text:style-name="P36">Sales Trends</text:p>
        </text:list-item>
        <text:list-item>
          <text:p text:style-name="P36">Publisher &amp; Games</text:p>
        </text:list-item>
      </text:list>
      <text:h text:style-name="Heading_20_3" text:outline-level="3">How</text:h>
      <text:list text:style-name="L30">
        <text:list-item>
          <text:p text:style-name="P37">Open dashboard in Tableau</text:p>
        </text:list-item>
        <text:list-item>
          <text:p text:style-name="P37">Full screen (Presentation Mode)</text:p>
        </text:list-item>
        <text:list-item>
          <text:p text:style-name="P37">Screenshot</text:p>
        </text:list-item>
        <text:list-item>
          <text:p text:style-name="P37">Save as:</text:p>
        </text:list-item>
      </text:list>
      <text:p text:style-name="P1"><text:soft-page-break/><text:span text:style-name="Source_20_Text">images/dashboard_overview.png</text:span></text:p>
      <text:p text:style-name="P3"><text:span text:style-name="Source_20_Text">images/dashboard_trends.png</text:span></text:p>
      <text:p text:style-name="P4"><text:span text:style-name="Source_20_Text">images/dashboard_publishers.png</text:span></text:p>
      <text:p text:style-name="Text_20_body">📌 Keep background clean, no Tableau side panels.</text:p>
      <text:p text:style-name="Horizontal_20_Line"/>
      <text:h text:style-name="Heading_20_2" text:outline-level="2">✅ STEP 7 — Update README (Final Touch)</text:h>
      <text:p text:style-name="Text_20_body">Add this section at the bottom of <text:span text:style-name="Source_20_Text">README.md</text:span>:</text:p>
      <text:p text:style-name="P1"><text:span text:style-name="Source_20_Text">## Dashboard Preview</text:span></text:p>
      <text:p text:style-name="P3"/>
      <text:p text:style-name="P3"><text:span text:style-name="Source_20_Text">### Global Sales Overview</text:span></text:p>
      <text:p text:style-name="P3"><text:span text:style-name="Source_20_Text">![Overview](images/dashboard_overview.png)</text:span></text:p>
      <text:p text:style-name="P3"/>
      <text:p text:style-name="P3"><text:span text:style-name="Source_20_Text">### Sales Trends</text:span></text:p>
      <text:p text:style-name="P3"><text:span text:style-name="Source_20_Text">![Trends](images/dashboard_trends.png)</text:span></text:p>
      <text:p text:style-name="P3"/>
      <text:p text:style-name="P3"><text:span text:style-name="Source_20_Text">### Publisher &amp; Game Performance</text:span></text:p>
      <text:p text:style-name="P3"><text:span text:style-name="Source_20_Text">![Publishers](images/dashboard_publishers.png)</text:span></text:p>
      <text:p text:style-name="P3"/>
      <text:p text:style-name="P3"><text:span text:style-name="Source_20_Text">## Tableau Public</text:span></text:p>
      <text:p text:style-name="P4"><text:span text:style-name="Source_20_Text"> [View Interactive Dashboard](PASTE_TABLEAU_PUBLIC_LINK_HERE)</text:span></text:p>
      <text:p text:style-name="Text_20_body">This alone makes your repo look <text:span text:style-name="Strong_20_Emphasis">professional</text:span>.</text:p>
      <text:p text:style-name="Horizontal_20_Line"/>
      <text:h text:style-name="Heading_20_2" text:outline-level="2">✅ STEP 8 — Upwork “Portfolio Project” Text (Optimized)</text:h>
      <text:p text:style-name="Text_20_body">Use this <text:span text:style-name="Strong_20_Emphasis">exact text</text:span> 👇</text:p>
      <text:p text:style-name="Quotations"><text:span text:style-name="Strong_20_Emphasis">Tableau Data Visualization Project – Video Game Sales</text:span></text:p>
      <text:p text:style-name="Quotations">This project demonstrates my ability to clean, analyze, and visualize data using Python and Tableau.</text:p>
      <text:p text:style-name="Quotations"><text:span text:style-name="Strong_20_Emphasis">What I did:</text:span></text:p>
      <text:list text:style-name="L31">
        <text:list-item>
          <text:p text:style-name="P7">Cleaned and validated raw data using Python (pandas)</text:p>
        </text:list-item>
        <text:list-item>
          <text:p text:style-name="P7">Performed exploratory data analysis (EDA)</text:p>
        </text:list-item>
        <text:list-item>
          <text:p text:style-name="P7">Built interactive Tableau dashboards</text:p>
        </text:list-item>
        <text:list-item>
          <text:p text:style-name="P7">Identified trends by platform, genre, publisher, and region</text:p>
        </text:list-item>
      </text:list>
      <text:p text:style-name="Quotations"><text:span text:style-name="Strong_20_Emphasis">Tools:</text:span> Python, Tableau, GitHub<text:line-break/><text:span text:style-name="Strong_20_Emphasis">Deliverables:</text:span> Clean dataset, dashboards, insights</text:p>
      <text:p text:style-name="Quotations">📊 Tableau Public link available upon request</text:p>
      <text:p text:style-name="Horizontal_20_Line"/>
      <text:h text:style-name="Heading_20_2" text:outline-level="2"><text:soft-page-break/>✅ STEP 9 — What to Say to Clients (Short Pitch)</text:h>
      <text:p text:style-name="Text_20_body">Use this when clients ask <text:span text:style-name="Emphasis">“Can you show previous work?”</text:span></text:p>
      <text:p text:style-name="Quotations">Yes — here is a full Tableau project where I cleaned the data in Python and built interactive dashboards showing trends, KPIs, and business insights.</text:p>
      <text:p text:style-name="Text_20_body">Simple. Confident. Professional.</text:p>
      <text:p text:style-name="Horizontal_20_Line"/>
      <text:h text:style-name="Heading_20_2" text:outline-level="2">✅ STEP 10 — What to Do Next (Choose One)</text:h>
      <text:p text:style-name="Text_20_body">Reply with <text:span text:style-name="Strong_20_Emphasis">ONE number</text:span> 👇</text:p>
      <text:p text:style-name="Text_20_body">1️⃣ I want a <text:span text:style-name="Strong_20_Emphasis">second Tableau project</text:span> (different dataset)<text:line-break/>2️⃣ I want to <text:span text:style-name="Strong_20_Emphasis">practice client-style Tableau tasks</text:span><text:line-break/>3️⃣ I want to <text:span text:style-name="Strong_20_Emphasis">apply for Upwork jobs using this project</text:span><text:line-break/>4️⃣ I want to <text:span text:style-name="Strong_20_Emphasis">improve my Python + data analytics skills</text:span><text:line-break/>5️⃣ I want a <text:span text:style-name="Strong_20_Emphasis">complete learning roadmap (30–60 days)</text:span></text:p>
      <text:p text:style-name="Text_20_body">Say the number — we keep moving 🔥</text:p>
      <text:p text:style-name="Text_20_body">1-5</text:p>
      <text:p text:style-name="Text_20_body">🔥 LET’S GO — FULL PATH UNLOCKED 🔥<text:line-break/>You’re doing <text:span text:style-name="Strong_20_Emphasis">everything right</text:span>, so here’s a <text:span text:style-name="Strong_20_Emphasis">clear, structured plan for 1–5</text:span>, no confusion, no wasted effort.</text:p>
      <text:p text:style-name="Horizontal_20_Line"/>
      <text:h text:style-name="Heading_20_1" text:outline-level="1">1️⃣ SECOND TABLEAU PROJECT (TO STAND OUT)</text:h>
      <text:h text:style-name="Heading_20_2" text:outline-level="2">📊 Dataset Recommendation</text:h>
      <text:p text:style-name="Text_20_body"><text:span text:style-name="Strong_20_Emphasis">Global Superstore (Tableau classic)</text:span><text:line-break/>Perfect for clients.</text:p>
      <text:h text:style-name="Heading_20_3" text:outline-level="3">What you’ll build</text:h>
      <text:list text:style-name="L32">
        <text:list-item>
          <text:p text:style-name="P38">Sales &amp; profit dashboard</text:p>
        </text:list-item>
        <text:list-item>
          <text:p text:style-name="P38">Regional performance</text:p>
        </text:list-item>
        <text:list-item>
          <text:p text:style-name="P38">Customer segmentation</text:p>
        </text:list-item>
      </text:list>
      <text:p text:style-name="Text_20_body">📌 Clients recognize this dataset immediately.</text:p>
      <text:p text:style-name="Horizontal_20_Line"/>
      <text:h text:style-name="Heading_20_2" text:outline-level="2"><text:soft-page-break/>2️⃣ CLIENT-STYLE TABLEAU TASKS (REAL WORK)</text:h>
      <text:h text:style-name="Heading_20_3" text:outline-level="3">Task Examples</text:h>
      <text:list text:style-name="L33">
        <text:list-item>
          <text:p text:style-name="P39">“Create KPI dashboard for sales performance”</text:p>
        </text:list-item>
        <text:list-item>
          <text:p text:style-name="P39">“Show profit trends by region”</text:p>
        </text:list-item>
        <text:list-item>
          <text:p text:style-name="P39">“Add filters for time and category”</text:p>
        </text:list-item>
        <text:list-item>
          <text:p text:style-name="P39">“Explain insights in plain English”</text:p>
        </text:list-item>
      </text:list>
      <text:h text:style-name="Heading_20_3" text:outline-level="3">Practice Method</text:h>
      <text:list text:style-name="L34">
        <text:list-item>
          <text:p text:style-name="P40">Build dashboard</text:p>
        </text:list-item>
        <text:list-item>
          <text:p text:style-name="P40">Write 3 insights below it</text:p>
        </text:list-item>
        <text:list-item>
          <text:p text:style-name="P40">Pretend client will read it</text:p>
        </text:list-item>
      </text:list>
      <text:p text:style-name="Horizontal_20_Line"/>
      <text:h text:style-name="Heading_20_2" text:outline-level="2">3️⃣ APPLY FOR UPWORK JOBS (SMART WAY)</text:h>
      <text:h text:style-name="Heading_20_3" text:outline-level="3">Search Keywords</text:h>
      <text:list text:style-name="L35">
        <text:list-item>
          <text:p text:style-name="P41"><text:span text:style-name="Source_20_Text">Tableau Dashboard</text:span></text:p>
        </text:list-item>
        <text:list-item>
          <text:p text:style-name="P41"><text:span text:style-name="Source_20_Text">Data Visualization</text:span></text:p>
        </text:list-item>
        <text:list-item>
          <text:p text:style-name="P41"><text:span text:style-name="Source_20_Text">Power BI / Tableau</text:span></text:p>
        </text:list-item>
        <text:list-item>
          <text:p text:style-name="P41"><text:span text:style-name="Source_20_Text">Business Intelligence</text:span></text:p>
        </text:list-item>
      </text:list>
      <text:h text:style-name="Heading_20_3" text:outline-level="3">How to Apply (IMPORTANT)</text:h>
      <text:list text:style-name="L36">
        <text:list-item>
          <text:p text:style-name="P42">Only apply to jobs with <text:span text:style-name="Strong_20_Emphasis">clear requirements</text:span></text:p>
        </text:list-item>
        <text:list-item>
          <text:p text:style-name="P42">Attach:</text:p>
          <text:list>
            <text:list-item>
              <text:p text:style-name="P42">Tableau Public link</text:p>
            </text:list-item>
            <text:list-item>
              <text:p text:style-name="P42">GitHub repo link</text:p>
            </text:list-item>
          </text:list>
        </text:list-item>
      </text:list>
      <text:h text:style-name="Heading_20_3" text:outline-level="3">First Line Template</text:h>
      <text:p text:style-name="Quotations">I recently completed a Tableau project analyzing sales data with interactive dashboards. I can build the same for your data.</text:p>
      <text:p text:style-name="Horizontal_20_Line"/>
      <text:h text:style-name="Heading_20_2" text:outline-level="2">4️⃣ IMPROVE PYTHON + DATA ANALYTICS</text:h>
      <text:h text:style-name="Heading_20_3" text:outline-level="3">Skills to Focus (High ROI)</text:h>
      <text:list text:style-name="L37">
        <text:list-item>
          <text:p text:style-name="P43">pandas (groupby, merge, datetime)</text:p>
        </text:list-item>
        <text:list-item>
          <text:p text:style-name="P43"><text:soft-page-break/>Data cleaning</text:p>
        </text:list-item>
        <text:list-item>
          <text:p text:style-name="P43">Feature engineering</text:p>
        </text:list-item>
        <text:list-item>
          <text:p text:style-name="P43">Exporting Tableau-ready data</text:p>
        </text:list-item>
      </text:list>
      <text:h text:style-name="Heading_20_3" text:outline-level="3">Weekly Routine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Day</text:p>
            </table:table-cell>
            <table:table-cell table:style-name="Table1.A1" office:value-type="string">
              <text:p text:style-name="Table_20_Heading">Task</text:p>
            </table:table-cell>
          </table:table-row>
        </table:table-header-rows>
        <table:table-row>
          <table:table-cell table:style-name="Table1.A1" office:value-type="string">
            <text:p text:style-name="Table_20_Contents">Mon</text:p>
          </table:table-cell>
          <table:table-cell table:style-name="Table1.A1" office:value-type="string">
            <text:p text:style-name="Table_20_Contents">Data cleaning</text:p>
          </table:table-cell>
        </table:table-row>
        <table:table-row>
          <table:table-cell table:style-name="Table1.A1" office:value-type="string">
            <text:p text:style-name="Table_20_Contents">Tue</text:p>
          </table:table-cell>
          <table:table-cell table:style-name="Table1.A1" office:value-type="string">
            <text:p text:style-name="Table_20_Contents">EDA</text:p>
          </table:table-cell>
        </table:table-row>
        <table:table-row>
          <table:table-cell table:style-name="Table1.A1" office:value-type="string">
            <text:p text:style-name="Table_20_Contents">Wed</text:p>
          </table:table-cell>
          <table:table-cell table:style-name="Table1.A1" office:value-type="string">
            <text:p text:style-name="Table_20_Contents">Visualization</text:p>
          </table:table-cell>
        </table:table-row>
        <table:table-row>
          <table:table-cell table:style-name="Table1.A1" office:value-type="string">
            <text:p text:style-name="Table_20_Contents">Thu</text:p>
          </table:table-cell>
          <table:table-cell table:style-name="Table1.A1" office:value-type="string">
            <text:p text:style-name="Table_20_Contents">Tableau</text:p>
          </table:table-cell>
        </table:table-row>
        <table:table-row>
          <table:table-cell table:style-name="Table1.A1" office:value-type="string">
            <text:p text:style-name="Table_20_Contents">Fri</text:p>
          </table:table-cell>
          <table:table-cell table:style-name="Table1.A1" office:value-type="string">
            <text:p text:style-name="Table_20_Contents">Portfolio</text:p>
          </table:table-cell>
        </table:table-row>
      </table:table>
      <text:p text:style-name="Horizontal_20_Line"/>
      <text:h text:style-name="Heading_20_2" text:outline-level="2">5️⃣ 30–60 DAY LEARNING ROADMAP (WINNING PLAN)</text:h>
      <text:h text:style-name="Heading_20_3" text:outline-level="3">🔹 First 30 Days</text:h>
      <text:list text:style-name="L38">
        <text:list-item>
          <text:p text:style-name="P44">Finish Video Game Sales project</text:p>
        </text:list-item>
        <text:list-item>
          <text:p text:style-name="P44">Publish on Tableau Public</text:p>
        </text:list-item>
        <text:list-item>
          <text:p text:style-name="P44">Create Superstore project</text:p>
        </text:list-item>
        <text:list-item>
          <text:p text:style-name="P44">Apply to 5 Upwork jobs/week</text:p>
        </text:list-item>
      </text:list>
      <text:h text:style-name="Heading_20_3" text:outline-level="3">🔹 Days 31–60</text:h>
      <text:list text:style-name="L39">
        <text:list-item>
          <text:p text:style-name="P45">Build 2 advanced dashboards</text:p>
        </text:list-item>
        <text:list-item>
          <text:p text:style-name="P45">Learn calculated fields deeply</text:p>
        </text:list-item>
        <text:list-item>
          <text:p text:style-name="P45">Create Tableau Story</text:p>
        </text:list-item>
        <text:list-item>
          <text:p text:style-name="P45">Win first client 🎯</text:p>
        </text:list-item>
      </text:list>
      <text:p text:style-name="Horizontal_20_Line"/>
      <text:h text:style-name="Heading_20_1" text:outline-level="1">🏆 FINAL STATUS CHECK</text:h>
      <text:p text:style-name="Text_20_body">You now have:<text:line-break/>✅ End-to-end Tableau project<text:line-break/>✅ GitHub repo<text:line-break/>✅ Tableau Public profile<text:line-break/>✅ Client-ready dashboards<text:line-break/>✅ Clear job strategy</text:p>
      <text:p text:style-name="Horizontal_20_Line"/>
      <text:h text:style-name="Heading_20_2" text:outline-level="2"><text:soft-page-break/>🔥 NEXT MOVE (YOU DECIDE)</text:h>
      <text:p text:style-name="Text_20_body">Reply with <text:span text:style-name="Strong_20_Emphasis">ONE</text:span>:</text:p>
      <text:p text:style-name="Text_20_body">👉 <text:span text:style-name="Strong_20_Emphasis">A</text:span> — Start Superstore project now<text:line-break/>👉 <text:span text:style-name="Strong_20_Emphasis">B</text:span> — Practice a real client Tableau task<text:line-break/>👉 <text:span text:style-name="Strong_20_Emphasis">C</text:span> — Write Upwork proposals together<text:line-break/>👉 <text:span text:style-name="Strong_20_Emphasis">D</text:span> — Deep-dive Python analytics<text:line-break/>👉 <text:span text:style-name="Strong_20_Emphasis">E</text:span> — Daily 60-day checklist</text:p>
      <text:p text:style-name="Text_20_body">Say the letter — I’ll guide you step-by-step 🚀</text:p>
      <text:p text:style-name="Text_20_body">A</text:p>
      <text:p text:style-name="Text_20_body">Perfect 😄<text:line-break/>Let’s <text:span text:style-name="Strong_20_Emphasis">start Project #2: the Superstore Tableau project</text:span> — this is <text:span text:style-name="Emphasis">exactly</text:span> what real clients expect to see.</text:p>
      <text:p text:style-name="Horizontal_20_Line"/>
      <text:h text:style-name="Heading_20_1" text:outline-level="1">🚀 PROJECT 2: SUPERSTORE SALES ANALYSIS (CLIENT-READY)</text:h>
      <text:p text:style-name="Text_20_body">This project will feel like <text:span text:style-name="Strong_20_Emphasis">real business work</text:span>, not practice.</text:p>
      <text:p text:style-name="Horizontal_20_Line"/>
      <text:h text:style-name="Heading_20_2" text:outline-level="2">🔹 STEP 1 — Get the Superstore Dataset</text:h>
      <text:h text:style-name="Heading_20_3" text:outline-level="3">Option A (Recommended – easiest)</text:h>
      <text:p text:style-name="Text_20_body">Tableau Desktop already has it.</text:p>
      <text:list text:style-name="L40">
        <text:list-item>
          <text:p text:style-name="P46">Open <text:span text:style-name="Strong_20_Emphasis">Tableau Desktop</text:span></text:p>
        </text:list-item>
        <text:list-item>
          <text:p text:style-name="P46">Click <text:span text:style-name="Strong_20_Emphasis">Sample Superstore</text:span></text:p>
        </text:list-item>
        <text:list-item>
          <text:p text:style-name="P46">Save the data source as:</text:p>
        </text:list-item>
      </text:list>
      <text:p text:style-name="P2"><text:span text:style-name="Source_20_Text">superstore.csv</text:span></text:p>
      <text:p text:style-name="Text_20_body">If you don’t see it, tell me — I’ll give you a direct download.</text:p>
      <text:p text:style-name="Horizontal_20_Line"/>
      <text:h text:style-name="Heading_20_2" text:outline-level="2">🔹 STEP 2 — Project Folder Structure</text:h>
      <text:p text:style-name="Text_20_body">Create this inside your workspace:</text:p>
      <text:p text:style-name="P1"><text:span text:style-name="Source_20_Text">tableau-superstore-sales/</text:span></text:p>
      <text:p text:style-name="P3"><text:span text:style-name="Source_20_Text">│</text:span></text:p>
      <text:p text:style-name="P3"><text:span text:style-name="Source_20_Text">├── data/</text:span></text:p>
      <text:p text:style-name="P3"><text:span text:style-name="Source_20_Text">│ <text:s text:c="2"/>└── superstore.csv</text:span></text:p>
      <text:p text:style-name="P3"><text:span text:style-name="Source_20_Text">│</text:span></text:p>
      <text:p text:style-name="P3"><text:soft-page-break/><text:span text:style-name="Source_20_Text">├── tableau/</text:span></text:p>
      <text:p text:style-name="P3"><text:span text:style-name="Source_20_Text">│ <text:s text:c="2"/>└── superstore_dashboard.twbx</text:span></text:p>
      <text:p text:style-name="P3"><text:span text:style-name="Source_20_Text">│</text:span></text:p>
      <text:p text:style-name="P3"><text:span text:style-name="Source_20_Text">├── images/</text:span></text:p>
      <text:p text:style-name="P3"><text:span text:style-name="Source_20_Text">│ <text:s text:c="2"/>└── dashboard_screenshot.png</text:span></text:p>
      <text:p text:style-name="P3"><text:span text:style-name="Source_20_Text">│</text:span></text:p>
      <text:p text:style-name="P4"><text:span text:style-name="Source_20_Text">└── README.md</text:span></text:p>
      <text:p text:style-name="Horizontal_20_Line"/>
      <text:h text:style-name="Heading_20_2" text:outline-level="2">🔹 STEP 3 — Business Questions (VERY IMPORTANT)</text:h>
      <text:p text:style-name="Text_20_body">These are <text:span text:style-name="Strong_20_Emphasis">client-style questions</text:span>:</text:p>
      <text:list text:style-name="L41">
        <text:list-item>
          <text:p text:style-name="P47">What is total sales and profit?</text:p>
        </text:list-item>
        <text:list-item>
          <text:p text:style-name="P47">Which regions are most profitable?</text:p>
        </text:list-item>
        <text:list-item>
          <text:p text:style-name="P47">Which categories cause losses?</text:p>
        </text:list-item>
        <text:list-item>
          <text:p text:style-name="P47">Who are the top customers?</text:p>
        </text:list-item>
        <text:list-item>
          <text:p text:style-name="P47">How does profit change over time?</text:p>
        </text:list-item>
      </text:list>
      <text:p text:style-name="Text_20_body">Every dashboard answers one or more of these.</text:p>
      <text:p text:style-name="Horizontal_20_Line"/>
      <text:h text:style-name="Heading_20_2" text:outline-level="2">🔹 STEP 4 — Worksheets to Create (Exact List)</text:h>
      <text:h text:style-name="Heading_20_3" text:outline-level="3">Worksheet 1 — KPI Tiles</text:h>
      <text:list text:style-name="L42">
        <text:list-item>
          <text:p text:style-name="P48">Total Sales</text:p>
        </text:list-item>
        <text:list-item>
          <text:p text:style-name="P48">Total Profit</text:p>
        </text:list-item>
        <text:list-item>
          <text:p text:style-name="P48">Profit Ratio</text:p>
        </text:list-item>
        <text:list-item>
          <text:p text:style-name="P48">Total Orders</text:p>
        </text:list-item>
      </text:list>
      <text:p text:style-name="Horizontal_20_Line"/>
      <text:h text:style-name="Heading_20_3" text:outline-level="3">Worksheet 2 — Sales &amp; Profit Over Time</text:h>
      <text:list text:style-name="L43">
        <text:list-item>
          <text:p text:style-name="P49">Columns → Order Date (Year/Month)</text:p>
        </text:list-item>
        <text:list-item>
          <text:p text:style-name="P49">Rows → Sales, Profit</text:p>
        </text:list-item>
        <text:list-item>
          <text:p text:style-name="P49">Dual axis (synchronize)</text:p>
        </text:list-item>
      </text:list>
      <text:p text:style-name="Horizontal_20_Line"/>
      <text:h text:style-name="Heading_20_3" text:outline-level="3">Worksheet 3 — Sales by Category &amp; Sub-Category</text:h>
      <text:list text:style-name="L44">
        <text:list-item>
          <text:p text:style-name="P50">Rows → Sub-Category</text:p>
        </text:list-item>
        <text:list-item>
          <text:p text:style-name="P50">Columns → Sales</text:p>
        </text:list-item>
        <text:list-item>
          <text:p text:style-name="P50">Color → Profit (Red–Green)</text:p>
        </text:list-item>
      </text:list>
      <text:p text:style-name="Horizontal_20_Line"><text:soft-page-break/></text:p>
      <text:h text:style-name="Heading_20_3" text:outline-level="3">Worksheet 4 — Profit by Region</text:h>
      <text:list text:style-name="L45">
        <text:list-item>
          <text:p text:style-name="P51">Map or Bar chart</text:p>
        </text:list-item>
        <text:list-item>
          <text:p text:style-name="P51">Color by Profit</text:p>
        </text:list-item>
      </text:list>
      <text:p text:style-name="Horizontal_20_Line"/>
      <text:h text:style-name="Heading_20_3" text:outline-level="3">Worksheet 5 — Top Customers</text:h>
      <text:list text:style-name="L46">
        <text:list-item>
          <text:p text:style-name="P52">Rows → Customer Name</text:p>
        </text:list-item>
        <text:list-item>
          <text:p text:style-name="P52">Columns → Profit</text:p>
        </text:list-item>
        <text:list-item>
          <text:p text:style-name="P52">Filter → Top 10</text:p>
        </text:list-item>
      </text:list>
      <text:p text:style-name="Horizontal_20_Line"/>
      <text:h text:style-name="Heading_20_2" text:outline-level="2">🔹 STEP 5 — Dashboard Layout (Client Style)</text:h>
      <text:h text:style-name="Heading_20_3" text:outline-level="3">Dashboard: <text:span text:style-name="Strong_20_Emphasis">Executive Sales Overview</text:span></text:h>
      <text:list text:style-name="L47">
        <text:list-item>
          <text:p text:style-name="P53">KPI tiles (top)</text:p>
        </text:list-item>
        <text:list-item>
          <text:p text:style-name="P53">Sales &amp; profit trend</text:p>
        </text:list-item>
        <text:list-item>
          <text:p text:style-name="P53">Category performance</text:p>
        </text:list-item>
        <text:list-item>
          <text:p text:style-name="P53">Region performance</text:p>
        </text:list-item>
        <text:list-item>
          <text:p text:style-name="P53">Filters: Region, Category, Date</text:p>
        </text:list-item>
      </text:list>
      <text:p text:style-name="Horizontal_20_Line"/>
      <text:h text:style-name="Heading_20_2" text:outline-level="2">🔹 STEP 6 — Insights (WRITE THESE)</text:h>
      <text:p text:style-name="Text_20_body">Example insights to add:</text:p>
      <text:list text:style-name="L48">
        <text:list-item>
          <text:p text:style-name="P54">Technology drives highest profit</text:p>
        </text:list-item>
        <text:list-item>
          <text:p text:style-name="P54">Furniture has loss-making subcategories</text:p>
        </text:list-item>
        <text:list-item>
          <text:p text:style-name="P54">West region performs best</text:p>
        </text:list-item>
        <text:list-item>
          <text:p text:style-name="P54">Profit declined in certain months</text:p>
        </text:list-item>
      </text:list>
      <text:p text:style-name="Text_20_body">📌 Clients LOVE insight text.</text:p>
      <text:p text:style-name="Horizontal_20_Line"/>
      <text:h text:style-name="Heading_20_2" text:outline-level="2">🔹 STEP 7 — Publish to Tableau Public</text:h>
      <text:list text:style-name="L49">
        <text:list-item>
          <text:p text:style-name="P55">Server → Tableau Public → Save</text:p>
        </text:list-item>
        <text:list-item>
          <text:p text:style-name="P55">Name:</text:p>
        </text:list-item>
      </text:list>
      <text:p text:style-name="P2"><text:span text:style-name="Source_20_Text">Superstore Sales &amp; Profit Analysis</text:span></text:p>
      <text:list text:style-name="L50">
        <text:list-item>
          <text:p text:style-name="P56"><text:soft-page-break/>Copy the public link</text:p>
        </text:list-item>
      </text:list>
      <text:p text:style-name="Horizontal_20_Line"/>
      <text:h text:style-name="Heading_20_2" text:outline-level="2">🔹 STEP 8 — README.md (I’ll Write It)</text:h>
      <text:p text:style-name="Text_20_body">Copy–paste this 👇</text:p>
      <text:p text:style-name="P1"><text:span text:style-name="Source_20_Text"># Superstore Sales Analysis (Tableau)</text:span></text:p>
      <text:p text:style-name="P3"/>
      <text:p text:style-name="P3"><text:span text:style-name="Source_20_Text">This project analyzes retail sales data to identify trends, profit drivers, and business risks.</text:span></text:p>
      <text:p text:style-name="P3"/>
      <text:p text:style-name="P3"><text:span text:style-name="Source_20_Text">## Dashboards</text:span></text:p>
      <text:p text:style-name="P3"><text:span text:style-name="Source_20_Text">- Executive sales overview</text:span></text:p>
      <text:p text:style-name="P3"><text:span text:style-name="Source_20_Text">- Sales &amp; profit trends</text:span></text:p>
      <text:p text:style-name="P3"><text:span text:style-name="Source_20_Text">- Category and regional performance</text:span></text:p>
      <text:p text:style-name="P3"><text:span text:style-name="Source_20_Text">- Top customer analysis</text:span></text:p>
      <text:p text:style-name="P3"/>
      <text:p text:style-name="P3"><text:span text:style-name="Source_20_Text">## Tools</text:span></text:p>
      <text:p text:style-name="P3"><text:span text:style-name="Source_20_Text">- Tableau Desktop</text:span></text:p>
      <text:p text:style-name="P3"><text:span text:style-name="Source_20_Text">- Tableau Public</text:span></text:p>
      <text:p text:style-name="P3"><text:span text:style-name="Source_20_Text">- GitHub</text:span></text:p>
      <text:p text:style-name="P3"/>
      <text:p text:style-name="P3"><text:span text:style-name="Source_20_Text">## Key Insights</text:span></text:p>
      <text:p text:style-name="P3"><text:span text:style-name="Source_20_Text">- Technology category generates the highest profit</text:span></text:p>
      <text:p text:style-name="P3"><text:span text:style-name="Source_20_Text">- Certain furniture sub-categories show consistent losses</text:span></text:p>
      <text:p text:style-name="P3"><text:span text:style-name="Source_20_Text">- Regional performance varies significantly</text:span></text:p>
      <text:p text:style-name="P3"/>
      <text:p text:style-name="P3"><text:span text:style-name="Source_20_Text">## Tableau Public</text:span></text:p>
      <text:p text:style-name="P4"><text:span text:style-name="Source_20_Text">[Dashboard Link Here]</text:span></text:p>
      <text:p text:style-name="Horizontal_20_Line"/>
      <text:h text:style-name="Heading_20_2" text:outline-level="2">🔥 NEXT (We Continue Step-by-Step)</text:h>
      <text:p text:style-name="Text_20_body">Reply with <text:span text:style-name="Strong_20_Emphasis">ONE</text:span>:</text:p>
      <text:p text:style-name="Text_20_body">1️⃣ Start <text:span text:style-name="Strong_20_Emphasis">Worksheet 1 (KPI tiles)</text:span> now<text:line-break/>2️⃣ Build <text:span text:style-name="Strong_20_Emphasis">Sales &amp; Profit trend (dual axis)</text:span><text:line-break/>3️⃣ Category loss analysis<text:line-break/>4️⃣ Full dashboard layout &amp; design tips<text:line-break/>5️⃣ Upwork proposal using Superstore project</text:p>
      <text:p text:style-name="Text_20_body">Say the number — I’ll guide you click-by-click 💪</text:p>
      <text:p text:style-name="Text_20_body">1-6</text:p>
      <text:p text:style-name="Text_20_body">Excellent — we’ll do <text:span text:style-name="Strong_20_Emphasis">Steps 1–6 completely, click-by-click</text:span>, exactly like a <text:span text:style-name="Strong_20_Emphasis">real client project</text:span>.<text:line-break/>Open <text:span text:style-name="Strong_20_Emphasis">Tableau Desktop → Sample Superstore</text:span> and follow along.</text:p>
      <text:p text:style-name="Horizontal_20_Line"/>
      <text:h text:style-name="Heading_20_1" text:outline-level="1"><text:soft-page-break/>✅ STEP 1 — Worksheet 1: KPI Tiles (Executive Metrics)</text:h>
      <text:h text:style-name="Heading_20_3" text:outline-level="3">🎯 Goal</text:h>
      <text:p text:style-name="Text_20_body">Show high-level business performance at a glance.</text:p>
      <text:p text:style-name="Horizontal_20_Line"/>
      <text:h text:style-name="Heading_20_3" text:outline-level="3">1️⃣ Create KPI: Total Sales</text:h>
      <text:list text:style-name="L51">
        <text:list-item>
          <text:p text:style-name="P57">New worksheet → rename: <text:span text:style-name="Strong_20_Emphasis">KPI – Total Sales</text:span></text:p>
        </text:list-item>
        <text:list-item>
          <text:p text:style-name="P57">Drag <text:span text:style-name="Strong_20_Emphasis">Sales</text:span> → <text:span text:style-name="Emphasis">Text</text:span> (Marks card)</text:p>
        </text:list-item>
        <text:list-item>
          <text:p text:style-name="P57">Marks → <text:span text:style-name="Emphasis">Text</text:span></text:p>
        </text:list-item>
        <text:list-item>
          <text:p text:style-name="P57">Format:</text:p>
          <text:list>
            <text:list-item>
              <text:p text:style-name="P57">Font size: <text:span text:style-name="Strong_20_Emphasis">28–36</text:span></text:p>
            </text:list-item>
            <text:list-item>
              <text:p text:style-name="P57">Bold</text:p>
            </text:list-item>
            <text:list-item>
              <text:p text:style-name="P57">Currency format</text:p>
            </text:list-item>
          </text:list>
        </text:list-item>
      </text:list>
      <text:p text:style-name="Horizontal_20_Line"/>
      <text:h text:style-name="Heading_20_3" text:outline-level="3">2️⃣ Create KPI: Total Profit</text:h>
      <text:list text:style-name="L52">
        <text:list-item>
          <text:p text:style-name="P58">Duplicate worksheet</text:p>
        </text:list-item>
        <text:list-item>
          <text:p text:style-name="P58">Replace <text:span text:style-name="Strong_20_Emphasis">Sales</text:span> with <text:span text:style-name="Strong_20_Emphasis">Profit</text:span></text:p>
        </text:list-item>
        <text:list-item>
          <text:p text:style-name="P58">Rename: <text:span text:style-name="Strong_20_Emphasis">KPI – Total Profit</text:span></text:p>
        </text:list-item>
        <text:list-item>
          <text:p text:style-name="P58">Optional:</text:p>
          <text:list>
            <text:list-item>
              <text:p text:style-name="P58">Color → Profit</text:p>
            </text:list-item>
            <text:list-item>
              <text:p text:style-name="P58">Green for positive</text:p>
            </text:list-item>
          </text:list>
        </text:list-item>
      </text:list>
      <text:p text:style-name="Horizontal_20_Line"/>
      <text:h text:style-name="Heading_20_3" text:outline-level="3">3️⃣ Create KPI: Profit Ratio</text:h>
      <text:list text:style-name="L53">
        <text:list-item>
          <text:p text:style-name="P59">Create <text:span text:style-name="Strong_20_Emphasis">Calculated Field</text:span></text:p>
          <text:list>
            <text:list-item>
              <text:p text:style-name="P59">Name: <text:span text:style-name="Source_20_Text">Profit Ratio</text:span></text:p>
            </text:list-item>
            <text:list-item>
              <text:p text:style-name="P59">Formula:</text:p>
            </text:list-item>
          </text:list>
        </text:list-item>
      </text:list>
      <text:list text:style-name="L54">
        <text:list-item>
          <text:p text:style-name="P5"><text:span text:style-name="Source_20_Text">SUM([Profit]) / SUM([Sales])</text:span></text:p>
        </text:list-item>
        <text:list-item>
          <text:p text:style-name="P60">Drag to <text:span text:style-name="Emphasis">Text</text:span></text:p>
        </text:list-item>
        <text:list-item>
          <text:p text:style-name="P60">Format as <text:span text:style-name="Strong_20_Emphasis">Percentage</text:span></text:p>
        </text:list-item>
        <text:list-item>
          <text:p text:style-name="P60">Rename worksheet: <text:span text:style-name="Strong_20_Emphasis">KPI – Profit Ratio</text:span></text:p>
        </text:list-item>
      </text:list>
      <text:p text:style-name="Horizontal_20_Line"><text:soft-page-break/></text:p>
      <text:h text:style-name="Heading_20_3" text:outline-level="3">4️⃣ Create KPI: Total Orders</text:h>
      <text:list text:style-name="L55">
        <text:list-item>
          <text:p text:style-name="P61">New worksheet</text:p>
        </text:list-item>
        <text:list-item>
          <text:p text:style-name="P61">Drag <text:span text:style-name="Strong_20_Emphasis">Order ID</text:span> → <text:span text:style-name="Emphasis">Text</text:span></text:p>
        </text:list-item>
        <text:list-item>
          <text:p text:style-name="P61">Change aggregation to <text:span text:style-name="Strong_20_Emphasis">COUNTD</text:span></text:p>
        </text:list-item>
        <text:list-item>
          <text:p text:style-name="P61">Rename: <text:span text:style-name="Strong_20_Emphasis">KPI – Total Orders</text:span></text:p>
        </text:list-item>
      </text:list>
      <text:p text:style-name="Text_20_body">✅ You now have <text:span text:style-name="Strong_20_Emphasis">4 KPI worksheets</text:span></text:p>
      <text:p text:style-name="Horizontal_20_Line"/>
      <text:h text:style-name="Heading_20_1" text:outline-level="1">✅ STEP 2 — Worksheet 2: Sales &amp; Profit Trend (Dual Axis)</text:h>
      <text:h text:style-name="Heading_20_3" text:outline-level="3">🎯 Goal</text:h>
      <text:p text:style-name="Text_20_body">Show how business performance changes over time.</text:p>
      <text:p text:style-name="Horizontal_20_Line"/>
      <text:h text:style-name="Heading_20_3" text:outline-level="3">Steps</text:h>
      <text:list text:style-name="L56">
        <text:list-item>
          <text:p text:style-name="P62">New worksheet → rename: <text:span text:style-name="Strong_20_Emphasis">Sales &amp; Profit Trend</text:span></text:p>
        </text:list-item>
        <text:list-item>
          <text:p text:style-name="P62">Columns → <text:span text:style-name="Strong_20_Emphasis">Order Date</text:span></text:p>
          <text:list>
            <text:list-item>
              <text:p text:style-name="P62">Change to <text:span text:style-name="Strong_20_Emphasis">Month (Continuous)</text:span></text:p>
            </text:list-item>
          </text:list>
        </text:list-item>
        <text:list-item>
          <text:p text:style-name="P62">Rows → <text:span text:style-name="Strong_20_Emphasis">Sales</text:span></text:p>
        </text:list-item>
        <text:list-item>
          <text:p text:style-name="P62">Drag <text:span text:style-name="Strong_20_Emphasis">Profit</text:span> → Rows (next to Sales)</text:p>
        </text:list-item>
        <text:list-item>
          <text:p text:style-name="P62">Right-click Profit axis → <text:span text:style-name="Strong_20_Emphasis">Dual Axis</text:span></text:p>
        </text:list-item>
        <text:list-item>
          <text:p text:style-name="P62">Right-click one axis → <text:span text:style-name="Strong_20_Emphasis">Synchronize Axis</text:span></text:p>
        </text:list-item>
        <text:list-item>
          <text:p text:style-name="P62">Marks:</text:p>
          <text:list>
            <text:list-item>
              <text:p text:style-name="P62">Sales → Line (Blue)</text:p>
            </text:list-item>
            <text:list-item>
              <text:p text:style-name="P62">Profit → Line (Green or Orange)</text:p>
            </text:list-item>
          </text:list>
        </text:list-item>
      </text:list>
      <text:p text:style-name="Text_20_body">📌 This is a <text:span text:style-name="Strong_20_Emphasis">client-favorite chart</text:span></text:p>
      <text:p text:style-name="Horizontal_20_Line"/>
      <text:h text:style-name="Heading_20_1" text:outline-level="1"><text:soft-page-break/>✅ STEP 3 — Worksheet 3: Category &amp; Sub-Category Performance</text:h>
      <text:h text:style-name="Heading_20_3" text:outline-level="3">🎯 Goal</text:h>
      <text:p text:style-name="Text_20_body">Identify profitable vs loss-making products.</text:p>
      <text:p text:style-name="Horizontal_20_Line"/>
      <text:h text:style-name="Heading_20_3" text:outline-level="3">Steps</text:h>
      <text:list text:style-name="L57">
        <text:list-item>
          <text:p text:style-name="P63">New worksheet → rename: <text:span text:style-name="Strong_20_Emphasis">Category Performance</text:span></text:p>
        </text:list-item>
        <text:list-item>
          <text:p text:style-name="P63">Rows → <text:span text:style-name="Strong_20_Emphasis">Sub-Category</text:span></text:p>
        </text:list-item>
        <text:list-item>
          <text:p text:style-name="P63">Columns → <text:span text:style-name="Strong_20_Emphasis">Sales</text:span></text:p>
        </text:list-item>
        <text:list-item>
          <text:p text:style-name="P63">Color → <text:span text:style-name="Strong_20_Emphasis">Profit</text:span></text:p>
        </text:list-item>
        <text:list-item>
          <text:p text:style-name="P63">Sort descending by Sales</text:p>
        </text:list-item>
        <text:list-item>
          <text:p text:style-name="P63">Add reference line (optional):</text:p>
          <text:list>
            <text:list-item>
              <text:p text:style-name="P63">Profit = 0</text:p>
            </text:list-item>
          </text:list>
        </text:list-item>
      </text:list>
      <text:p text:style-name="Text_20_body">🔴 Red = loss | 🟢 Green = profit</text:p>
      <text:p text:style-name="Horizontal_20_Line"/>
      <text:h text:style-name="Heading_20_1" text:outline-level="1">✅ STEP 4 — Worksheet 4: Profit by Region</text:h>
      <text:h text:style-name="Heading_20_3" text:outline-level="3">🎯 Goal</text:h>
      <text:p text:style-name="Text_20_body">See which regions drive profit.</text:p>
      <text:p text:style-name="Horizontal_20_Line"/>
      <text:h text:style-name="Heading_20_3" text:outline-level="3">Option A: Bar Chart</text:h>
      <text:list text:style-name="L58">
        <text:list-item>
          <text:p text:style-name="P64">New worksheet → rename: <text:span text:style-name="Strong_20_Emphasis">Profit by Region</text:span></text:p>
        </text:list-item>
        <text:list-item>
          <text:p text:style-name="P64">Rows → <text:span text:style-name="Strong_20_Emphasis">Region</text:span></text:p>
        </text:list-item>
        <text:list-item>
          <text:p text:style-name="P64">Columns → <text:span text:style-name="Strong_20_Emphasis">Profit</text:span></text:p>
        </text:list-item>
        <text:list-item>
          <text:p text:style-name="P64">Color → Profit</text:p>
        </text:list-item>
        <text:list-item>
          <text:p text:style-name="P64">Sort descending</text:p>
        </text:list-item>
      </text:list>
      <text:h text:style-name="Heading_20_3" text:outline-level="3">Option B: Map (if enabled)</text:h>
      <text:list text:style-name="L59">
        <text:list-item>
          <text:p text:style-name="P65">Double-click <text:span text:style-name="Strong_20_Emphasis">Region</text:span></text:p>
        </text:list-item>
        <text:list-item>
          <text:p text:style-name="P65">Color → Profit</text:p>
        </text:list-item>
      </text:list>
      <text:p text:style-name="Horizontal_20_Line"/>
      <text:h text:style-name="Heading_20_1" text:outline-level="1"><text:soft-page-break/>✅ STEP 5 — Worksheet 5: Top Customers</text:h>
      <text:h text:style-name="Heading_20_3" text:outline-level="3">🎯 Goal</text:h>
      <text:p text:style-name="Text_20_body">Identify high-value customers.</text:p>
      <text:p text:style-name="Horizontal_20_Line"/>
      <text:h text:style-name="Heading_20_3" text:outline-level="3">Steps</text:h>
      <text:list text:style-name="L60">
        <text:list-item>
          <text:p text:style-name="P66">New worksheet → rename: <text:span text:style-name="Strong_20_Emphasis">Top Customers</text:span></text:p>
        </text:list-item>
        <text:list-item>
          <text:p text:style-name="P66">Rows → <text:span text:style-name="Strong_20_Emphasis">Customer Name</text:span></text:p>
        </text:list-item>
        <text:list-item>
          <text:p text:style-name="P66">Columns → <text:span text:style-name="Strong_20_Emphasis">Profit</text:span></text:p>
        </text:list-item>
        <text:list-item>
          <text:p text:style-name="P66">Sort descending</text:p>
        </text:list-item>
        <text:list-item>
          <text:p text:style-name="P66">Filter:</text:p>
          <text:list>
            <text:list-item>
              <text:p text:style-name="P66">Top → Top 10 by Profit</text:p>
            </text:list-item>
          </text:list>
        </text:list-item>
        <text:list-item>
          <text:p text:style-name="P66">Show labels</text:p>
        </text:list-item>
      </text:list>
      <text:p text:style-name="Horizontal_20_Line"/>
      <text:h text:style-name="Heading_20_1" text:outline-level="1">✅ STEP 6 — Dashboard: Executive Sales Overview</text:h>
      <text:h text:style-name="Heading_20_3" text:outline-level="3">🎯 Goal</text:h>
      <text:p text:style-name="Text_20_body">One dashboard a CEO would actually use.</text:p>
      <text:p text:style-name="Horizontal_20_Line"/>
      <text:h text:style-name="Heading_20_3" text:outline-level="3">Create Dashboard</text:h>
      <text:list text:style-name="L61">
        <text:list-item>
          <text:p text:style-name="P67">New Dashboard</text:p>
        </text:list-item>
        <text:list-item>
          <text:p text:style-name="P67">Size → Automatic (or 1200×800)</text:p>
        </text:list-item>
      </text:list>
      <text:h text:style-name="Heading_20_3" text:outline-level="3">Layout (IMPORTANT)</text:h>
      <text:list text:style-name="L62">
        <text:list-item>
          <text:p text:style-name="P68"><text:span text:style-name="Strong_20_Emphasis">Top row:</text:span> 4 KPI tiles</text:p>
        </text:list-item>
        <text:list-item>
          <text:p text:style-name="P68"><text:span text:style-name="Strong_20_Emphasis">Middle:</text:span> Sales &amp; Profit Trend</text:p>
        </text:list-item>
        <text:list-item>
          <text:p text:style-name="P68"><text:span text:style-name="Strong_20_Emphasis">Bottom left:</text:span> Category Performance</text:p>
        </text:list-item>
        <text:list-item>
          <text:p text:style-name="P68"><text:span text:style-name="Strong_20_Emphasis">Bottom right:</text:span> Profit by Region</text:p>
        </text:list-item>
      </text:list>
      <text:h text:style-name="Heading_20_3" text:outline-level="3">Add Filters</text:h>
      <text:list text:style-name="L63">
        <text:list-item>
          <text:p text:style-name="P69">Region</text:p>
        </text:list-item>
        <text:list-item>
          <text:p text:style-name="P69">Category</text:p>
        </text:list-item>
        <text:list-item>
          <text:p text:style-name="P69"><text:soft-page-break/>Order Date</text:p>
        </text:list-item>
      </text:list>
      <text:p text:style-name="Text_20_body">Right-click filter → <text:span text:style-name="Strong_20_Emphasis">Apply to all worksheets</text:span></text:p>
      <text:p text:style-name="Horizontal_20_Line"/>
      <text:h text:style-name="Heading_20_1" text:outline-level="1">🧠 STEP 6.5 — Write Client-Style Insights (ADD TEXT)</text:h>
      <text:p text:style-name="Text_20_body">Add a <text:span text:style-name="Strong_20_Emphasis">Text box</text:span> with:</text:p>
      <text:p text:style-name="Quotations"><text:span text:style-name="Strong_20_Emphasis">Key Insights</text:span></text:p>
      <text:list text:style-name="L64">
        <text:list-item>
          <text:p text:style-name="P8">Technology category generates highest profit</text:p>
        </text:list-item>
        <text:list-item>
          <text:p text:style-name="P8">Furniture has loss-making sub-categories</text:p>
        </text:list-item>
        <text:list-item>
          <text:p text:style-name="P8">West region leads in profitability</text:p>
        </text:list-item>
        <text:list-item>
          <text:p text:style-name="P8">Profit trends vary seasonally</text:p>
        </text:list-item>
      </text:list>
      <text:p text:style-name="Text_20_body">🔥 This separates beginners from professionals.</text:p>
      <text:p text:style-name="Horizontal_20_Line"/>
      <text:h text:style-name="Heading_20_1" text:outline-level="1">✅ YOU HAVE COMPLETED 1–6 🎉</text:h>
      <text:p text:style-name="Text_20_body">You now have:<text:line-break/>✔ KPI dashboard<text:line-break/>✔ Trend analysis<text:line-break/>✔ Profitability analysis<text:line-break/>✔ Executive-level layout</text:p>
      <text:p text:style-name="Horizontal_20_Line"/>
      <text:h text:style-name="Heading_20_2" text:outline-level="2">🔥 NEXT (Choose ONE)</text:h>
      <text:p text:style-name="Text_20_body">Reply with a number 👇</text:p>
      <text:p text:style-name="Text_20_body">7️⃣ Tableau <text:span text:style-name="Strong_20_Emphasis">design &amp; color best practices</text:span><text:line-break/>8️⃣ Tableau <text:span text:style-name="Strong_20_Emphasis">Story creation (client narrative)</text:span><text:line-break/>9️⃣ <text:span text:style-name="Strong_20_Emphasis">Publish + screenshot + README update</text:span><text:line-break/>🔟 <text:span text:style-name="Strong_20_Emphasis">Upwork proposal using Superstore project</text:span></text:p>
      <text:p text:style-name="Text_20_body">Say the number — we keep going 🚀</text:p>
      <text:p text:style-name="Text_20_body">2</text:p>
      <text:p text:style-name="Text_20_body">Got it — quick check before we continue 👍</text:p>
      <text:p text:style-name="Text_20_body">When you replied <text:span text:style-name="Strong_20_Emphasis">“2”</text:span>, which one did you mean?</text:p>
      <text:p text:style-name="Text_20_body"><text:soft-page-break/><text:span text:style-name="Strong_20_Emphasis">Please pick one clearly so I don’t go the wrong direction:</text:span></text:p>
      <text:list text:style-name="L65">
        <text:list-item>
          <text:p text:style-name="P70"><text:span text:style-name="Strong_20_Emphasis">2️⃣ Step 2 again</text:span> (Sales &amp; Profit Trend – explain more / redo slowly)<text:line-break/><text:span text:style-name="Strong_20_Emphasis">or</text:span></text:p>
        </text:list-item>
        <text:list-item>
          <text:p text:style-name="P70"><text:span text:style-name="Strong_20_Emphasis">7️⃣ Tableau design &amp; color best practices</text:span></text:p>
        </text:list-item>
        <text:list-item>
          <text:p text:style-name="P70"><text:span text:style-name="Strong_20_Emphasis">8️⃣ Tableau Story creation (client narrative)</text:span></text:p>
        </text:list-item>
        <text:list-item>
          <text:p text:style-name="P70"><text:span text:style-name="Strong_20_Emphasis">9️⃣ Publish dashboard + screenshot + README update</text:span></text:p>
        </text:list-item>
        <text:list-item>
          <text:p text:style-name="P70"><text:span text:style-name="Strong_20_Emphasis">🔟 Upwork proposal using this Tableau project</text:span></text:p>
        </text:list-item>
      </text:list>
      <text:p text:style-name="Text_20_body">Just reply with <text:span text:style-name="Strong_20_Emphasis">the number</text:span> (or say “redo step 2”).<text:line-break/>We’ll continue immediately 🚀</text:p>
      <text:p text:style-name="Text_20_body">7</text:p>
      <text:p text:style-name="Text_20_body">Perfect choice 😄 — <text:span text:style-name="Strong_20_Emphasis">Step 7 is where dashboards go from “student” to “professional.”</text:span><text:line-break/>Let’s do <text:span text:style-name="Strong_20_Emphasis">Tableau Design &amp; Color Best Practices</text:span>, exactly how clients expect it.</text:p>
      <text:p text:style-name="Horizontal_20_Line"/>
      <text:h text:style-name="Heading_20_1" text:outline-level="1">🎨 STEP 7 — Tableau Design &amp; Color Best Practices (Client-Ready)</text:h>
      <text:h text:style-name="Heading_20_2" text:outline-level="2">🎯 Goal</text:h>
      <text:p text:style-name="Text_20_body">Make your dashboard:</text:p>
      <text:list text:style-name="L66">
        <text:list-item>
          <text:p text:style-name="P71">Clean</text:p>
        </text:list-item>
        <text:list-item>
          <text:p text:style-name="P71">Readable</text:p>
        </text:list-item>
        <text:list-item>
          <text:p text:style-name="P71">Professional</text:p>
        </text:list-item>
        <text:list-item>
          <text:p text:style-name="P71">Client / Upwork ready</text:p>
        </text:list-item>
      </text:list>
      <text:p text:style-name="Horizontal_20_Line"/>
      <text:h text:style-name="Heading_20_2" text:outline-level="2">7.1 Use a Consistent Color Palette</text:h>
      <text:h text:style-name="Heading_20_3" text:outline-level="3">✅ Recommended (Safe for clients)</text:h>
      <text:list text:style-name="L67">
        <text:list-item>
          <text:p text:style-name="P72"><text:span text:style-name="Strong_20_Emphasis">Sales</text:span> → Blue</text:p>
        </text:list-item>
        <text:list-item>
          <text:p text:style-name="P72"><text:span text:style-name="Strong_20_Emphasis">Profit</text:span> → Green (positive) / Red (negative)</text:p>
        </text:list-item>
        <text:list-item>
          <text:p text:style-name="P72"><text:span text:style-name="Strong_20_Emphasis">Neutral text</text:span> → Dark gray (not black)</text:p>
        </text:list-item>
      </text:list>
      <text:h text:style-name="Heading_20_3" text:outline-level="3">How to set:</text:h>
      <text:list text:style-name="L68">
        <text:list-item>
          <text:p text:style-name="P73">Marks card → Color</text:p>
        </text:list-item>
        <text:list-item>
          <text:p text:style-name="P73">Edit Colors</text:p>
        </text:list-item>
        <text:list-item>
          <text:p text:style-name="P73"><text:soft-page-break/>Choose <text:span text:style-name="Strong_20_Emphasis">Tableau Default</text:span> or <text:span text:style-name="Strong_20_Emphasis">Blue–Orange Diverging</text:span></text:p>
        </text:list-item>
        <text:list-item>
          <text:p text:style-name="P73">Center at <text:span text:style-name="Strong_20_Emphasis">0</text:span> for Profit</text:p>
        </text:list-item>
      </text:list>
      <text:p text:style-name="Text_20_body">❌ Avoid:</text:p>
      <text:list text:style-name="L69">
        <text:list-item>
          <text:p text:style-name="P74">Rainbow colors</text:p>
        </text:list-item>
        <text:list-item>
          <text:p text:style-name="P74">Random colors per chart</text:p>
        </text:list-item>
      </text:list>
      <text:p text:style-name="Horizontal_20_Line"/>
      <text:h text:style-name="Heading_20_2" text:outline-level="2">7.2 Use Color ONLY for Meaning</text:h>
      <text:p text:style-name="Text_20_body">Ask yourself:</text:p>
      <text:p text:style-name="Quotations">“Does this color explain something?”</text:p>
      <text:h text:style-name="Heading_20_3" text:outline-level="3">Good use:</text:h>
      <text:list text:style-name="L70">
        <text:list-item>
          <text:p text:style-name="P75">Profit → color</text:p>
        </text:list-item>
        <text:list-item>
          <text:p text:style-name="P75">Loss → red</text:p>
        </text:list-item>
        <text:list-item>
          <text:p text:style-name="P75">Region → color on maps</text:p>
        </text:list-item>
      </text:list>
      <text:h text:style-name="Heading_20_3" text:outline-level="3">Bad use:</text:h>
      <text:list text:style-name="L71">
        <text:list-item>
          <text:p text:style-name="P76">Coloring every bar differently “just because”</text:p>
        </text:list-item>
      </text:list>
      <text:p text:style-name="Text_20_body">📌 Clients hate confusing dashboards.</text:p>
      <text:p text:style-name="Horizontal_20_Line"/>
      <text:h text:style-name="Heading_20_2" text:outline-level="2">7.3 Font Rules (Very Important)</text:h>
      <text:h text:style-name="Heading_20_3" text:outline-level="3">Recommended Fonts</text:h>
      <text:list text:style-name="L72">
        <text:list-item>
          <text:p text:style-name="P77"><text:span text:style-name="Strong_20_Emphasis">Tableau Book</text:span></text:p>
        </text:list-item>
        <text:list-item>
          <text:p text:style-name="P77"><text:span text:style-name="Strong_20_Emphasis">Arial</text:span></text:p>
        </text:list-item>
        <text:list-item>
          <text:p text:style-name="P77"><text:span text:style-name="Strong_20_Emphasis">Segoe UI</text:span></text:p>
        </text:list-item>
      </text:list>
      <text:h text:style-name="Heading_20_3" text:outline-level="3">Size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Element</text:p>
            </table:table-cell>
            <table:table-cell table:style-name="Table2.A1" office:value-type="string">
              <text:p text:style-name="Table_20_Heading">Size</text:p>
            </table:table-cell>
          </table:table-row>
        </table:table-header-rows>
        <table:table-row>
          <table:table-cell table:style-name="Table2.A1" office:value-type="string">
            <text:p text:style-name="Table_20_Contents">KPI numbers</text:p>
          </table:table-cell>
          <table:table-cell table:style-name="Table2.A1" office:value-type="string">
            <text:p text:style-name="Table_20_Contents">28–36</text:p>
          </table:table-cell>
        </table:table-row>
        <table:table-row>
          <table:table-cell table:style-name="Table2.A1" office:value-type="string">
            <text:p text:style-name="Table_20_Contents">Titles</text:p>
          </table:table-cell>
          <table:table-cell table:style-name="Table2.A1" office:value-type="string">
            <text:p text:style-name="Table_20_Contents">14–18</text:p>
          </table:table-cell>
        </table:table-row>
        <table:table-row>
          <table:table-cell table:style-name="Table2.A1" office:value-type="string">
            <text:p text:style-name="Table_20_Contents">Axis labels</text:p>
          </table:table-cell>
          <table:table-cell table:style-name="Table2.A1" office:value-type="string">
            <text:p text:style-name="Table_20_Contents">10–11</text:p>
          </table:table-cell>
        </table:table-row>
        <table:table-row>
          <table:table-cell table:style-name="Table2.A1" office:value-type="string">
            <text:p text:style-name="Table_20_Contents">Filters</text:p>
          </table:table-cell>
          <table:table-cell table:style-name="Table2.A1" office:value-type="string">
            <text:p text:style-name="Table_20_Contents">10</text:p>
          </table:table-cell>
        </table:table-row>
      </table:table>
      <text:h text:style-name="Heading_20_3" text:outline-level="3">How to set globally:</text:h>
      <text:list text:style-name="L73">
        <text:list-item>
          <text:p text:style-name="P78">Format → Workbook</text:p>
        </text:list-item>
        <text:list-item>
          <text:p text:style-name="P78"><text:soft-page-break/>Set font once</text:p>
        </text:list-item>
      </text:list>
      <text:p text:style-name="Horizontal_20_Line"/>
      <text:h text:style-name="Heading_20_2" text:outline-level="2">7.4 Clean Your Titles (Business Language)</text:h>
      <text:p text:style-name="Text_20_body">❌ Bad:</text:p>
      <text:p text:style-name="P2"><text:span text:style-name="Source_20_Text">SUM(Sales) by Order Date</text:span></text:p>
      <text:p text:style-name="Text_20_body">✅ Good:</text:p>
      <text:p text:style-name="P2"><text:span text:style-name="Source_20_Text">Monthly Sales Trend</text:span></text:p>
      <text:h text:style-name="Heading_20_3" text:outline-level="3">Format titles like this:</text:h>
      <text:p text:style-name="Text_20_body"><text:span text:style-name="Strong_20_Emphasis">What + By + Time/Category</text:span></text:p>
      <text:p text:style-name="Text_20_body">Examples:</text:p>
      <text:list text:style-name="L74">
        <text:list-item>
          <text:p text:style-name="P79">Profit by Region</text:p>
        </text:list-item>
        <text:list-item>
          <text:p text:style-name="P79">Sales by Sub-Category</text:p>
        </text:list-item>
        <text:list-item>
          <text:p text:style-name="P79">Top 10 Customers by Profit</text:p>
        </text:list-item>
      </text:list>
      <text:p text:style-name="Horizontal_20_Line"/>
      <text:h text:style-name="Heading_20_2" text:outline-level="2">7.5 Remove Chart Junk</text:h>
      <text:h text:style-name="Heading_20_3" text:outline-level="3">Remove:</text:h>
      <text:list text:style-name="L75">
        <text:list-item>
          <text:p text:style-name="P80">Gridlines (Format → Lines → None)</text:p>
        </text:list-item>
        <text:list-item>
          <text:p text:style-name="P80">Borders</text:p>
        </text:list-item>
        <text:list-item>
          <text:p text:style-name="P80">Heavy axis lines</text:p>
        </text:list-item>
        <text:list-item>
          <text:p text:style-name="P80">Repeated legends</text:p>
        </text:list-item>
      </text:list>
      <text:p text:style-name="Text_20_body">Minimal = professional.</text:p>
      <text:p text:style-name="Horizontal_20_Line"/>
      <text:h text:style-name="Heading_20_2" text:outline-level="2">7.6 Align Everything (Looks = Trust)</text:h>
      <text:list text:style-name="L76">
        <text:list-item>
          <text:p text:style-name="P81">Dashboard → Layout tab</text:p>
        </text:list-item>
        <text:list-item>
          <text:p text:style-name="P81">Use:</text:p>
          <text:list>
            <text:list-item>
              <text:p text:style-name="P81">Padding (8–12 px)</text:p>
            </text:list-item>
            <text:list-item>
              <text:p text:style-name="P81">Containers (Vertical &amp; Horizontal)</text:p>
            </text:list-item>
          </text:list>
        </text:list-item>
      </text:list>
      <text:p text:style-name="Text_20_body">📌 If it looks messy, clients assume your analysis is messy.</text:p>
      <text:p text:style-name="Horizontal_20_Line"/>
      <text:h text:style-name="Heading_20_2" text:outline-level="2"><text:soft-page-break/>7.7 KPI Formatting (Critical)</text:h>
      <text:h text:style-name="Heading_20_3" text:outline-level="3">KPI Best Practice</text:h>
      <text:list text:style-name="L77">
        <text:list-item>
          <text:p text:style-name="P82">Big number</text:p>
        </text:list-item>
        <text:list-item>
          <text:p text:style-name="P82">Small label underneath</text:p>
        </text:list-item>
      </text:list>
      <text:p text:style-name="Text_20_body">Example:</text:p>
      <text:p text:style-name="P1"><text:span text:style-name="Source_20_Text">$2.3M</text:span></text:p>
      <text:p text:style-name="P4"><text:span text:style-name="Source_20_Text">Total Sales</text:span></text:p>
      <text:h text:style-name="Heading_20_3" text:outline-level="3">How:</text:h>
      <text:list text:style-name="L78">
        <text:list-item>
          <text:p text:style-name="P83">Edit Text</text:p>
        </text:list-item>
        <text:list-item>
          <text:p text:style-name="P83">Line break</text:p>
        </text:list-item>
        <text:list-item>
          <text:p text:style-name="P83">Smaller font for label</text:p>
        </text:list-item>
      </text:list>
      <text:p text:style-name="Horizontal_20_Line"/>
      <text:h text:style-name="Heading_20_2" text:outline-level="2">7.8 Dashboard Spacing Rules</text:h>
      <text:list text:style-name="L79">
        <text:list-item>
          <text:p text:style-name="P84">White space is <text:span text:style-name="Strong_20_Emphasis">good</text:span></text:p>
        </text:list-item>
        <text:list-item>
          <text:p text:style-name="P84">Do NOT fill every inch</text:p>
        </text:list-item>
        <text:list-item>
          <text:p text:style-name="P84">Group related charts together</text:p>
        </text:list-item>
      </text:list>
      <text:p text:style-name="Text_20_body">Think like a magazine layout.</text:p>
      <text:p text:style-name="Horizontal_20_Line"/>
      <text:h text:style-name="Heading_20_2" text:outline-level="2">7.9 Use Filters Like a Pro</text:h>
      <text:h text:style-name="Heading_20_3" text:outline-level="3">Filters to show:</text:h>
      <text:list text:style-name="L80">
        <text:list-item>
          <text:p text:style-name="P85">Date</text:p>
        </text:list-item>
        <text:list-item>
          <text:p text:style-name="P85">Region</text:p>
        </text:list-item>
        <text:list-item>
          <text:p text:style-name="P85">Category</text:p>
        </text:list-item>
      </text:list>
      <text:h text:style-name="Heading_20_3" text:outline-level="3">Filter style:</text:h>
      <text:list text:style-name="L81">
        <text:list-item>
          <text:p text:style-name="P86">Dropdown</text:p>
        </text:list-item>
        <text:list-item>
          <text:p text:style-name="P86">Single value (not multi unless needed)</text:p>
        </text:list-item>
      </text:list>
      <text:p text:style-name="Text_20_body">Rename filters:<text:line-break/>❌ Category (Category)<text:line-break/>✅ Product Category</text:p>
      <text:p text:style-name="Horizontal_20_Line"/>
      <text:h text:style-name="Heading_20_2" text:outline-level="2"><text:soft-page-break/>7.10 Tooltip Design (Hidden Power)</text:h>
      <text:p text:style-name="Text_20_body">Edit tooltips:</text:p>
      <text:list text:style-name="L82">
        <text:list-item>
          <text:p text:style-name="P87">Remove raw field names</text:p>
        </text:list-item>
        <text:list-item>
          <text:p text:style-name="P87">Add insights</text:p>
        </text:list-item>
      </text:list>
      <text:p text:style-name="Text_20_body">Example:</text:p>
      <text:p text:style-name="P1"><text:span text:style-name="Source_20_Text">Profit: &lt;b&gt;&lt;font color='green'&gt;$&lt;Profit&gt;&lt;/font&gt;&lt;/b&gt;</text:span></text:p>
      <text:p text:style-name="P4"><text:span text:style-name="Source_20_Text">Sales: $&lt;Sales&gt;</text:span></text:p>
      <text:p text:style-name="Text_20_body">Clients LOVE this.</text:p>
      <text:p text:style-name="Horizontal_20_Line"/>
      <text:h text:style-name="Heading_20_1" text:outline-level="1">🧠 Client Mindset Rule (Remember This)</text:h>
      <text:p text:style-name="Quotations">“If a CEO sees this for 30 seconds, will they understand the story?”</text:p>
      <text:p text:style-name="Text_20_body">If yes → ✅<text:line-break/>If no → simplify.</text:p>
      <text:p text:style-name="Horizontal_20_Line"/>
      <text:h text:style-name="Heading_20_1" text:outline-level="1">✅ STEP 7 COMPLETE 🎉</text:h>
      <text:p text:style-name="Text_20_body">You now:<text:line-break/>✔ Look professional<text:line-break/>✔ Use business design logic<text:line-break/>✔ Are client-ready</text:p>
      <text:p text:style-name="Horizontal_20_Line"/>
      <text:h text:style-name="Heading_20_2" text:outline-level="2">🔥 NEXT — Your Choice</text:h>
      <text:p text:style-name="Text_20_body">Reply with one number 👇</text:p>
      <text:p text:style-name="Text_20_body">8️⃣ Create a <text:span text:style-name="Strong_20_Emphasis">Tableau Story (narrative slides)</text:span><text:line-break/>9️⃣ Publish dashboard + screenshot + README update<text:line-break/>🔟 Write <text:span text:style-name="Strong_20_Emphasis">Upwork proposal</text:span> using this project</text:p>
      <text:p text:style-name="Text_20_body">Say the number — we keep building 🚀</text:p>
      <text:p text:style-name="Text_20_body">8</text:p>
      <text:p text:style-name="Text_20_body">Perfect! Step 8 is all about turning your Tableau dashboard into a <text:span text:style-name="Strong_20_Emphasis">storytelling narrative</text:span> — the kind clients notice immediately. Let’s break it down.</text:p>
      <text:p text:style-name="Horizontal_20_Line"/>
      <text:h text:style-name="Heading_20_1" text:outline-level="1"><text:soft-page-break/>📖 STEP 8 — Tableau Story (Narrative Slides)</text:h>
      <text:h text:style-name="Heading_20_2" text:outline-level="2">🎯 Goal</text:h>
      <text:list text:style-name="L83">
        <text:list-item>
          <text:p text:style-name="P88">Transform your dashboards into a <text:span text:style-name="Strong_20_Emphasis">story</text:span></text:p>
        </text:list-item>
        <text:list-item>
          <text:p text:style-name="P88">Highlight insights for clients or stakeholders</text:p>
        </text:list-item>
        <text:list-item>
          <text:p text:style-name="P88">Make it easy to follow with <text:span text:style-name="Strong_20_Emphasis">1–2 key points per slide</text:span></text:p>
        </text:list-item>
      </text:list>
      <text:p text:style-name="Horizontal_20_Line"/>
      <text:h text:style-name="Heading_20_2" text:outline-level="2">8.1 What is a Tableau Story?</text:h>
      <text:list text:style-name="L84">
        <text:list-item>
          <text:p text:style-name="P89">A <text:span text:style-name="Strong_20_Emphasis">Story</text:span> in Tableau is a sequence of sheets/dashboards, like slides in PowerPoint.</text:p>
        </text:list-item>
        <text:list-item>
          <text:p text:style-name="P89">Each “story point” can focus on:</text:p>
          <text:list>
            <text:list-item>
              <text:p text:style-name="P89">Sales trends</text:p>
            </text:list-item>
            <text:list-item>
              <text:p text:style-name="P89">Regional insights</text:p>
            </text:list-item>
            <text:list-item>
              <text:p text:style-name="P89">Top products or platforms</text:p>
            </text:list-item>
          </text:list>
        </text:list-item>
      </text:list>
      <text:p text:style-name="Horizontal_20_Line"/>
      <text:h text:style-name="Heading_20_2" text:outline-level="2">8.2 Create a Story</text:h>
      <text:list text:style-name="L85">
        <text:list-item>
          <text:p text:style-name="P90">Click <text:span text:style-name="Strong_20_Emphasis">New Story</text:span> at the bottom of Tableau.</text:p>
        </text:list-item>
        <text:list-item>
          <text:p text:style-name="P90">Drag a <text:span text:style-name="Strong_20_Emphasis">Dashboard</text:span> or <text:span text:style-name="Strong_20_Emphasis">Sheet</text:span> into the story point.</text:p>
        </text:list-item>
        <text:list-item>
          <text:p text:style-name="P90">Give each story point a <text:span text:style-name="Strong_20_Emphasis">title</text:span> that describes the insight.</text:p>
        </text:list-item>
      </text:list>
      <text:p text:style-name="Horizontal_20_Line"/>
      <text:h text:style-name="Heading_20_2" text:outline-level="2">8.3 Storytelling Flow</text:h>
      <text:list text:style-name="L86">
        <text:list-item>
          <text:p text:style-name="P91"><text:span text:style-name="Strong_20_Emphasis">Slide 1:</text:span> Introduction</text:p>
          <text:list>
            <text:list-item>
              <text:p text:style-name="P91">Title: “Global Video Game Sales Overview”</text:p>
            </text:list-item>
            <text:list-item>
              <text:p text:style-name="P91">Dashboard: Total sales by region/platform</text:p>
            </text:list-item>
          </text:list>
        </text:list-item>
        <text:list-item>
          <text:p text:style-name="P91"><text:span text:style-name="Strong_20_Emphasis">Slide 2:</text:span> Top Insights</text:p>
          <text:list>
            <text:list-item>
              <text:p text:style-name="P91">Title: “Top 10 Best-Selling Games”</text:p>
            </text:list-item>
            <text:list-item>
              <text:p text:style-name="P91">Highlight games with highest sales</text:p>
            </text:list-item>
          </text:list>
        </text:list-item>
        <text:list-item>
          <text:p text:style-name="P91"><text:span text:style-name="Strong_20_Emphasis">Slide 3:</text:span> Trends Over Time</text:p>
          <text:list>
            <text:list-item>
              <text:p text:style-name="P91">Title: “Sales Trends by Year”</text:p>
            </text:list-item>
            <text:list-item>
              <text:p text:style-name="P91">Line chart showing yearly growth</text:p>
            </text:list-item>
          </text:list>
        </text:list-item>
        <text:list-item>
          <text:p text:style-name="P91"><text:span text:style-name="Strong_20_Emphasis">Slide 4:</text:span> Regional Insights</text:p>
          <text:list>
            <text:list-item>
              <text:p text:style-name="P91"><text:soft-page-break/>Title: “Regional Performance”</text:p>
            </text:list-item>
            <text:list-item>
              <text:p text:style-name="P91">Map chart showing sales by continent</text:p>
            </text:list-item>
          </text:list>
        </text:list-item>
        <text:list-item>
          <text:p text:style-name="P91"><text:span text:style-name="Strong_20_Emphasis">Slide 5:</text:span> Recommendations (Optional)</text:p>
          <text:list>
            <text:list-item>
              <text:p text:style-name="P91">Text box with insights for business strategy</text:p>
            </text:list-item>
          </text:list>
        </text:list-item>
      </text:list>
      <text:p text:style-name="Horizontal_20_Line"/>
      <text:h text:style-name="Heading_20_2" text:outline-level="2">8.4 Story Design Tips</text:h>
      <text:list text:style-name="L87">
        <text:list-item>
          <text:p text:style-name="P92"><text:span text:style-name="Strong_20_Emphasis">Keep it simple</text:span> – 1 insight per slide.</text:p>
        </text:list-item>
        <text:list-item>
          <text:p text:style-name="P92"><text:span text:style-name="Strong_20_Emphasis">Use descriptive titles</text:span> – clients should understand without reading details.</text:p>
        </text:list-item>
        <text:list-item>
          <text:p text:style-name="P92"><text:span text:style-name="Strong_20_Emphasis">Highlight numbers</text:span> – bold key KPIs.</text:p>
        </text:list-item>
        <text:list-item>
          <text:p text:style-name="P92"><text:span text:style-name="Strong_20_Emphasis">Consistent colors</text:span> – use the same palette from Step 7.</text:p>
        </text:list-item>
        <text:list-item>
          <text:p text:style-name="P92"><text:span text:style-name="Strong_20_Emphasis">Annotations</text:span> – add arrows or notes to emphasize trends.</text:p>
        </text:list-item>
      </text:list>
      <text:p text:style-name="Horizontal_20_Line"/>
      <text:h text:style-name="Heading_20_2" text:outline-level="2">8.5 Export &amp; Share</text:h>
      <text:list text:style-name="L88">
        <text:list-item>
          <text:p text:style-name="P93">Tableau → File → Export → PDF / Image</text:p>
        </text:list-item>
        <text:list-item>
          <text:p text:style-name="P93">Upload screenshots to <text:span text:style-name="Source_20_Text">images/</text:span> in your repo</text:p>
        </text:list-item>
        <text:list-item>
          <text:p text:style-name="P93">Optional: Publish to <text:span text:style-name="Strong_20_Emphasis">Tableau Public</text:span> and link in README</text:p>
        </text:list-item>
      </text:list>
      <text:p text:style-name="Horizontal_20_Line"/>
      <text:h text:style-name="Heading_20_2" text:outline-level="2">📝 Example Story Title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Story Point</text:p>
            </table:table-cell>
            <table:table-cell table:style-name="Table3.A1" office:value-type="string">
              <text:p text:style-name="Table_20_Heading">Example Title</text:p>
            </table:table-cell>
          </table:table-row>
        </table:table-header-rows>
        <table:table-row>
          <table:table-cell table:style-name="Table3.A1" office:value-type="string">
            <text:p text:style-name="Table_20_Contents">1</text:p>
          </table:table-cell>
          <table:table-cell table:style-name="Table3.A1" office:value-type="string">
            <text:p text:style-name="Table_20_Contents">Global Sales Overview</text:p>
          </table:table-cell>
        </table:table-row>
        <table:table-row>
          <table:table-cell table:style-name="Table3.A1" office:value-type="string">
            <text:p text:style-name="Table_20_Contents">2</text:p>
          </table:table-cell>
          <table:table-cell table:style-name="Table3.A1" office:value-type="string">
            <text:p text:style-name="Table_20_Contents">Top 10 Best-Selling Games</text:p>
          </table:table-cell>
        </table:table-row>
        <table:table-row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Yearly Sales Trend</text:p>
          </table:table-cell>
        </table:table-row>
        <table:table-row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Regional Performance Map</text:p>
          </table:table-cell>
        </table:table-row>
        <table:table-row>
          <table:table-cell table:style-name="Table3.A1" office:value-type="string">
            <text:p text:style-name="Table_20_Contents">5</text:p>
          </table:table-cell>
          <table:table-cell table:style-name="Table3.A1" office:value-type="string">
            <text:p text:style-name="Table_20_Contents">Recommendations &amp; Insights</text:p>
          </table:table-cell>
        </table:table-row>
      </table:table>
      <text:p text:style-name="Horizontal_20_Line"/>
      <text:p text:style-name="Text_20_body">✅ Step 8 complete!<text:line-break/>Your Tableau dashboards are now <text:span text:style-name="Strong_20_Emphasis">client-ready stories</text:span>.</text:p>
      <text:p text:style-name="Horizontal_20_Line"/>
      <text:p text:style-name="Text_20_body">Next choice for building your portfolio:</text:p>
      <text:p text:style-name="Text_20_body">9️⃣ Publish dashboard + screenshot + update README<text:line-break/>🔟 Write <text:span text:style-name="Strong_20_Emphasis">Upwork proposal</text:span> using this project</text:p>
      <text:p text:style-name="Text_20_body">Pick a number to continue 🚀</text:p>
      <text:p text:style-name="Text_20_body">9</text:p>
      <text:p text:style-name="Text_20_body"><text:soft-page-break/>Great! Step 9 is about <text:span text:style-name="Strong_20_Emphasis">publishing your Tableau dashboard</text:span> and adding it to your GitHub repo with a screenshot. This makes your work portfolio-ready.</text:p>
      <text:p text:style-name="Horizontal_20_Line"/>
      <text:h text:style-name="Heading_20_1" text:outline-level="1">📢 STEP 9 — Publish Dashboard &amp; Add to Repository</text:h>
      <text:h text:style-name="Heading_20_2" text:outline-level="2">🎯 Goal</text:h>
      <text:list text:style-name="L89">
        <text:list-item>
          <text:p text:style-name="P94">Make your Tableau project <text:span text:style-name="Strong_20_Emphasis">visible publicly</text:span></text:p>
        </text:list-item>
        <text:list-item>
          <text:p text:style-name="P94">Add screenshots for your GitHub repo</text:p>
        </text:list-item>
        <text:list-item>
          <text:p text:style-name="P94">Optionally link Tableau Public dashboard</text:p>
        </text:list-item>
      </text:list>
      <text:p text:style-name="Horizontal_20_Line"/>
      <text:h text:style-name="Heading_20_2" text:outline-level="2">9.1 Export Dashboard Screenshot</text:h>
      <text:list text:style-name="L90">
        <text:list-item>
          <text:p text:style-name="P95">Open your Tableau workbook (<text:span text:style-name="Source_20_Text">video_game_sales_workbook.twbx</text:span>).</text:p>
        </text:list-item>
        <text:list-item>
          <text:p text:style-name="P95">Go to the <text:span text:style-name="Strong_20_Emphasis">Dashboard</text:span> you want to showcase.</text:p>
        </text:list-item>
        <text:list-item>
          <text:p text:style-name="P95">Click <text:span text:style-name="Strong_20_Emphasis">File → Export → Image</text:span>.</text:p>
        </text:list-item>
        <text:list-item>
          <text:p text:style-name="P95">Save as <text:span text:style-name="Source_20_Text">dashboard_screenshot.png</text:span> in the <text:span text:style-name="Source_20_Text">images/</text:span> folder of your project.</text:p>
        </text:list-item>
      </text:list>
      <text:p text:style-name="Quotations">Tip: Use <text:span text:style-name="Strong_20_Emphasis">high resolution</text:span> (1920x1080) for clear screenshots.</text:p>
      <text:p text:style-name="Horizontal_20_Line"/>
      <text:h text:style-name="Heading_20_2" text:outline-level="2">9.2 Publish to Tableau Public (Optional but Recommended)</text:h>
      <text:list text:style-name="L91">
        <text:list-item>
          <text:p text:style-name="P96">Create a free account at <text:a xlink:type="simple" xlink:href="https://public.tableau.com/" office:target-frame-name="_new" xlink:show="replace" text:style-name="Internet_20_link" text:visited-style-name="Visited_20_Internet_20_Link">Tableau Public</text:a>.</text:p>
        </text:list-item>
        <text:list-item>
          <text:p text:style-name="P96">Open your workbook in Tableau Desktop.</text:p>
        </text:list-item>
        <text:list-item>
          <text:p text:style-name="P96">Click <text:span text:style-name="Strong_20_Emphasis">Server → Tableau Public → Save to Tableau Public As…</text:span></text:p>
        </text:list-item>
        <text:list-item>
          <text:p text:style-name="P96">Log in and publish.</text:p>
        </text:list-item>
        <text:list-item>
          <text:p text:style-name="P96">Copy the <text:span text:style-name="Strong_20_Emphasis">URL</text:span> to your published dashboard.</text:p>
        </text:list-item>
      </text:list>
      <text:p text:style-name="Horizontal_20_Line"/>
      <text:h text:style-name="Heading_20_2" text:outline-level="2">9.3 Update README.md</text:h>
      <text:p text:style-name="Text_20_body">Add the screenshot and Tableau Public link to your README:</text:p>
      <text:p text:style-name="P1"><text:span text:style-name="Source_20_Text">## Tableau Dashboard Preview</text:span></text:p>
      <text:p text:style-name="P3"/>
      <text:p text:style-name="P3"><text:span text:style-name="Source_20_Text">![Dashboard Screenshot](images/dashboard_screenshot.png)</text:span></text:p>
      <text:p text:style-name="P3"/>
      <text:p text:style-name="P4"><text:soft-page-break/><text:span text:style-name="Source_20_Text">Explore the live dashboard on [Tableau Public](https://public.tableau.com/views/YourDashboardURL)</text:span></text:p>
      <text:p text:style-name="Horizontal_20_Line"/>
      <text:h text:style-name="Heading_20_2" text:outline-level="2">9.4 Commit &amp; Push to GitHub</text:h>
      <text:list text:style-name="L92">
        <text:list-item>
          <text:p text:style-name="P97">Open terminal in your project folder:</text:p>
        </text:list-item>
      </text:list>
      <text:p text:style-name="P1"><text:span text:style-name="Source_20_Text">git add .</text:span></text:p>
      <text:p text:style-name="P3"><text:span text:style-name="Source_20_Text">git commit -m "Add cleaned dataset, Tableau workbook, and dashboard screenshot"</text:span></text:p>
      <text:p text:style-name="P4"><text:span text:style-name="Source_20_Text">git push origin main</text:span></text:p>
      <text:list text:style-name="L93">
        <text:list-item>
          <text:p text:style-name="P98">Your repo now shows:</text:p>
          <text:list>
            <text:list-item>
              <text:p text:style-name="P98"><text:span text:style-name="Source_20_Text">data/video_game_sales_cleaned.csv</text:span></text:p>
            </text:list-item>
            <text:list-item>
              <text:p text:style-name="P98"><text:span text:style-name="Source_20_Text">tableau/video_game_sales_workbook.twbx</text:span></text:p>
            </text:list-item>
            <text:list-item>
              <text:p text:style-name="P98"><text:span text:style-name="Source_20_Text">images/dashboard_screenshot.png</text:span></text:p>
            </text:list-item>
            <text:list-item>
              <text:p text:style-name="P98">Updated <text:span text:style-name="Source_20_Text">README.md</text:span> with screenshot &amp; link</text:p>
            </text:list-item>
          </text:list>
        </text:list-item>
      </text:list>
      <text:p text:style-name="Horizontal_20_Line"/>
      <text:p text:style-name="Text_20_body">✅ Step 9 complete!<text:line-break/>Your Tableau project is <text:span text:style-name="Strong_20_Emphasis">publicly visible</text:span>, portfolio-ready, and <text:span text:style-name="Strong_20_Emphasis">professional for Upwork proposals</text:span>.</text:p>
      <text:p text:style-name="Horizontal_20_Line"/>
      <text:p text:style-name="Text_20_body">Next step:</text:p>
      <text:p text:style-name="Text_20_body">🔟 Step 10 — Write an <text:span text:style-name="Strong_20_Emphasis">Upwork project proposal</text:span> using this Tableau project as a portfolio sample.</text:p>
      <text:p text:style-name="Text_20_body">Do you want me to do Step 10 next?</text:p>
      <text:p text:style-name="Text_20_body">2️⃣ I want to practice client-style Tableau tasks 3️⃣ I want to apply for Upwork jobs using this project 4️⃣ I want to improve my Python + data analytics skills 5️⃣ I want a complete learning roadmap (30–60 days)</text:p>
      <text:p text:style-name="Text_20_body">Perfect! Let’s break this down step by step so you have a <text:span text:style-name="Strong_20_Emphasis">practical, actionable plan</text:span> that hits all four goals: Tableau practice, Upwork readiness, Python/data analytics skills, and a 30–60 day roadmap. I’ll outline it clearly.</text:p>
      <text:p text:style-name="Horizontal_20_Line"/>
      <text:h text:style-name="Heading_20_2" text:outline-level="2"><text:span text:style-name="Strong_20_Emphasis">🎯 Your Goals</text:span></text:h>
      <text:list text:style-name="L94">
        <text:list-item>
          <text:p text:style-name="P99"><text:span text:style-name="Strong_20_Emphasis">Practice client-style Tableau tasks</text:span> → Build realistic dashboards that a client would request.</text:p>
        </text:list-item>
        <text:list-item>
          <text:p text:style-name="P99"><text:span text:style-name="Strong_20_Emphasis">Apply for Upwork jobs using this project</text:span> → Make portfolio-ready dashboards + GitHub repo.</text:p>
        </text:list-item>
        <text:list-item>
          <text:p text:style-name="P99"><text:span text:style-name="Strong_20_Emphasis">Improve Python + Data Analytics skills</text:span> → Clean, explore, and visualize data programmatically.</text:p>
        </text:list-item>
        <text:list-item>
          <text:p text:style-name="P99"><text:span text:style-name="Strong_20_Emphasis">Complete roadmap (30–60 days)</text:span> → Step-by-step learning and practice plan.</text:p>
        </text:list-item>
      </text:list>
      <text:p text:style-name="Horizontal_20_Line"><text:soft-page-break/></text:p>
      <text:h text:style-name="Heading_20_2" text:outline-level="2"><text:span text:style-name="Strong_20_Emphasis">📌 Phase 1 — Tableau Project Practice (Days 1–15)</text:span></text:h>
      <text:p text:style-name="Text_20_body"><text:span text:style-name="Strong_20_Emphasis">Objectives:</text:span> Learn Tableau features, create dashboards, and simulate client requests.</text:p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Day</text:p>
            </table:table-cell>
            <table:table-cell table:style-name="Table4.A1" office:value-type="string">
              <text:p text:style-name="Table_20_Heading">Tasks</text:p>
            </table:table-cell>
          </table:table-row>
        </table:table-header-rows>
        <table:table-row>
          <table:table-cell table:style-name="Table4.A1" office:value-type="string">
            <text:p text:style-name="Table_20_Contents">1–2</text:p>
          </table:table-cell>
          <table:table-cell table:style-name="Table4.A1" office:value-type="string">
            <text:p text:style-name="Table_20_Contents">Install Tableau Public/Pro, explore interface, connect sample datasets</text:p>
          </table:table-cell>
        </table:table-row>
        <table:table-row>
          <table:table-cell table:style-name="Table4.A1" office:value-type="string">
            <text:p text:style-name="Table_20_Contents">3–4</text:p>
          </table:table-cell>
          <table:table-cell table:style-name="Table4.A1" office:value-type="string">
            <text:p text:style-name="Table_20_Contents">Load <text:span text:style-name="Source_20_Text">video_game_sales.csv</text:span> → Create <text:span text:style-name="Strong_20_Emphasis">basic charts</text:span>: bar, line, pie</text:p>
          </table:table-cell>
        </table:table-row>
        <table:table-row>
          <table:table-cell table:style-name="Table4.A1" office:value-type="string">
            <text:p text:style-name="Table_20_Contents">5–6</text:p>
          </table:table-cell>
          <table:table-cell table:style-name="Table4.A1" office:value-type="string">
            <text:p text:style-name="Table_20_Contents">Learn <text:span text:style-name="Strong_20_Emphasis">filters, parameters, calculated fields</text:span></text:p>
          </table:table-cell>
        </table:table-row>
        <table:table-row>
          <table:table-cell table:style-name="Table4.A1" office:value-type="string">
            <text:p text:style-name="Table_20_Contents">7–8</text:p>
          </table:table-cell>
          <table:table-cell table:style-name="Table4.A1" office:value-type="string">
            <text:p text:style-name="Table_20_Contents">Build <text:span text:style-name="Strong_20_Emphasis">interactive dashboards</text:span> with multiple charts</text:p>
          </table:table-cell>
        </table:table-row>
        <table:table-row>
          <table:table-cell table:style-name="Table4.A1" office:value-type="string">
            <text:p text:style-name="Table_20_Contents">9–10</text:p>
          </table:table-cell>
          <table:table-cell table:style-name="Table4.A1" office:value-type="string">
            <text:p text:style-name="Table_20_Contents">Export <text:span text:style-name="Strong_20_Emphasis">dashboard screenshots</text:span>, add them to GitHub</text:p>
          </table:table-cell>
        </table:table-row>
        <table:table-row>
          <table:table-cell table:style-name="Table4.A1" office:value-type="string">
            <text:p text:style-name="Table_20_Contents">11–12</text:p>
          </table:table-cell>
          <table:table-cell table:style-name="Table4.A1" office:value-type="string">
            <text:p text:style-name="Table_20_Contents">Create <text:span text:style-name="Strong_20_Emphasis">client-style tasks</text:span>: e.g., "Show sales trends by region &amp; genre"</text:p>
          </table:table-cell>
        </table:table-row>
        <table:table-row>
          <table:table-cell table:style-name="Table4.A1" office:value-type="string">
            <text:p text:style-name="Table_20_Contents">13–15</text:p>
          </table:table-cell>
          <table:table-cell table:style-name="Table4.A1" office:value-type="string">
            <text:p text:style-name="Table_20_Contents">Refine dashboards, add <text:span text:style-name="Strong_20_Emphasis">tooltips &amp; stories</text:span>, practice polishing visuals</text:p>
          </table:table-cell>
        </table:table-row>
      </table:table>
      <text:p text:style-name="Text_20_body">✅ Deliverable: 2–3 fully polished dashboards in <text:span text:style-name="Source_20_Text">tableau/</text:span> folder, ready for portfolio.</text:p>
      <text:p text:style-name="Horizontal_20_Line"/>
      <text:h text:style-name="Heading_20_2" text:outline-level="2"><text:span text:style-name="Strong_20_Emphasis">📌 Phase 2 — Python + Data Analytics (Days 16–30)</text:span></text:h>
      <text:p text:style-name="Text_20_body"><text:span text:style-name="Strong_20_Emphasis">Objectives:</text:span> Clean, explore, and prepare data for Tableau. Strengthen Python skills.</text:p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Day</text:p>
            </table:table-cell>
            <table:table-cell table:style-name="Table5.A1" office:value-type="string">
              <text:p text:style-name="Table_20_Heading">Tasks</text:p>
            </table:table-cell>
          </table:table-row>
        </table:table-header-rows>
        <table:table-row>
          <table:table-cell table:style-name="Table5.A1" office:value-type="string">
            <text:p text:style-name="Table_20_Contents">16–17</text:p>
          </table:table-cell>
          <table:table-cell table:style-name="Table5.A1" office:value-type="string">
            <text:p text:style-name="Table_20_Contents">Learn Pandas: read CSV, inspect data (<text:span text:style-name="Source_20_Text">head()</text:span>, <text:span text:style-name="Source_20_Text">info()</text:span>, <text:span text:style-name="Source_20_Text">describe()</text:span>)</text:p>
          </table:table-cell>
        </table:table-row>
        <table:table-row>
          <table:table-cell table:style-name="Table5.A1" office:value-type="string">
            <text:p text:style-name="Table_20_Contents">18–19</text:p>
          </table:table-cell>
          <table:table-cell table:style-name="Table5.A1" office:value-type="string">
            <text:p text:style-name="Table_20_Contents">Handle missing values, duplicates, and inconsistent data</text:p>
          </table:table-cell>
        </table:table-row>
        <table:table-row>
          <table:table-cell table:style-name="Table5.A1" office:value-type="string">
            <text:p text:style-name="Table_20_Contents">20–21</text:p>
          </table:table-cell>
          <table:table-cell table:style-name="Table5.A1" office:value-type="string">
            <text:p text:style-name="Table_20_Contents">Create <text:span text:style-name="Strong_20_Emphasis">new features</text:span>: total sales, average sales per year, etc.</text:p>
          </table:table-cell>
        </table:table-row>
        <table:table-row>
          <table:table-cell table:style-name="Table5.A1" office:value-type="string">
            <text:p text:style-name="Table_20_Contents">22–23</text:p>
          </table:table-cell>
          <table:table-cell table:style-name="Table5.A1" office:value-type="string">
            <text:p text:style-name="Table_20_Contents">Exploratory Data Analysis (EDA): group by platform, genre, publisher</text:p>
          </table:table-cell>
        </table:table-row>
        <table:table-row>
          <table:table-cell table:style-name="Table5.A1" office:value-type="string">
            <text:p text:style-name="Table_20_Contents">24–25</text:p>
          </table:table-cell>
          <table:table-cell table:style-name="Table5.A1" office:value-type="string">
            <text:p text:style-name="Table_20_Contents">Visualize data in Python using <text:span text:style-name="Strong_20_Emphasis">Matplotlib &amp; Seaborn</text:span></text:p>
          </table:table-cell>
        </table:table-row>
        <table:table-row>
          <table:table-cell table:style-name="Table5.A1" office:value-type="string">
            <text:p text:style-name="Table_20_Contents">26–27</text:p>
          </table:table-cell>
          <table:table-cell table:style-name="Table5.A1" office:value-type="string">
            <text:p text:style-name="Table_20_Contents">Export cleaned datasets for Tableau (<text:span text:style-name="Source_20_Text">video_game_sales_cleaned.csv</text:span>)</text:p>
          </table:table-cell>
        </table:table-row>
        <table:table-row>
          <table:table-cell table:style-name="Table5.A1" office:value-type="string">
            <text:p text:style-name="Table_20_Contents">28–30</text:p>
          </table:table-cell>
          <table:table-cell table:style-name="Table5.A1" office:value-type="string">
            <text:p text:style-name="Table_20_Contents">Document process in <text:span text:style-name="Strong_20_Emphasis">Jupyter Notebook</text:span> (30–50 steps, markdown + code)</text:p>
          </table:table-cell>
        </table:table-row>
      </table:table>
      <text:p text:style-name="Text_20_body">✅ Deliverable: <text:span text:style-name="Source_20_Text">notebooks/01_data_cleaning.ipynb</text:span> + cleaned CSV ready for Tableau.</text:p>
      <text:p text:style-name="Horizontal_20_Line"/>
      <text:h text:style-name="Heading_20_2" text:outline-level="2"><text:span text:style-name="Strong_20_Emphasis">📌 Phase 3 — GitHub &amp; Portfolio (Days 31–40)</text:span></text:h>
      <text:p text:style-name="Text_20_body"><text:span text:style-name="Strong_20_Emphasis">Objectives:</text:span> Make your project public and Upwork-ready.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Day</text:p>
            </table:table-cell>
            <table:table-cell table:style-name="Table6.A1" office:value-type="string">
              <text:p text:style-name="Table_20_Heading">Tasks</text:p>
            </table:table-cell>
          </table:table-row>
        </table:table-header-rows>
        <table:table-row>
          <table:table-cell table:style-name="Table6.A1" office:value-type="string">
            <text:p text:style-name="Table_20_Contents">31</text:p>
          </table:table-cell>
          <table:table-cell table:style-name="Table6.A1" office:value-type="string">
            <text:p text:style-name="Table_20_Contents">Create GitHub repo: <text:span text:style-name="Source_20_Text">tableau-video-game-sales-practice</text:span></text:p>
          </table:table-cell>
        </table:table-row>
        <table:table-row>
          <table:table-cell table:style-name="Table6.A1" office:value-type="string">
            <text:p text:style-name="Table_20_Contents">32</text:p>
          </table:table-cell>
          <table:table-cell table:style-name="Table6.A1" office:value-type="string">
            <text:p text:style-name="Table_20_Contents">Add <text:span text:style-name="Strong_20_Emphasis">data, notebook, Tableau workbook, images, README.md</text:span></text:p>
          </table:table-cell>
        </table:table-row>
        <table:table-row>
          <table:table-cell table:style-name="Table6.A1" office:value-type="string">
            <text:p text:style-name="Table_20_Contents">33</text:p>
          </table:table-cell>
          <table:table-cell table:style-name="Table6.A1" office:value-type="string">
            <text:p text:style-name="Table_20_Contents">Publish README with <text:span text:style-name="Strong_20_Emphasis">project description, steps, insights</text:span></text:p>
          </table:table-cell>
        </table:table-row>
        <table:table-row>
          <table:table-cell table:style-name="Table6.A1" office:value-type="string">
            <text:p text:style-name="Table_20_Contents">34</text:p>
          </table:table-cell>
          <table:table-cell table:style-name="Table6.A1" office:value-type="string">
            <text:p text:style-name="Table_20_Contents">Optional: link Tableau Public dashboards in README</text:p>
          </table:table-cell>
        </table:table-row>
        <table:table-row>
          <table:table-cell table:style-name="Table6.A1" office:value-type="string">
            <text:p text:style-name="Table_20_Contents">35–36</text:p>
          </table:table-cell>
          <table:table-cell table:style-name="Table6.A1" office:value-type="string">
            <text:p text:style-name="Table_20_Contents">Test repository → ensure anyone can clone and explore</text:p>
          </table:table-cell>
        </table:table-row>
        <table:table-row>
          <table:table-cell table:style-name="Table6.A1" office:value-type="string">
            <text:p text:style-name="Table_20_Contents">37–40</text:p>
          </table:table-cell>
          <table:table-cell table:style-name="Table6.A1" office:value-type="string">
            <text:p text:style-name="Table_20_Contents">Polish <text:span text:style-name="Strong_20_Emphasis">project workflow</text:span> (Jupyter + Tableau screenshots + docs)</text:p>
          </table:table-cell>
        </table:table-row>
      </table:table>
      <text:p text:style-name="Text_20_body">✅ Deliverable: Public GitHub repo ready to share on Upwork.</text:p>
      <text:p text:style-name="Horizontal_20_Line"/>
      <text:h text:style-name="Heading_20_2" text:outline-level="2"><text:soft-page-break/><text:span text:style-name="Strong_20_Emphasis">📌 Phase 4 — Upwork Preparation (Days 41–50)</text:span></text:h>
      <text:p text:style-name="Text_20_body"><text:span text:style-name="Strong_20_Emphasis">Objectives:</text:span> Apply your project to real freelance jobs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Heading">Day</text:p>
            </table:table-cell>
            <table:table-cell table:style-name="Table7.A1" office:value-type="string">
              <text:p text:style-name="Table_20_Heading">Tasks</text:p>
            </table:table-cell>
          </table:table-row>
        </table:table-header-rows>
        <table:table-row>
          <table:table-cell table:style-name="Table7.A1" office:value-type="string">
            <text:p text:style-name="Table_20_Contents">41</text:p>
          </table:table-cell>
          <table:table-cell table:style-name="Table7.A1" office:value-type="string">
            <text:p text:style-name="Table_20_Contents">Create <text:span text:style-name="Strong_20_Emphasis">Upwork profile</text:span> (or improve existing)</text:p>
          </table:table-cell>
        </table:table-row>
        <table:table-row>
          <table:table-cell table:style-name="Table7.A1" office:value-type="string">
            <text:p text:style-name="Table_20_Contents">42</text:p>
          </table:table-cell>
          <table:table-cell table:style-name="Table7.A1" office:value-type="string">
            <text:p text:style-name="Table_20_Contents">Add portfolio link + GitHub repo + screenshots</text:p>
          </table:table-cell>
        </table:table-row>
        <table:table-row>
          <table:table-cell table:style-name="Table7.A1" office:value-type="string">
            <text:p text:style-name="Table_20_Contents">43–44</text:p>
          </table:table-cell>
          <table:table-cell table:style-name="Table7.A1" office:value-type="string">
            <text:p text:style-name="Table_20_Contents">Draft <text:span text:style-name="Strong_20_Emphasis">cover letters</text:span> referencing Tableau project</text:p>
          </table:table-cell>
        </table:table-row>
        <table:table-row>
          <table:table-cell table:style-name="Table7.A1" office:value-type="string">
            <text:p text:style-name="Table_20_Contents">45–46</text:p>
          </table:table-cell>
          <table:table-cell table:style-name="Table7.A1" office:value-type="string">
            <text:p text:style-name="Table_20_Contents">Search for <text:span text:style-name="Strong_20_Emphasis">entry-level Tableau &amp; data analytics jobs</text:span></text:p>
          </table:table-cell>
        </table:table-row>
        <table:table-row>
          <table:table-cell table:style-name="Table7.A1" office:value-type="string">
            <text:p text:style-name="Table_20_Contents">47–50</text:p>
          </table:table-cell>
          <table:table-cell table:style-name="Table7.A1" office:value-type="string">
            <text:p text:style-name="Table_20_Contents">Submit 5–10 proposals → track responses &amp; iterate</text:p>
          </table:table-cell>
        </table:table-row>
      </table:table>
      <text:p text:style-name="Text_20_body">✅ Deliverable: Upwork profile with portfolio and submitted proposals.</text:p>
      <text:p text:style-name="Horizontal_20_Line"/>
      <text:h text:style-name="Heading_20_2" text:outline-level="2"><text:span text:style-name="Strong_20_Emphasis">📌 Phase 5 — Optional Advanced Practice (Days 51–60)</text:span></text:h>
      <text:list text:style-name="L95">
        <text:list-item>
          <text:p text:style-name="P100">Connect Python → Tableau workflow for automation</text:p>
        </text:list-item>
        <text:list-item>
          <text:p text:style-name="P100">Learn Tableau <text:span text:style-name="Strong_20_Emphasis">advanced features</text:span>: LOD expressions, forecasting, complex filters</text:p>
        </text:list-item>
        <text:list-item>
          <text:p text:style-name="P100">Work with additional datasets (Kaggle or public datasets)</text:p>
        </text:list-item>
        <text:list-item>
          <text:p text:style-name="P100">Improve <text:span text:style-name="Strong_20_Emphasis">presentation skills</text:span>: dashboards + storytelling</text:p>
        </text:list-item>
      </text:list>
      <text:p text:style-name="Text_20_body">✅ Deliverable: Strong portfolio, improved Python skills, and ready for multiple Upwork projects.</text:p>
      <text:p text:style-name="Horizontal_20_Line"/>
      <text:h text:style-name="Heading_20_3" text:outline-level="3"><text:span text:style-name="Strong_20_Emphasis">💡 Tips for Success</text:span></text:h>
      <text:list text:style-name="L96">
        <text:list-item>
          <text:p text:style-name="P101">Focus on <text:span text:style-name="Strong_20_Emphasis">one project at a time</text:span> (video game sales is perfect).</text:p>
        </text:list-item>
        <text:list-item>
          <text:p text:style-name="P101">Always document <text:span text:style-name="Strong_20_Emphasis">step-by-step in notebooks</text:span> — clients love clarity.</text:p>
        </text:list-item>
        <text:list-item>
          <text:p text:style-name="P101">Keep <text:span text:style-name="Strong_20_Emphasis">dashboards interactive and clean</text:span> — use filters and tooltips.</text:p>
        </text:list-item>
        <text:list-item>
          <text:p text:style-name="P101">Use GitHub as a <text:span text:style-name="Strong_20_Emphasis">portfolio hub</text:span> — README + images + Tableau link.</text:p>
        </text:list-item>
        <text:list-item>
          <text:p text:style-name="P101">Apply to jobs <text:span text:style-name="Strong_20_Emphasis">daily</text:span> once you have the repo ready — momentum is key.</text:p>
        </text:list-item>
      </text:list>
      <text:p text:style-name="Horizontal_20_Line"/>
      <text:p text:style-name="Text_20_body">I can also <text:span text:style-name="Strong_20_Emphasis">create a fully detailed 50-step Jupyter Notebook template</text:span> for this roadmap so you can copy, run, and learn <text:span text:style-name="Strong_20_Emphasis">all Python + data cleaning + EDA + Tableau prep steps</text:span> in one go.</text:p>
      <text:p text:style-name="Text_20_body">Do you want me to do that next?</text:p>
      <text:p text:style-name="Text_20_body">FOR SECONDE PROJECT &lt;I can also create a fully detailed 50-step Jupyter Notebook template for this roadmap so you can copy, run, and learn all Python + data cleaning + EDA + Tableau prep steps in one go.&gt;</text:p>
      <text:p text:style-name="Text_20_body">Perfect! Let’s start your <text:span text:style-name="Strong_20_Emphasis">second project</text:span> with a fully detailed <text:span text:style-name="Strong_20_Emphasis">50-step Jupyter Notebook template</text:span> for Python + data cleaning + EDA + Tableau prep.</text:p>
      <text:p text:style-name="Text_20_body">Here’s how we’ll structure it:</text:p>
      <text:p text:style-name="Horizontal_20_Line"/>
      <text:h text:style-name="Heading_20_1" text:outline-level="1"><text:soft-page-break/><text:span text:style-name="Strong_20_Emphasis">Project:</text:span> Tableau Video Game Sales Practice — 50-Step Notebook Template</text:h>
      <text:p text:style-name="Text_20_body"><text:span text:style-name="Strong_20_Emphasis">Notebook Path:</text:span> <text:span text:style-name="Source_20_Text">notebooks/01_data_cleaning.ipynb</text:span></text:p>
      <text:p text:style-name="Text_20_body"><text:span text:style-name="Strong_20_Emphasis">Goal:</text:span> Clean, explore, analyze, and prepare the dataset for Tableau dashboards. Each step has <text:span text:style-name="Strong_20_Emphasis">Markdown explanation</text:span> + <text:span text:style-name="Strong_20_Emphasis">Python code</text:span>.</text:p>
      <text:p text:style-name="Horizontal_20_Line"/>
      <text:h text:style-name="Heading_20_2" text:outline-level="2"><text:span text:style-name="Strong_20_Emphasis">Notebook Template (50 Steps)</text:span></text:h>
      <text:p text:style-name="P1"><text:span text:style-name="Source_20_Text"># ===============================</text:span></text:p>
      <text:p text:style-name="P3"><text:span text:style-name="Source_20_Text"># 01_data_cleaning.ipynb</text:span></text:p>
      <text:p text:style-name="P3"><text:span text:style-name="Source_20_Text"># ===============================</text:span></text:p>
      <text:p text:style-name="P3"/>
      <text:p text:style-name="P3"><text:span text:style-name="Source_20_Text"># Step 1: Import Libraries</text:span></text:p>
      <text:p text:style-name="P3"><text:span text:style-name="Source_20_Text">import pandas as pd</text:span></text:p>
      <text:p text:style-name="P3"><text:span text:style-name="Source_20_Text">import numpy as np</text:span></text:p>
      <text:p text:style-name="P3"><text:span text:style-name="Source_20_Text">import matplotlib.pyplot as plt</text:span></text:p>
      <text:p text:style-name="P3"><text:span text:style-name="Source_20_Text">import seaborn as sns</text:span></text:p>
      <text:p text:style-name="P3"/>
      <text:p text:style-name="P3"><text:span text:style-name="Source_20_Text"># Step 2: Set display options for Pandas</text:span></text:p>
      <text:p text:style-name="P3"><text:span text:style-name="Source_20_Text">pd.set_option('display.max_columns', None)</text:span></text:p>
      <text:p text:style-name="P3"><text:span text:style-name="Source_20_Text">pd.set_option('display.max_rows', 100)</text:span></text:p>
      <text:p text:style-name="P3"/>
      <text:p text:style-name="P3"><text:span text:style-name="Source_20_Text"># Step 3: Load Dataset</text:span></text:p>
      <text:p text:style-name="P3"><text:span text:style-name="Source_20_Text">data_path = "../data/video_game_sales.csv"</text:span></text:p>
      <text:p text:style-name="P3"><text:span text:style-name="Source_20_Text">df = pd.read_csv(data_path)</text:span></text:p>
      <text:p text:style-name="P3"/>
      <text:p text:style-name="P3"><text:span text:style-name="Source_20_Text"># Step 4: Preview first 5 rows</text:span></text:p>
      <text:p text:style-name="P3"><text:span text:style-name="Source_20_Text">df.head()</text:span></text:p>
      <text:p text:style-name="P3"/>
      <text:p text:style-name="P3"><text:span text:style-name="Source_20_Text"># Step 5: Get dataset info (columns, types, nulls)</text:span></text:p>
      <text:p text:style-name="P3"><text:span text:style-name="Source_20_Text">df.info()</text:span></text:p>
      <text:p text:style-name="P3"/>
      <text:p text:style-name="P3"><text:span text:style-name="Source_20_Text"># Step 6: Check dataset shape (rows, columns)</text:span></text:p>
      <text:p text:style-name="P3"><text:span text:style-name="Source_20_Text">df.shape</text:span></text:p>
      <text:p text:style-name="P3"/>
      <text:p text:style-name="P3"><text:span text:style-name="Source_20_Text"># Step 7: Summary statistics</text:span></text:p>
      <text:p text:style-name="P3"><text:span text:style-name="Source_20_Text">df.describe()</text:span></text:p>
      <text:p text:style-name="P3"/>
      <text:p text:style-name="P3"><text:span text:style-name="Source_20_Text"># Step 8: Check for missing values</text:span></text:p>
      <text:p text:style-name="P3"><text:span text:style-name="Source_20_Text">df.isnull().sum()</text:span></text:p>
      <text:p text:style-name="P3"/>
      <text:p text:style-name="P3"><text:span text:style-name="Source_20_Text"># Step 9: Check for duplicate rows</text:span></text:p>
      <text:p text:style-name="P3"><text:span text:style-name="Source_20_Text">df.duplicated().sum()</text:span></text:p>
      <text:p text:style-name="P3"/>
      <text:p text:style-name="P3"><text:span text:style-name="Source_20_Text"># Step 10: Drop duplicates if any</text:span></text:p>
      <text:p text:style-name="P3"><text:span text:style-name="Source_20_Text">df.drop_duplicates(inplace=True)</text:span></text:p>
      <text:p text:style-name="P3"/>
      <text:p text:style-name="P3"><text:span text:style-name="Source_20_Text"># Step 11: Rename columns for clarity</text:span></text:p>
      <text:p text:style-name="P3"><text:span text:style-name="Source_20_Text">df.rename(columns={'NA_Sales':'North_America_Sales', </text:span></text:p>
      <text:p text:style-name="P3"><text:span text:style-name="Source_20_Text"><text:s text:c="19"/>'EU_Sales':'Europe_Sales',</text:span></text:p>
      <text:p text:style-name="P3"><text:span text:style-name="Source_20_Text"><text:s text:c="19"/>'JP_Sales':'Japan_Sales',</text:span></text:p>
      <text:p text:style-name="P3"><text:span text:style-name="Source_20_Text"><text:s text:c="19"/>'Other_Sales':'Other_Region_Sales',</text:span></text:p>
      <text:p text:style-name="P3"><text:span text:style-name="Source_20_Text"><text:s text:c="19"/>'Global_Sales':'Global_Sales'}, inplace=True)</text:span></text:p>
      <text:p text:style-name="P3"/>
      <text:p text:style-name="P3"><text:span text:style-name="Source_20_Text"># Step 12: Handle missing values for numeric columns</text:span></text:p>
      <text:p text:style-name="P3"><text:span text:style-name="Source_20_Text">numeric_cols = df.select_dtypes(include=np.number).columns</text:span></text:p>
      <text:p text:style-name="P3"><text:soft-page-break/><text:span text:style-name="Source_20_Text">df[numeric_cols] = df[numeric_cols].fillna(0)</text:span></text:p>
      <text:p text:style-name="P3"/>
      <text:p text:style-name="P3"><text:span text:style-name="Source_20_Text"># Step 13: Handle missing values for categorical columns</text:span></text:p>
      <text:p text:style-name="P3"><text:span text:style-name="Source_20_Text">categorical_cols = df.select_dtypes(include='object').columns</text:span></text:p>
      <text:p text:style-name="P3"><text:span text:style-name="Source_20_Text">df[categorical_cols] = df[categorical_cols].fillna('Unknown')</text:span></text:p>
      <text:p text:style-name="P3"/>
      <text:p text:style-name="P3"><text:span text:style-name="Source_20_Text"># Step 14: Verify missing values handled</text:span></text:p>
      <text:p text:style-name="P3"><text:span text:style-name="Source_20_Text">df.isnull().sum()</text:span></text:p>
      <text:p text:style-name="P3"/>
      <text:p text:style-name="P3"><text:span text:style-name="Source_20_Text"># Step 15: Convert 'Year' to integer</text:span></text:p>
      <text:p text:style-name="P3"><text:span text:style-name="Source_20_Text">df['Year'] = pd.to_numeric(df['Year'], errors='coerce')</text:span></text:p>
      <text:p text:style-name="P3"><text:span text:style-name="Source_20_Text">df['Year'].fillna(0, inplace=True)</text:span></text:p>
      <text:p text:style-name="P3"><text:span text:style-name="Source_20_Text">df['Year'] = df['Year'].astype(int)</text:span></text:p>
      <text:p text:style-name="P3"/>
      <text:p text:style-name="P3"><text:span text:style-name="Source_20_Text"># Step 16: Check unique values in 'Platform' column</text:span></text:p>
      <text:p text:style-name="P3"><text:span text:style-name="Source_20_Text">df['Platform'].unique()</text:span></text:p>
      <text:p text:style-name="P3"/>
      <text:p text:style-name="P3"><text:span text:style-name="Source_20_Text"># Step 17: Check unique values in 'Genre' column</text:span></text:p>
      <text:p text:style-name="P3"><text:span text:style-name="Source_20_Text">df['Genre'].unique()</text:span></text:p>
      <text:p text:style-name="P3"/>
      <text:p text:style-name="P3"><text:span text:style-name="Source_20_Text"># Step 18: Check unique values in 'Publisher' column</text:span></text:p>
      <text:p text:style-name="P3"><text:span text:style-name="Source_20_Text">df['Publisher'].unique()</text:span></text:p>
      <text:p text:style-name="P3"/>
      <text:p text:style-name="P3"><text:span text:style-name="Source_20_Text"># Step 19: Create Total Regional Sales column</text:span></text:p>
      <text:p text:style-name="P3"><text:span text:style-name="Source_20_Text">df['Total_Regional_Sales'] = df['North_America_Sales'] + df['Europe_Sales'] + df['Japan_Sales'] + df['Other_Region_Sales']</text:span></text:p>
      <text:p text:style-name="P3"/>
      <text:p text:style-name="P3"><text:span text:style-name="Source_20_Text"># Step 20: Top 10 games by Global Sales</text:span></text:p>
      <text:p text:style-name="P3"><text:span text:style-name="Source_20_Text">top_10_games = df[['Name','Global_Sales']].sort_values(by='Global_Sales', ascending=False).head(10)</text:span></text:p>
      <text:p text:style-name="P3"><text:span text:style-name="Source_20_Text">top_10_games</text:span></text:p>
      <text:p text:style-name="P3"/>
      <text:p text:style-name="P3"><text:span text:style-name="Source_20_Text"># Step 21: Top 5 platforms by total sales</text:span></text:p>
      <text:p text:style-name="P3"><text:span text:style-name="Source_20_Text">platform_sales = df.groupby('Platform')['Global_Sales'].sum().sort_values(ascending=False).head(5)</text:span></text:p>
      <text:p text:style-name="P3"><text:span text:style-name="Source_20_Text">platform_sales</text:span></text:p>
      <text:p text:style-name="P3"/>
      <text:p text:style-name="P3"><text:span text:style-name="Source_20_Text"># Step 22: Top 5 genres by total sales</text:span></text:p>
      <text:p text:style-name="P3"><text:span text:style-name="Source_20_Text">genre_sales = df.groupby('Genre')['Global_Sales'].sum().sort_values(ascending=False).head(5)</text:span></text:p>
      <text:p text:style-name="P3"><text:span text:style-name="Source_20_Text">genre_sales</text:span></text:p>
      <text:p text:style-name="P3"/>
      <text:p text:style-name="P3"><text:span text:style-name="Source_20_Text"># Step 23: Total sales per year</text:span></text:p>
      <text:p text:style-name="P3"><text:span text:style-name="Source_20_Text">sales_per_year = df.groupby('Year')['Global_Sales'].sum()</text:span></text:p>
      <text:p text:style-name="P3"><text:span text:style-name="Source_20_Text">sales_per_year</text:span></text:p>
      <text:p text:style-name="P3"/>
      <text:p text:style-name="P3"><text:span text:style-name="Source_20_Text"># Step 24: Plot Global Sales trend over years</text:span></text:p>
      <text:p text:style-name="P3"><text:span text:style-name="Source_20_Text">plt.figure(figsize=(12,6))</text:span></text:p>
      <text:p text:style-name="P3"><text:span text:style-name="Source_20_Text">sns.lineplot(x=sales_per_year.index, y=sales_per_year.values)</text:span></text:p>
      <text:p text:style-name="P3"><text:span text:style-name="Source_20_Text">plt.title('Global Sales Trend by Year')</text:span></text:p>
      <text:p text:style-name="P3"><text:span text:style-name="Source_20_Text">plt.xlabel('Year')</text:span></text:p>
      <text:p text:style-name="P3"><text:span text:style-name="Source_20_Text">plt.ylabel('Global Sales (millions)')</text:span></text:p>
      <text:p text:style-name="P3"><text:span text:style-name="Source_20_Text">plt.show()</text:span></text:p>
      <text:p text:style-name="P3"/>
      <text:p text:style-name="P3"><text:span text:style-name="Source_20_Text"># Step 25: Sales distribution by Genre</text:span></text:p>
      <text:p text:style-name="P3"><text:span text:style-name="Source_20_Text">plt.figure(figsize=(12,6))</text:span></text:p>
      <text:p text:style-name="P3"><text:span text:style-name="Source_20_Text">sns.barplot(x=genre_sales.index, y=genre_sales.values)</text:span></text:p>
      <text:p text:style-name="P3"><text:span text:style-name="Source_20_Text">plt.title('Top 5 Genres by Global Sales')</text:span></text:p>
      <text:p text:style-name="P3"><text:span text:style-name="Source_20_Text">plt.ylabel('Global Sales (millions)')</text:span></text:p>
      <text:p text:style-name="P3"><text:span text:style-name="Source_20_Text">plt.show()</text:span></text:p>
      <text:p text:style-name="P3"/>
      <text:p text:style-name="P3"><text:span text:style-name="Source_20_Text"># Step 26: Platform sales distribution</text:span></text:p>
      <text:p text:style-name="P3"><text:span text:style-name="Source_20_Text">plt.figure(figsize=(12,6))</text:span></text:p>
      <text:p text:style-name="P3"><text:span text:style-name="Source_20_Text">sns.barplot(x=platform_sales.index, y=platform_sales.values)</text:span></text:p>
      <text:p text:style-name="P3"><text:soft-page-break/><text:span text:style-name="Source_20_Text">plt.title('Top 5 Platforms by Global Sales')</text:span></text:p>
      <text:p text:style-name="P3"><text:span text:style-name="Source_20_Text">plt.ylabel('Global Sales (millions)')</text:span></text:p>
      <text:p text:style-name="P3"><text:span text:style-name="Source_20_Text">plt.show()</text:span></text:p>
      <text:p text:style-name="P3"/>
      <text:p text:style-name="P3"><text:span text:style-name="Source_20_Text"># Step 27: Scatter plot of NA vs EU Sales</text:span></text:p>
      <text:p text:style-name="P3"><text:span text:style-name="Source_20_Text">plt.figure(figsize=(8,6))</text:span></text:p>
      <text:p text:style-name="P3"><text:span text:style-name="Source_20_Text">sns.scatterplot(x='North_America_Sales', y='Europe_Sales', data=df)</text:span></text:p>
      <text:p text:style-name="P3"><text:span text:style-name="Source_20_Text">plt.title('NA Sales vs EU Sales')</text:span></text:p>
      <text:p text:style-name="P3"><text:span text:style-name="Source_20_Text">plt.show()</text:span></text:p>
      <text:p text:style-name="P3"/>
      <text:p text:style-name="P3"><text:span text:style-name="Source_20_Text"># Step 28: Identify games with zero sales</text:span></text:p>
      <text:p text:style-name="P3"><text:span text:style-name="Source_20_Text">zero_sales = df[df['Global_Sales']==0]</text:span></text:p>
      <text:p text:style-name="P3"><text:span text:style-name="Source_20_Text">zero_sales.head()</text:span></text:p>
      <text:p text:style-name="P3"/>
      <text:p text:style-name="P3"><text:span text:style-name="Source_20_Text"># Step 29: Export cleaned dataset for Tableau</text:span></text:p>
      <text:p text:style-name="P3"><text:span text:style-name="Source_20_Text">df.to_csv('../data/video_game_sales_cleaned.csv', index=False)</text:span></text:p>
      <text:p text:style-name="P3"/>
      <text:p text:style-name="P3"><text:span text:style-name="Source_20_Text"># Step 30: Save top games summary</text:span></text:p>
      <text:p text:style-name="P3"><text:span text:style-name="Source_20_Text">top_10_games.to_csv('../data/top_10_games.csv', index=False)</text:span></text:p>
      <text:p text:style-name="P3"/>
      <text:p text:style-name="P3"><text:span text:style-name="Source_20_Text"># Step 31: Correlation matrix</text:span></text:p>
      <text:p text:style-name="P3"><text:span text:style-name="Source_20_Text">plt.figure(figsize=(8,6))</text:span></text:p>
      <text:p text:style-name="P3"><text:span text:style-name="Source_20_Text">sns.heatmap(df[numeric_cols].corr(), annot=True, cmap='coolwarm')</text:span></text:p>
      <text:p text:style-name="P3"><text:span text:style-name="Source_20_Text">plt.title('Correlation Matrix')</text:span></text:p>
      <text:p text:style-name="P3"><text:span text:style-name="Source_20_Text">plt.show()</text:span></text:p>
      <text:p text:style-name="P3"/>
      <text:p text:style-name="P3"><text:span text:style-name="Source_20_Text"># Step 32: Histogram of Global Sales</text:span></text:p>
      <text:p text:style-name="P3"><text:span text:style-name="Source_20_Text">plt.figure(figsize=(10,6))</text:span></text:p>
      <text:p text:style-name="P3"><text:span text:style-name="Source_20_Text">sns.histplot(df['Global_Sales'], bins=30, kde=True)</text:span></text:p>
      <text:p text:style-name="P3"><text:span text:style-name="Source_20_Text">plt.title('Distribution of Global Sales')</text:span></text:p>
      <text:p text:style-name="P3"><text:span text:style-name="Source_20_Text">plt.show()</text:span></text:p>
      <text:p text:style-name="P3"/>
      <text:p text:style-name="P3"><text:span text:style-name="Source_20_Text"># Step 33: Count of games per Genre</text:span></text:p>
      <text:p text:style-name="P3"><text:span text:style-name="Source_20_Text">plt.figure(figsize=(12,6))</text:span></text:p>
      <text:p text:style-name="P3"><text:span text:style-name="Source_20_Text">sns.countplot(x='Genre', data=df, order=df['Genre'].value_counts().index)</text:span></text:p>
      <text:p text:style-name="P3"><text:span text:style-name="Source_20_Text">plt.title('Games per Genre')</text:span></text:p>
      <text:p text:style-name="P3"><text:span text:style-name="Source_20_Text">plt.xticks(rotation=45)</text:span></text:p>
      <text:p text:style-name="P3"><text:span text:style-name="Source_20_Text">plt.show()</text:span></text:p>
      <text:p text:style-name="P3"/>
      <text:p text:style-name="P3"><text:span text:style-name="Source_20_Text"># Step 34: Count of games per Platform</text:span></text:p>
      <text:p text:style-name="P3"><text:span text:style-name="Source_20_Text">plt.figure(figsize=(12,6))</text:span></text:p>
      <text:p text:style-name="P3"><text:span text:style-name="Source_20_Text">sns.countplot(x='Platform', data=df, order=df['Platform'].value_counts().index)</text:span></text:p>
      <text:p text:style-name="P3"><text:span text:style-name="Source_20_Text">plt.title('Games per Platform')</text:span></text:p>
      <text:p text:style-name="P3"><text:span text:style-name="Source_20_Text">plt.xticks(rotation=45)</text:span></text:p>
      <text:p text:style-name="P3"><text:span text:style-name="Source_20_Text">plt.show()</text:span></text:p>
      <text:p text:style-name="P3"/>
      <text:p text:style-name="P3"><text:span text:style-name="Source_20_Text"># Step 35: Top publishers by sales</text:span></text:p>
      <text:p text:style-name="P3"><text:span text:style-name="Source_20_Text">top_publishers = df.groupby('Publisher')['Global_Sales'].sum().sort_values(ascending=False).head(10)</text:span></text:p>
      <text:p text:style-name="P3"><text:span text:style-name="Source_20_Text">plt.figure(figsize=(12,6))</text:span></text:p>
      <text:p text:style-name="P3"><text:span text:style-name="Source_20_Text">sns.barplot(x=top_publishers.index, y=top_publishers.values)</text:span></text:p>
      <text:p text:style-name="P3"><text:span text:style-name="Source_20_Text">plt.title('Top 10 Publishers by Global Sales')</text:span></text:p>
      <text:p text:style-name="P3"><text:span text:style-name="Source_20_Text">plt.xticks(rotation=45)</text:span></text:p>
      <text:p text:style-name="P3"><text:span text:style-name="Source_20_Text">plt.show()</text:span></text:p>
      <text:p text:style-name="P3"/>
      <text:p text:style-name="P3"><text:span text:style-name="Source_20_Text"># Step 36: Average sales per genre</text:span></text:p>
      <text:p text:style-name="P3"><text:span text:style-name="Source_20_Text">avg_genre_sales = df.groupby('Genre')['Global_Sales'].mean().sort_values(ascending=False)</text:span></text:p>
      <text:p text:style-name="P3"><text:span text:style-name="Source_20_Text">avg_genre_sales</text:span></text:p>
      <text:p text:style-name="P3"/>
      <text:p text:style-name="P3"><text:span text:style-name="Source_20_Text"># Step 37: Average sales per platform</text:span></text:p>
      <text:p text:style-name="P3"><text:span text:style-name="Source_20_Text">avg_platform_sales = df.groupby('Platform')['Global_Sales'].mean().sort_values(ascending=False)</text:span></text:p>
      <text:p text:style-name="P3"><text:span text:style-name="Source_20_Text">avg_platform_sales</text:span></text:p>
      <text:p text:style-name="P3"><text:soft-page-break/></text:p>
      <text:p text:style-name="P3"><text:span text:style-name="Source_20_Text"># Step 38: Boxplot of Global Sales by Genre</text:span></text:p>
      <text:p text:style-name="P3"><text:span text:style-name="Source_20_Text">plt.figure(figsize=(12,6))</text:span></text:p>
      <text:p text:style-name="P3"><text:span text:style-name="Source_20_Text">sns.boxplot(x='Genre', y='Global_Sales', data=df)</text:span></text:p>
      <text:p text:style-name="P3"><text:span text:style-name="Source_20_Text">plt.title('Global Sales by Genre')</text:span></text:p>
      <text:p text:style-name="P3"><text:span text:style-name="Source_20_Text">plt.xticks(rotation=45)</text:span></text:p>
      <text:p text:style-name="P3"><text:span text:style-name="Source_20_Text">plt.show()</text:span></text:p>
      <text:p text:style-name="P3"/>
      <text:p text:style-name="P3"><text:span text:style-name="Source_20_Text"># Step 39: Boxplot of Global Sales by Platform</text:span></text:p>
      <text:p text:style-name="P3"><text:span text:style-name="Source_20_Text">plt.figure(figsize=(12,6))</text:span></text:p>
      <text:p text:style-name="P3"><text:span text:style-name="Source_20_Text">sns.boxplot(x='Platform', y='Global_Sales', data=df)</text:span></text:p>
      <text:p text:style-name="P3"><text:span text:style-name="Source_20_Text">plt.title('Global Sales by Platform')</text:span></text:p>
      <text:p text:style-name="P3"><text:span text:style-name="Source_20_Text">plt.xticks(rotation=45)</text:span></text:p>
      <text:p text:style-name="P3"><text:span text:style-name="Source_20_Text">plt.show()</text:span></text:p>
      <text:p text:style-name="P3"/>
      <text:p text:style-name="P3"><text:span text:style-name="Source_20_Text"># Step 40: Yearly Sales per Genre</text:span></text:p>
      <text:p text:style-name="P3"><text:span text:style-name="Source_20_Text">year_genre_sales = df.groupby(['Year','Genre'])['Global_Sales'].sum().unstack().fillna(0)</text:span></text:p>
      <text:p text:style-name="P3"><text:span text:style-name="Source_20_Text">year_genre_sales.head()</text:span></text:p>
      <text:p text:style-name="P3"/>
      <text:p text:style-name="P3"><text:span text:style-name="Source_20_Text"># Step 41: Plot yearly sales per genre</text:span></text:p>
      <text:p text:style-name="P3"><text:span text:style-name="Source_20_Text">year_genre_sales.plot(figsize=(12,6), stacked=True)</text:span></text:p>
      <text:p text:style-name="P3"><text:span text:style-name="Source_20_Text">plt.title('Yearly Global Sales by Genre')</text:span></text:p>
      <text:p text:style-name="P3"><text:span text:style-name="Source_20_Text">plt.ylabel('Global Sales')</text:span></text:p>
      <text:p text:style-name="P3"><text:span text:style-name="Source_20_Text">plt.show()</text:span></text:p>
      <text:p text:style-name="P3"/>
      <text:p text:style-name="P3"><text:span text:style-name="Source_20_Text"># Step 42: Identify best-selling games per platform</text:span></text:p>
      <text:p text:style-name="P3"><text:span text:style-name="Source_20_Text">best_games_platform = df.loc[df.groupby('Platform')['Global_Sales'].idxmax()]</text:span></text:p>
      <text:p text:style-name="P3"><text:span text:style-name="Source_20_Text">best_games_platform</text:span></text:p>
      <text:p text:style-name="P3"/>
      <text:p text:style-name="P3"><text:span text:style-name="Source_20_Text"># Step 43: Identify most consistent selling games (low variance)</text:span></text:p>
      <text:p text:style-name="P3"><text:span text:style-name="Source_20_Text">game_variance = df.groupby('Name')['Global_Sales'].std().fillna(0)</text:span></text:p>
      <text:p text:style-name="P3"><text:span text:style-name="Source_20_Text">consistent_games = game_variance.sort_values().head(10)</text:span></text:p>
      <text:p text:style-name="P3"><text:span text:style-name="Source_20_Text">consistent_games</text:span></text:p>
      <text:p text:style-name="P3"/>
      <text:p text:style-name="P3"><text:span text:style-name="Source_20_Text"># Step 44: Pivot table: Sales by Genre &amp; Platform</text:span></text:p>
      <text:p text:style-name="P3"><text:span text:style-name="Source_20_Text">pivot_sales = df.pivot_table(index='Genre', columns='Platform', values='Global_Sales', aggfunc='sum', fill_value=0)</text:span></text:p>
      <text:p text:style-name="P3"><text:span text:style-name="Source_20_Text">pivot_sales.head()</text:span></text:p>
      <text:p text:style-name="P3"/>
      <text:p text:style-name="P3"><text:span text:style-name="Source_20_Text"># Step 45: Save pivot table for Tableau</text:span></text:p>
      <text:p text:style-name="P3"><text:span text:style-name="Source_20_Text">pivot_sales.to_csv('../data/pivot_genre_platform.csv')</text:span></text:p>
      <text:p text:style-name="P3"/>
      <text:p text:style-name="P3"><text:span text:style-name="Source_20_Text"># Step 46: Create cumulative sales column</text:span></text:p>
      <text:p text:style-name="P3"><text:span text:style-name="Source_20_Text">df['Cumulative_Global_Sales'] = df['Global_Sales'].cumsum()</text:span></text:p>
      <text:p text:style-name="P3"/>
      <text:p text:style-name="P3"><text:span text:style-name="Source_20_Text"># Step 47: Export top 5 games per genre</text:span></text:p>
      <text:p text:style-name="P3"><text:span text:style-name="Source_20_Text">top_5_per_genre = df.groupby('Genre').apply(lambda x: x.nlargest(5, 'Global_Sales')).reset_index(drop=True)</text:span></text:p>
      <text:p text:style-name="P3"><text:span text:style-name="Source_20_Text">top_5_per_genre.to_csv('../data/top_5_per_genre.csv', index=False)</text:span></text:p>
      <text:p text:style-name="P3"/>
      <text:p text:style-name="P3"><text:span text:style-name="Source_20_Text"># Step 48: Check for outliers</text:span></text:p>
      <text:p text:style-name="P3"><text:span text:style-name="Source_20_Text">plt.figure(figsize=(10,6))</text:span></text:p>
      <text:p text:style-name="P3"><text:span text:style-name="Source_20_Text">sns.boxplot(x=df['Global_Sales'])</text:span></text:p>
      <text:p text:style-name="P3"><text:span text:style-name="Source_20_Text">plt.title('Outliers in Global Sales')</text:span></text:p>
      <text:p text:style-name="P3"><text:span text:style-name="Source_20_Text">plt.show()</text:span></text:p>
      <text:p text:style-name="P3"/>
      <text:p text:style-name="P3"><text:span text:style-name="Source_20_Text"># Step 49: Save cleaned dataset version 2</text:span></text:p>
      <text:p text:style-name="P3"><text:span text:style-name="Source_20_Text">df.to_csv('../data/video_game_sales_cleaned_v2.csv', index=False)</text:span></text:p>
      <text:p text:style-name="P3"/>
      <text:p text:style-name="P3"><text:span text:style-name="Source_20_Text"># Step 50: Notebook summary markdown</text:span></text:p>
      <text:p text:style-name="P3"><text:span text:style-name="Source_20_Text">"""</text:span></text:p>
      <text:p text:style-name="P3"><text:span text:style-name="Source_20_Text"># Notebook Summary</text:span></text:p>
      <text:p text:style-name="P3"><text:span text:style-name="Source_20_Text">- Dataset cleaned: handled missing values, duplicates, renamed columns</text:span></text:p>
      <text:p text:style-name="P3"><text:soft-page-break/><text:span text:style-name="Source_20_Text">- Features engineered: Total Regional Sales, Cumulative Sales</text:span></text:p>
      <text:p text:style-name="P3"><text:span text:style-name="Source_20_Text">- Top games, platforms, genres identified</text:span></text:p>
      <text:p text:style-name="P3"><text:span text:style-name="Source_20_Text">- Visualizations prepared for Tableau dashboards</text:span></text:p>
      <text:p text:style-name="P3"><text:span text:style-name="Source_20_Text">- Exported cleaned datasets and pivot tables for Tableau</text:span></text:p>
      <text:p text:style-name="P4"><text:span text:style-name="Source_20_Text">"""</text:span></text:p>
      <text:p text:style-name="Horizontal_20_Line"/>
      <text:p text:style-name="Text_20_body">✅ <text:span text:style-name="Strong_20_Emphasis">What this notebook does:</text:span></text:p>
      <text:list text:style-name="L97">
        <text:list-item>
          <text:p text:style-name="P102">Step-by-step <text:span text:style-name="Strong_20_Emphasis">50-step workflow</text:span></text:p>
        </text:list-item>
        <text:list-item>
          <text:p text:style-name="P102">Includes <text:span text:style-name="Strong_20_Emphasis">Markdown explanations + code</text:span></text:p>
        </text:list-item>
        <text:list-item>
          <text:p text:style-name="P102">Exports <text:span text:style-name="Strong_20_Emphasis">cleaned CSVs &amp; pivot tables</text:span> ready for Tableau</text:p>
        </text:list-item>
        <text:list-item>
          <text:p text:style-name="P102">Fully aligns with your <text:span text:style-name="Strong_20_Emphasis">Tableau dashboard project</text:span></text:p>
        </text:list-item>
      </text:list>
      <text:h text:style-name="Heading_20_1" text:outline-level="1"><text:span text:style-name="Strong_20_Emphasis">Project 2: Full Upwork-Ready Data Analytics + Tableau Workflow</text:span></text:h>
      <text:p text:style-name="Text_20_body"><text:span text:style-name="Strong_20_Emphasis">Goal:</text:span><text:line-break/>Practice a full end-to-end client-style project workflow:</text:p>
      <text:list text:style-name="L98">
        <text:list-item>
          <text:p text:style-name="P103">Download/collect dataset</text:p>
        </text:list-item>
        <text:list-item>
          <text:p text:style-name="P103">Clean &amp; explore data in Python</text:p>
        </text:list-item>
        <text:list-item>
          <text:p text:style-name="P103">Prepare Tableau-ready datasets</text:p>
        </text:list-item>
        <text:list-item>
          <text:p text:style-name="P103">Build Tableau dashboards</text:p>
        </text:list-item>
        <text:list-item>
          <text:p text:style-name="P103">Save screenshots</text:p>
        </text:list-item>
        <text:list-item>
          <text:p text:style-name="P103">Create GitHub repo with structured folders</text:p>
        </text:list-item>
        <text:list-item>
          <text:p text:style-name="P103">Push everything with README</text:p>
        </text:list-item>
        <text:list-item>
          <text:p text:style-name="P103">Add project description &amp; showcase for Upwork</text:p>
        </text:list-item>
      </text:list>
      <text:p text:style-name="Horizontal_20_Line"/>
      <text:h text:style-name="Heading_20_2" text:outline-level="2"><text:span text:style-name="Strong_20_Emphasis">Folder Structure</text:span></text:h>
      <text:p text:style-name="P1"><text:span text:style-name="Source_20_Text">tableau-client-project/</text:span></text:p>
      <text:p text:style-name="P3"><text:span text:style-name="Source_20_Text">│</text:span></text:p>
      <text:p text:style-name="P3"><text:span text:style-name="Source_20_Text">├── data/</text:span></text:p>
      <text:p text:style-name="P3"><text:span text:style-name="Source_20_Text">│ <text:s text:c="2"/>├── raw_dataset.csv</text:span></text:p>
      <text:p text:style-name="P3"><text:span text:style-name="Source_20_Text">│ <text:s text:c="2"/>├── cleaned_dataset.csv</text:span></text:p>
      <text:p text:style-name="P3"><text:span text:style-name="Source_20_Text">│ <text:s text:c="2"/>└── pivot_tables.csv</text:span></text:p>
      <text:p text:style-name="P3"><text:span text:style-name="Source_20_Text">│</text:span></text:p>
      <text:p text:style-name="P3"><text:span text:style-name="Source_20_Text">├── notebooks/</text:span></text:p>
      <text:p text:style-name="P3"><text:span text:style-name="Source_20_Text">│ <text:s text:c="2"/>└── 01_data_cleaning_analytics.ipynb</text:span></text:p>
      <text:p text:style-name="P3"><text:span text:style-name="Source_20_Text">│</text:span></text:p>
      <text:p text:style-name="P3"><text:span text:style-name="Source_20_Text">├── tableau/</text:span></text:p>
      <text:p text:style-name="P3"><text:span text:style-name="Source_20_Text">│ <text:s text:c="2"/>└── client_dashboard.twbx</text:span></text:p>
      <text:p text:style-name="P3"><text:span text:style-name="Source_20_Text">│</text:span></text:p>
      <text:p text:style-name="P3"><text:span text:style-name="Source_20_Text">├── images/</text:span></text:p>
      <text:p text:style-name="P3"><text:soft-page-break/><text:span text:style-name="Source_20_Text">│ <text:s text:c="2"/>└── dashboard_screenshot.png</text:span></text:p>
      <text:p text:style-name="P3"><text:span text:style-name="Source_20_Text">│</text:span></text:p>
      <text:p text:style-name="P4"><text:span text:style-name="Source_20_Text">└── README.md</text:span></text:p>
      <text:p text:style-name="Horizontal_20_Line"/>
      <text:h text:style-name="Heading_20_2" text:outline-level="2"><text:span text:style-name="Strong_20_Emphasis">50-Step Notebook Workflow (Project 2)</text:span></text:h>
      <text:p text:style-name="Text_20_body">This notebook will:</text:p>
      <text:list text:style-name="L99">
        <text:list-item>
          <text:p text:style-name="P104">Import libraries</text:p>
        </text:list-item>
        <text:list-item>
          <text:p text:style-name="P104">Load raw dataset</text:p>
        </text:list-item>
        <text:list-item>
          <text:p text:style-name="P104">Inspect, clean, and preprocess</text:p>
        </text:list-item>
        <text:list-item>
          <text:p text:style-name="P104">Handle missing data and outliers</text:p>
        </text:list-item>
        <text:list-item>
          <text:p text:style-name="P104">Feature engineering</text:p>
        </text:list-item>
        <text:list-item>
          <text:p text:style-name="P104">Exploratory Data Analysis (EDA)</text:p>
        </text:list-item>
        <text:list-item>
          <text:p text:style-name="P104">Pivot tables and aggregations</text:p>
        </text:list-item>
        <text:list-item>
          <text:p text:style-name="P104">Export cleaned datasets for Tableau</text:p>
        </text:list-item>
        <text:list-item>
          <text:p text:style-name="P104">Visualization templates in Python</text:p>
        </text:list-item>
        <text:list-item>
          <text:p text:style-name="P104">Prepare CSVs ready for Tableau dashboards</text:p>
        </text:list-item>
      </text:list>
      <text:p text:style-name="Quotations">It will be <text:span text:style-name="Strong_20_Emphasis">very similar to the first notebook</text:span> but structured for <text:span text:style-name="Strong_20_Emphasis">Upwork-ready client presentation</text:span> with portfolio-ready exports.</text:p>
      <text:p text:style-name="Horizontal_20_Line"/>
      <text:h text:style-name="Heading_20_2" text:outline-level="2"><text:span text:style-name="Strong_20_Emphasis">GitHub Automation Script</text:span></text:h>
      <text:p text:style-name="Text_20_body">You can also include a <text:span text:style-name="Strong_20_Emphasis">Python/Bash script</text:span> that will:</text:p>
      <text:list text:style-name="L100">
        <text:list-item>
          <text:p text:style-name="P105">Create the repo on GitHub</text:p>
        </text:list-item>
        <text:list-item>
          <text:p text:style-name="P105">Push your folders (<text:span text:style-name="Source_20_Text">data/</text:span>, <text:span text:style-name="Source_20_Text">notebooks/</text:span>, <text:span text:style-name="Source_20_Text">tableau/</text:span>, <text:span text:style-name="Source_20_Text">images/</text:span>, <text:span text:style-name="Source_20_Text">README.md</text:span>)</text:p>
        </text:list-item>
        <text:list-item>
          <text:p text:style-name="P105">Add a public description for Upwork showcase</text:p>
        </text:list-item>
      </text:list>
      <text:p text:style-name="Horizontal_20_Line"/>
      <text:p text:style-name="Text_20_body">If you want, I can <text:span text:style-name="Strong_20_Emphasis">create this full Project 2 notebook template + GitHub automation script</text:span> next. This will be <text:span text:style-name="Strong_20_Emphasis">end-to-end ready</text:span>, and you can literally copy, run, and push everything in <text:span text:style-name="Strong_20_Emphasis">one workflow</text:span>.</text:p>
      <text:p text:style-name="Text_20_body">Do you want me to do that next?</text:p>
      <text:p text:style-name="Text_20_body">YES</text:p>
      <text:p text:style-name="Text_20_body">Perfect! Let's do this step by step. I’ll create the <text:span text:style-name="Strong_20_Emphasis">full Project 2 notebook template</text:span> with <text:span text:style-name="Strong_20_Emphasis">50-step Python + data analytics + Tableau prep workflow</text:span>, fully formatted in Jupyter Notebook style with <text:span text:style-name="Strong_20_Emphasis">Markdown explanations and code cells</text:span>.</text:p>
      <text:p text:style-name="Text_20_body"><text:soft-page-break/>Here’s the first <text:span text:style-name="Strong_20_Emphasis">part of the notebook (Steps 1–10)</text:span>. I’ll continue in batches so it’s easy to follow and copy.</text:p>
      <text:p text:style-name="Horizontal_20_Line"/>
      <text:h text:style-name="Heading_20_1" text:outline-level="1"><text:span text:style-name="Strong_20_Emphasis">01_data_cleaning_analytics.ipynb</text:span> – Jupyter Notebook Template</text:h>
      <text:p text:style-name="P1"><text:span text:style-name="Source_20_Text"># Project 2: Client-Style Data Analytics + Tableau Practice</text:span></text:p>
      <text:p text:style-name="P3"/>
      <text:p text:style-name="P3"><text:span text:style-name="Source_20_Text">**Objective:** <text:s/></text:span></text:p>
      <text:p text:style-name="P3"><text:span text:style-name="Source_20_Text">Practice a full end-to-end workflow: clean a dataset, perform EDA, prepare Tableau-ready data, and structure everything for portfolio/Upwork showcase.</text:span></text:p>
      <text:p text:style-name="P3"/>
      <text:p text:style-name="P3"><text:span text:style-name="Source_20_Text">**Dataset:** `raw_dataset.csv` (replace with your dataset)</text:span></text:p>
      <text:p text:style-name="P3"/>
      <text:p text:style-name="P4"><text:span text:style-name="Source_20_Text">**Tools:** Python, Pandas, NumPy, Matplotlib, Seaborn, Tableau</text:span></text:p>
      <text:p text:style-name="Horizontal_20_Line"/>
      <text:h text:style-name="Heading_20_2" text:outline-level="2"><text:span text:style-name="Strong_20_Emphasis">Step 1: Import Libraries</text:span></text:h>
      <text:p text:style-name="P1"><text:span text:style-name="Source_20_Text">import pandas as pd</text:span></text:p>
      <text:p text:style-name="P3"><text:span text:style-name="Source_20_Text">import numpy as np</text:span></text:p>
      <text:p text:style-name="P3"><text:span text:style-name="Source_20_Text">import matplotlib.pyplot as plt</text:span></text:p>
      <text:p text:style-name="P3"><text:span text:style-name="Source_20_Text">import seaborn as sns</text:span></text:p>
      <text:p text:style-name="P3"/>
      <text:p text:style-name="P3"><text:span text:style-name="Source_20_Text"># Optional display settings</text:span></text:p>
      <text:p text:style-name="P3"><text:span text:style-name="Source_20_Text">pd.set_option('display.max_columns', 100)</text:span></text:p>
      <text:p text:style-name="P3"><text:span text:style-name="Source_20_Text">pd.set_option('display.max_rows', 100)</text:span></text:p>
      <text:p text:style-name="P4"><text:span text:style-name="Source_20_Text">sns.set(style='whitegrid')</text:span></text:p>
      <text:p text:style-name="Horizontal_20_Line"/>
      <text:h text:style-name="Heading_20_2" text:outline-level="2"><text:span text:style-name="Strong_20_Emphasis">Step 2: Load Raw Dataset</text:span></text:h>
      <text:p text:style-name="P1"><text:span text:style-name="Source_20_Text">data_path = "../data/raw_dataset.csv" <text:s/># Adjust path</text:span></text:p>
      <text:p text:style-name="P3"><text:span text:style-name="Source_20_Text">df = pd.read_csv(data_path)</text:span></text:p>
      <text:p text:style-name="P4"><text:span text:style-name="Source_20_Text">df.head()</text:span></text:p>
      <text:p text:style-name="Horizontal_20_Line"/>
      <text:h text:style-name="Heading_20_2" text:outline-level="2"><text:span text:style-name="Strong_20_Emphasis">Step 3: Inspect Dataset</text:span></text:h>
      <text:p text:style-name="P1"><text:span text:style-name="Source_20_Text"># Basic info</text:span></text:p>
      <text:p text:style-name="P3"><text:span text:style-name="Source_20_Text">df.info()</text:span></text:p>
      <text:p text:style-name="P3"/>
      <text:p text:style-name="P3"><text:span text:style-name="Source_20_Text"># Shape</text:span></text:p>
      <text:p text:style-name="P3"><text:span text:style-name="Source_20_Text">print(f"Dataset has {df.shape[0]} rows and {df.shape[1]} columns")</text:span></text:p>
      <text:p text:style-name="P3"/>
      <text:p text:style-name="P3"><text:span text:style-name="Source_20_Text"># First 5 rows</text:span></text:p>
      <text:p text:style-name="P4"><text:span text:style-name="Source_20_Text">df.head()</text:span></text:p>
      <text:p text:style-name="Horizontal_20_Line"/>
      <text:h text:style-name="Heading_20_2" text:outline-level="2"><text:soft-page-break/><text:span text:style-name="Strong_20_Emphasis">Step 4: Check Missing Values</text:span></text:h>
      <text:p text:style-name="P1"><text:span text:style-name="Source_20_Text">missing = df.isnull().sum()</text:span></text:p>
      <text:p text:style-name="P4"><text:span text:style-name="Source_20_Text">missing[missing &gt; 0]</text:span></text:p>
      <text:p text:style-name="Horizontal_20_Line"/>
      <text:h text:style-name="Heading_20_2" text:outline-level="2"><text:span text:style-name="Strong_20_Emphasis">Step 5: Drop or Impute Missing Data</text:span></text:h>
      <text:p text:style-name="P1"><text:span text:style-name="Source_20_Text"># Example: fill numeric columns with median</text:span></text:p>
      <text:p text:style-name="P3"><text:span text:style-name="Source_20_Text">numeric_cols = df.select_dtypes(include=np.number).columns</text:span></text:p>
      <text:p text:style-name="P3"><text:span text:style-name="Source_20_Text">df[numeric_cols] = df[numeric_cols].fillna(df[numeric_cols].median())</text:span></text:p>
      <text:p text:style-name="P3"/>
      <text:p text:style-name="P3"><text:span text:style-name="Source_20_Text"># Fill categorical columns with 'Unknown'</text:span></text:p>
      <text:p text:style-name="P3"><text:span text:style-name="Source_20_Text">categorical_cols = df.select_dtypes(include='object').columns</text:span></text:p>
      <text:p text:style-name="P4"><text:span text:style-name="Source_20_Text">df[categorical_cols] = df[categorical_cols].fillna('Unknown')</text:span></text:p>
      <text:p text:style-name="Horizontal_20_Line"/>
      <text:h text:style-name="Heading_20_2" text:outline-level="2"><text:span text:style-name="Strong_20_Emphasis">Step 6: Remove Duplicates</text:span></text:h>
      <text:p text:style-name="P1"><text:span text:style-name="Source_20_Text">df = df.drop_duplicates()</text:span></text:p>
      <text:p text:style-name="P4"><text:span text:style-name="Source_20_Text">print(f"After removing duplicates: {df.shape[0]} rows")</text:span></text:p>
      <text:p text:style-name="Horizontal_20_Line"/>
      <text:h text:style-name="Heading_20_2" text:outline-level="2"><text:span text:style-name="Strong_20_Emphasis">Step 7: Rename Columns for Clarity</text:span></text:h>
      <text:p text:style-name="P1"><text:span text:style-name="Source_20_Text">df = df.rename(columns={</text:span></text:p>
      <text:p text:style-name="P3"><text:span text:style-name="Source_20_Text"><text:s text:c="4"/>'NA_Sales': 'North_America_Sales',</text:span></text:p>
      <text:p text:style-name="P3"><text:span text:style-name="Source_20_Text"><text:s text:c="4"/>'EU_Sales': 'Europe_Sales',</text:span></text:p>
      <text:p text:style-name="P3"><text:span text:style-name="Source_20_Text"><text:s text:c="4"/>'JP_Sales': 'Japan_Sales',</text:span></text:p>
      <text:p text:style-name="P3"><text:span text:style-name="Source_20_Text"><text:s text:c="4"/>'Other_Sales': 'Other_Regions_Sales',</text:span></text:p>
      <text:p text:style-name="P3"><text:span text:style-name="Source_20_Text"><text:s text:c="4"/>'Global_Sales': 'Total_Global_Sales'</text:span></text:p>
      <text:p text:style-name="P3"><text:span text:style-name="Source_20_Text">})</text:span></text:p>
      <text:p text:style-name="P4"><text:span text:style-name="Source_20_Text">df.head()</text:span></text:p>
      <text:p text:style-name="Horizontal_20_Line"/>
      <text:h text:style-name="Heading_20_2" text:outline-level="2"><text:span text:style-name="Strong_20_Emphasis">Step 8: Data Types Check</text:span></text:h>
      <text:p text:style-name="P2"><text:span text:style-name="Source_20_Text">df.dtypes</text:span></text:p>
      <text:p text:style-name="Horizontal_20_Line"/>
      <text:h text:style-name="Heading_20_2" text:outline-level="2"><text:span text:style-name="Strong_20_Emphasis">Step 9: Convert Columns to Correct Types</text:span></text:h>
      <text:p text:style-name="P1"><text:span text:style-name="Source_20_Text">df['Year_of_Release'] = pd.to_numeric(df['Year_of_Release'], errors='coerce')</text:span></text:p>
      <text:p text:style-name="P4"><text:span text:style-name="Source_20_Text">df['Name'] = df['Name'].astype(str)</text:span></text:p>
      <text:p text:style-name="Horizontal_20_Line"/>
      <text:h text:style-name="Heading_20_2" text:outline-level="2"><text:span text:style-name="Strong_20_Emphasis">Step 10: Handle Outliers</text:span></text:h>
      <text:p text:style-name="P1"><text:span text:style-name="Source_20_Text"># Example: remove rows with negative sales</text:span></text:p>
      <text:p text:style-name="P3"><text:soft-page-break/><text:span text:style-name="Source_20_Text">sales_cols = ['North_America_Sales', 'Europe_Sales', 'Japan_Sales', 'Other_Regions_Sales', 'Total_Global_Sales']</text:span></text:p>
      <text:p text:style-name="P3"><text:span text:style-name="Source_20_Text">for col in sales_cols:</text:span></text:p>
      <text:p text:style-name="P3"><text:span text:style-name="Source_20_Text"><text:s text:c="4"/>df = df[df[col] &gt;= 0]</text:span></text:p>
      <text:p text:style-name="P3"/>
      <text:p text:style-name="P4"><text:span text:style-name="Source_20_Text">df.describe()</text:span></text:p>
      <text:p text:style-name="Horizontal_20_Line"/>
      <text:p text:style-name="Text_20_body">✅ <text:span text:style-name="Strong_20_Emphasis">Next Steps:</text:span> Steps 11–20 will cover <text:span text:style-name="Strong_20_Emphasis">Exploratory Data Analysis (EDA)</text:span>, <text:span text:style-name="Strong_20_Emphasis">feature engineering</text:span>, and preparing pivot tables for Tableau.</text:p>
      <text:p text:style-name="Horizontal_20_Line"/>
      <text:p text:style-name="Text_20_body">If you want, I can <text:span text:style-name="Strong_20_Emphasis">continue immediately with Steps 11–20</text:span>, fully coded with Markdown explanations, so we keep building this <text:span text:style-name="Strong_20_Emphasis">50-step complete notebook</text:span>.</text:p>
      <text:p text:style-name="Text_20_body">Do you want me to continue with Steps 11–20 next?</text:p>
      <text:p text:style-name="Text_20_body">teps 11–20 next</text:p>
      <text:p text:style-name="Text_20_body">Perfect! Let’s continue the <text:span text:style-name="Strong_20_Emphasis">Project 2 notebook template</text:span> with <text:span text:style-name="Strong_20_Emphasis">Steps 11–20</text:span>, covering <text:span text:style-name="Strong_20_Emphasis">Exploratory Data Analysis (EDA)</text:span>, <text:span text:style-name="Strong_20_Emphasis">feature engineering</text:span>, and preparing data summaries for Tableau.</text:p>
      <text:p text:style-name="Horizontal_20_Line"/>
      <text:h text:style-name="Heading_20_1" text:outline-level="1"><text:span text:style-name="Strong_20_Emphasis">01_data_cleaning_analytics.ipynb – Steps 11–20</text:span></text:h>
      <text:p text:style-name="P1"><text:span text:style-name="Source_20_Text">## Step 11: Summary Statistics</text:span></text:p>
      <text:p text:style-name="P4"><text:span text:style-name="Source_20_Text">Get basic statistics to understand distributions of numeric features.</text:span></text:p>
      <text:p text:style-name="P2"><text:span text:style-name="Source_20_Text">df.describe().T</text:span></text:p>
      <text:p text:style-name="Horizontal_20_Line"/>
      <text:h text:style-name="Heading_20_2" text:outline-level="2"><text:span text:style-name="Strong_20_Emphasis">Step 12: Check Unique Values for Categorical Columns</text:span></text:h>
      <text:p text:style-name="P1"><text:span text:style-name="Source_20_Text">for col in categorical_cols:</text:span></text:p>
      <text:p text:style-name="P4"><text:span text:style-name="Source_20_Text"><text:s text:c="4"/>print(f"{col}: {df[col].nunique()} unique values")</text:span></text:p>
      <text:p text:style-name="Horizontal_20_Line"/>
      <text:h text:style-name="Heading_20_2" text:outline-level="2"><text:span text:style-name="Strong_20_Emphasis">Step 13: Top 10 Games by Global Sales</text:span></text:h>
      <text:p text:style-name="P1"><text:span text:style-name="Source_20_Text">top_games = df[['Name', 'Total_Global_Sales']].sort_values(by='Total_Global_Sales', ascending=False).head(10)</text:span></text:p>
      <text:p text:style-name="P4"><text:span text:style-name="Source_20_Text">top_games</text:span></text:p>
      <text:p text:style-name="Horizontal_20_Line"/>
      <text:h text:style-name="Heading_20_2" text:outline-level="2"><text:soft-page-break/><text:span text:style-name="Strong_20_Emphasis">Step 14: Total Sales by Platform</text:span></text:h>
      <text:p text:style-name="P1"><text:span text:style-name="Source_20_Text">platform_sales = df.groupby('Platform')['Total_Global_Sales'].sum().sort_values(ascending=False)</text:span></text:p>
      <text:p text:style-name="P4"><text:span text:style-name="Source_20_Text">platform_sales</text:span></text:p>
      <text:p text:style-name="P1"><text:span text:style-name="Source_20_Text"># Optional visualization</text:span></text:p>
      <text:p text:style-name="P3"><text:span text:style-name="Source_20_Text">plt.figure(figsize=(12,6))</text:span></text:p>
      <text:p text:style-name="P3"><text:span text:style-name="Source_20_Text">sns.barplot(x=platform_sales.index, y=platform_sales.values, palette='viridis')</text:span></text:p>
      <text:p text:style-name="P3"><text:span text:style-name="Source_20_Text">plt.xticks(rotation=45)</text:span></text:p>
      <text:p text:style-name="P3"><text:span text:style-name="Source_20_Text">plt.title('Total Global Sales by Platform')</text:span></text:p>
      <text:p text:style-name="P3"><text:span text:style-name="Source_20_Text">plt.ylabel('Global Sales (millions)')</text:span></text:p>
      <text:p text:style-name="P4"><text:span text:style-name="Source_20_Text">plt.show()</text:span></text:p>
      <text:p text:style-name="Horizontal_20_Line"/>
      <text:h text:style-name="Heading_20_2" text:outline-level="2"><text:span text:style-name="Strong_20_Emphasis">Step 15: Total Sales by Genre</text:span></text:h>
      <text:p text:style-name="P1"><text:span text:style-name="Source_20_Text">genre_sales = df.groupby('Genre')['Total_Global_Sales'].sum().sort_values(ascending=False)</text:span></text:p>
      <text:p text:style-name="P3"><text:span text:style-name="Source_20_Text">plt.figure(figsize=(12,6))</text:span></text:p>
      <text:p text:style-name="P3"><text:span text:style-name="Source_20_Text">sns.barplot(x=genre_sales.index, y=genre_sales.values, palette='magma')</text:span></text:p>
      <text:p text:style-name="P3"><text:span text:style-name="Source_20_Text">plt.xticks(rotation=45)</text:span></text:p>
      <text:p text:style-name="P3"><text:span text:style-name="Source_20_Text">plt.title('Total Global Sales by Genre')</text:span></text:p>
      <text:p text:style-name="P3"><text:span text:style-name="Source_20_Text">plt.ylabel('Global Sales (millions)')</text:span></text:p>
      <text:p text:style-name="P4"><text:span text:style-name="Source_20_Text">plt.show()</text:span></text:p>
      <text:p text:style-name="Horizontal_20_Line"/>
      <text:h text:style-name="Heading_20_2" text:outline-level="2"><text:span text:style-name="Strong_20_Emphasis">Step 16: Total Sales by Publisher</text:span></text:h>
      <text:p text:style-name="P1"><text:span text:style-name="Source_20_Text">publisher_sales = df.groupby('Publisher')['Total_Global_Sales'].sum().sort_values(ascending=False).head(15)</text:span></text:p>
      <text:p text:style-name="P3"><text:span text:style-name="Source_20_Text">plt.figure(figsize=(12,6))</text:span></text:p>
      <text:p text:style-name="P3"><text:span text:style-name="Source_20_Text">sns.barplot(x=publisher_sales.index, y=publisher_sales.values, palette='cubehelix')</text:span></text:p>
      <text:p text:style-name="P3"><text:span text:style-name="Source_20_Text">plt.xticks(rotation=90)</text:span></text:p>
      <text:p text:style-name="P3"><text:span text:style-name="Source_20_Text">plt.title('Top 15 Publishers by Global Sales')</text:span></text:p>
      <text:p text:style-name="P3"><text:span text:style-name="Source_20_Text">plt.ylabel('Global Sales (millions)')</text:span></text:p>
      <text:p text:style-name="P4"><text:span text:style-name="Source_20_Text">plt.show()</text:span></text:p>
      <text:p text:style-name="Horizontal_20_Line"/>
      <text:h text:style-name="Heading_20_2" text:outline-level="2"><text:span text:style-name="Strong_20_Emphasis">Step 17: Yearly Sales Trend</text:span></text:h>
      <text:p text:style-name="P1"><text:span text:style-name="Source_20_Text">yearly_sales = df.groupby('Year_of_Release')['Total_Global_Sales'].sum()</text:span></text:p>
      <text:p text:style-name="P3"><text:span text:style-name="Source_20_Text">plt.figure(figsize=(12,6))</text:span></text:p>
      <text:p text:style-name="P3"><text:span text:style-name="Source_20_Text">sns.lineplot(x=yearly_sales.index, y=yearly_sales.values, marker='o')</text:span></text:p>
      <text:p text:style-name="P3"><text:span text:style-name="Source_20_Text">plt.title('Global Sales Trend Over Years')</text:span></text:p>
      <text:p text:style-name="P3"><text:span text:style-name="Source_20_Text">plt.xlabel('Year of Release')</text:span></text:p>
      <text:p text:style-name="P3"><text:span text:style-name="Source_20_Text">plt.ylabel('Global Sales (millions)')</text:span></text:p>
      <text:p text:style-name="P4"><text:span text:style-name="Source_20_Text">plt.show()</text:span></text:p>
      <text:p text:style-name="Horizontal_20_Line"/>
      <text:h text:style-name="Heading_20_2" text:outline-level="2"><text:soft-page-break/><text:span text:style-name="Strong_20_Emphasis">Step 18: Regional Sales Breakdown</text:span></text:h>
      <text:p text:style-name="P1"><text:span text:style-name="Source_20_Text">regional_sales = df[['North_America_Sales','Europe_Sales','Japan_Sales','Other_Regions_Sales']].sum()</text:span></text:p>
      <text:p text:style-name="P4"><text:span text:style-name="Source_20_Text">regional_sales</text:span></text:p>
      <text:p text:style-name="P1"><text:span text:style-name="Source_20_Text">plt.figure(figsize=(8,5))</text:span></text:p>
      <text:p text:style-name="P3"><text:span text:style-name="Source_20_Text">regional_sales.plot(kind='pie', autopct='%1.1f%%', startangle=140, colors=sns.color_palette('pastel'))</text:span></text:p>
      <text:p text:style-name="P3"><text:span text:style-name="Source_20_Text">plt.title('Regional Sales Distribution')</text:span></text:p>
      <text:p text:style-name="P3"><text:span text:style-name="Source_20_Text">plt.ylabel('')</text:span></text:p>
      <text:p text:style-name="P4"><text:span text:style-name="Source_20_Text">plt.show()</text:span></text:p>
      <text:p text:style-name="Horizontal_20_Line"/>
      <text:h text:style-name="Heading_20_2" text:outline-level="2"><text:span text:style-name="Strong_20_Emphasis">Step 19: Top 5 Platforms per Region</text:span></text:h>
      <text:p text:style-name="P1"><text:span text:style-name="Source_20_Text">regions = ['North_America_Sales','Europe_Sales','Japan_Sales','Other_Regions_Sales']</text:span></text:p>
      <text:p text:style-name="P3"><text:span text:style-name="Source_20_Text">top_platforms_region = {}</text:span></text:p>
      <text:p text:style-name="P3"/>
      <text:p text:style-name="P3"><text:span text:style-name="Source_20_Text">for region in regions:</text:span></text:p>
      <text:p text:style-name="P3"><text:span text:style-name="Source_20_Text"><text:s text:c="4"/>top_platforms_region[region] = df.groupby('Platform')[region].sum().sort_values(ascending=False).head(5)</text:span></text:p>
      <text:p text:style-name="P3"/>
      <text:p text:style-name="P4"><text:span text:style-name="Source_20_Text">top_platforms_region</text:span></text:p>
      <text:p text:style-name="Horizontal_20_Line"/>
      <text:h text:style-name="Heading_20_2" text:outline-level="2"><text:span text:style-name="Strong_20_Emphasis">Step 20: Create Total Regional Sales Column</text:span></text:h>
      <text:p text:style-name="P1"><text:span text:style-name="Source_20_Text">df['Total_Regional_Sales'] = df[['North_America_Sales','Europe_Sales','Japan_Sales','Other_Regions_Sales']].sum(axis=1)</text:span></text:p>
      <text:p text:style-name="P4"><text:span text:style-name="Source_20_Text">df[['Name','Total_Regional_Sales','Total_Global_Sales']].head()</text:span></text:p>
      <text:p text:style-name="Horizontal_20_Line"/>
      <text:p text:style-name="Text_20_body">✅ <text:span text:style-name="Strong_20_Emphasis">Next Steps:</text:span> Steps 21–30 will cover <text:span text:style-name="Strong_20_Emphasis">more feature engineering, correlation analysis, advanced visualizations, and preparing the dataset for Tableau export</text:span>.</text:p>
      <text:p text:style-name="Standard"/>
      <text:p text:style-name="Standard"/>
      <text:p text:style-name="Standard"/>
      <text:h text:style-name="Heading_20_1" text:outline-level="1"><text:span text:style-name="Strong_20_Emphasis">01_data_cleaning_analytics.ipynb – Steps 21–30</text:span></text:h>
      <text:p text:style-name="P2"><text:span text:style-name="Source_20_Text">## Step 21: Check Correlation Between Numeric Features</text:span></text:p>
      <text:p text:style-name="P1"><text:span text:style-name="Source_20_Text">numeric_cols = df.select_dtypes(include=['float64','int64']).columns</text:span></text:p>
      <text:p text:style-name="P3"><text:span text:style-name="Source_20_Text">corr_matrix = df[numeric_cols].corr()</text:span></text:p>
      <text:p text:style-name="P3"><text:span text:style-name="Source_20_Text">plt.figure(figsize=(10,8))</text:span></text:p>
      <text:p text:style-name="P3"><text:span text:style-name="Source_20_Text">sns.heatmap(corr_matrix, annot=True, cmap='coolwarm', fmt=".2f")</text:span></text:p>
      <text:p text:style-name="P3"><text:span text:style-name="Source_20_Text">plt.title('Correlation Matrix of Numeric Features')</text:span></text:p>
      <text:p text:style-name="P4"><text:span text:style-name="Source_20_Text">plt.show()</text:span></text:p>
      <text:p text:style-name="Horizontal_20_Line"><text:soft-page-break/></text:p>
      <text:h text:style-name="Heading_20_2" text:outline-level="2"><text:span text:style-name="Strong_20_Emphasis">Step 22: Identify Missing Values Per Column</text:span></text:h>
      <text:p text:style-name="P1"><text:span text:style-name="Source_20_Text">missing_values = df.isnull().sum()</text:span></text:p>
      <text:p text:style-name="P4"><text:span text:style-name="Source_20_Text">missing_values[missing_values&gt;0]</text:span></text:p>
      <text:p text:style-name="Horizontal_20_Line"/>
      <text:h text:style-name="Heading_20_2" text:outline-level="2"><text:span text:style-name="Strong_20_Emphasis">Step 23: Fill Missing Values</text:span></text:h>
      <text:p text:style-name="P1"><text:span text:style-name="Source_20_Text"># Example: Fill missing Year_of_Release with median</text:span></text:p>
      <text:p text:style-name="P3"><text:span text:style-name="Source_20_Text">df['Year_of_Release'].fillna(df['Year_of_Release'].median(), inplace=True)</text:span></text:p>
      <text:p text:style-name="P3"/>
      <text:p text:style-name="P3"><text:span text:style-name="Source_20_Text"># Fill missing categorical columns with 'Unknown'</text:span></text:p>
      <text:p text:style-name="P3"><text:span text:style-name="Source_20_Text">categorical_cols = ['Publisher','Genre','Platform']</text:span></text:p>
      <text:p text:style-name="P3"><text:span text:style-name="Source_20_Text">for col in categorical_cols:</text:span></text:p>
      <text:p text:style-name="P4"><text:span text:style-name="Source_20_Text"><text:s text:c="4"/>df[col].fillna('Unknown', inplace=True)</text:span></text:p>
      <text:p text:style-name="Horizontal_20_Line"/>
      <text:h text:style-name="Heading_20_2" text:outline-level="2"><text:span text:style-name="Strong_20_Emphasis">Step 24: Remove Duplicate Rows</text:span></text:h>
      <text:p text:style-name="P1"><text:span text:style-name="Source_20_Text">duplicates = df.duplicated().sum()</text:span></text:p>
      <text:p text:style-name="P3"><text:span text:style-name="Source_20_Text">print(f"Duplicates before removal: {duplicates}")</text:span></text:p>
      <text:p text:style-name="P3"><text:span text:style-name="Source_20_Text">df.drop_duplicates(inplace=True)</text:span></text:p>
      <text:p text:style-name="P4"><text:span text:style-name="Source_20_Text">print(f"Duplicates after removal: {df.duplicated().sum()}")</text:span></text:p>
      <text:p text:style-name="Horizontal_20_Line"/>
      <text:h text:style-name="Heading_20_2" text:outline-level="2"><text:span text:style-name="Strong_20_Emphasis">Step 25: Standardize Column Names</text:span></text:h>
      <text:p text:style-name="P1"><text:span text:style-name="Source_20_Text">df.columns = df.columns.str.strip().str.replace(' ','_').str.lower()</text:span></text:p>
      <text:p text:style-name="P4"><text:span text:style-name="Source_20_Text">df.head()</text:span></text:p>
      <text:p text:style-name="Horizontal_20_Line"/>
      <text:h text:style-name="Heading_20_2" text:outline-level="2"><text:span text:style-name="Strong_20_Emphasis">Step 26: Top 10 Games per Region</text:span></text:h>
      <text:p text:style-name="P1"><text:span text:style-name="Source_20_Text">top_na = df[['name','north_america_sales']].sort_values(by='north_america_sales', ascending=False).head(10)</text:span></text:p>
      <text:p text:style-name="P3"><text:span text:style-name="Source_20_Text">top_eu = df[['name','europe_sales']].sort_values(by='europe_sales', ascending=False).head(10)</text:span></text:p>
      <text:p text:style-name="P3"><text:span text:style-name="Source_20_Text">top_jp = df[['name','japan_sales']].sort_values(by='japan_sales', ascending=False).head(10)</text:span></text:p>
      <text:p text:style-name="P4"><text:span text:style-name="Source_20_Text">top_other = df[['name','other_regions_sales']].sort_values(by='other_regions_sales', ascending=False).head(10)</text:span></text:p>
      <text:p text:style-name="Horizontal_20_Line"/>
      <text:h text:style-name="Heading_20_2" text:outline-level="2"><text:soft-page-break/><text:span text:style-name="Strong_20_Emphasis">Step 27: Average Sales per Genre</text:span></text:h>
      <text:p text:style-name="P1"><text:span text:style-name="Source_20_Text">avg_genre_sales = df.groupby('genre')[['north_america_sales','europe_sales','japan_sales','other_regions_sales','total_global_sales']].mean()</text:span></text:p>
      <text:p text:style-name="P4"><text:span text:style-name="Source_20_Text">avg_genre_sales</text:span></text:p>
      <text:p text:style-name="Horizontal_20_Line"/>
      <text:h text:style-name="Heading_20_2" text:outline-level="2"><text:span text:style-name="Strong_20_Emphasis">Step 28: Identify Top Performing Publishers</text:span></text:h>
      <text:p text:style-name="P1"><text:span text:style-name="Source_20_Text">top_publishers = df.groupby('publisher')['total_global_sales'].sum().sort_values(ascending=False).head(10)</text:span></text:p>
      <text:p text:style-name="P4"><text:span text:style-name="Source_20_Text">top_publishers</text:span></text:p>
      <text:p text:style-name="Horizontal_20_Line"/>
      <text:h text:style-name="Heading_20_2" text:outline-level="2"><text:span text:style-name="Strong_20_Emphasis">Step 29: Identify Games With Zero Sales in All Regions</text:span></text:h>
      <text:p text:style-name="P1"><text:span text:style-name="Source_20_Text">zero_sales_games = df[df[['north_america_sales','europe_sales','japan_sales','other_regions_sales']].sum(axis=1) == 0]</text:span></text:p>
      <text:p text:style-name="P4"><text:span text:style-name="Source_20_Text">zero_sales_games[['name','platform','genre']]</text:span></text:p>
      <text:p text:style-name="Horizontal_20_Line"/>
      <text:h text:style-name="Heading_20_2" text:outline-level="2"><text:span text:style-name="Strong_20_Emphasis">Step 30: Export Cleaned Dataset for Tableau</text:span></text:h>
      <text:p text:style-name="P1"><text:span text:style-name="Source_20_Text">cleaned_path = '../data/video_game_sales_cleaned.csv'</text:span></text:p>
      <text:p text:style-name="P3"><text:span text:style-name="Source_20_Text">df.to_csv(cleaned_path, index=False)</text:span></text:p>
      <text:p text:style-name="P4"><text:span text:style-name="Source_20_Text">print(f"Cleaned dataset exported to {cleaned_path}")</text:span></text:p>
      <text:p text:style-name="Horizontal_20_Line"/>
      <text:p text:style-name="Text_20_body">✅ <text:span text:style-name="Strong_20_Emphasis">Next Steps:</text:span> Steps 31–40 will focus on <text:span text:style-name="Strong_20_Emphasis">Tableau-specific preparation, advanced feature creation, visual exploration, and insights annotation</text:span>.</text:p>
      <text:p text:style-name="Standard"/>
      <text:p text:style-name="Standard"/>
      <text:p text:style-name="Standard"/>
      <text:h text:style-name="Heading_20_1" text:outline-level="1"><text:span text:style-name="Strong_20_Emphasis">01_data_cleaning_analytics.ipynb – Steps 31–50</text:span></text:h>
      <text:p text:style-name="P2"><text:span text:style-name="Source_20_Text">## Step 31: Create Yearly Sales Column</text:span></text:p>
      <text:p text:style-name="P1"><text:span text:style-name="Source_20_Text">df['yearly_sales'] = df.groupby('year_of_release')['total_global_sales'].transform('sum')</text:span></text:p>
      <text:p text:style-name="P4"><text:span text:style-name="Source_20_Text">df[['year_of_release','total_global_sales','yearly_sales']].head()</text:span></text:p>
      <text:p text:style-name="Horizontal_20_Line"/>
      <text:h text:style-name="Heading_20_2" text:outline-level="2"><text:soft-page-break/><text:span text:style-name="Strong_20_Emphasis">Step 32: Rank Games by Global Sales</text:span></text:h>
      <text:p text:style-name="P1"><text:span text:style-name="Source_20_Text">df['global_rank'] = df['total_global_sales'].rank(ascending=False, method='dense')</text:span></text:p>
      <text:p text:style-name="P4"><text:span text:style-name="Source_20_Text">df[['name','total_global_sales','global_rank']].head(10)</text:span></text:p>
      <text:p text:style-name="Horizontal_20_Line"/>
      <text:h text:style-name="Heading_20_2" text:outline-level="2"><text:span text:style-name="Strong_20_Emphasis">Step 33: Top 5 Platforms by Sales</text:span></text:h>
      <text:p text:style-name="P1"><text:span text:style-name="Source_20_Text">top_platforms = df.groupby('platform')['total_global_sales'].sum().sort_values(ascending=False).head(5)</text:span></text:p>
      <text:p text:style-name="P4"><text:span text:style-name="Source_20_Text">top_platforms</text:span></text:p>
      <text:p text:style-name="Horizontal_20_Line"/>
      <text:h text:style-name="Heading_20_2" text:outline-level="2"><text:span text:style-name="Strong_20_Emphasis">Step 34: Create Platform Category Column (Top/Other)</text:span></text:h>
      <text:p text:style-name="P1"><text:span text:style-name="Source_20_Text">df['platform_category'] = df['platform'].apply(lambda x: x if x in top_platforms.index else 'Other')</text:span></text:p>
      <text:p text:style-name="P4"><text:span text:style-name="Source_20_Text">df[['platform','platform_category']].head()</text:span></text:p>
      <text:p text:style-name="Horizontal_20_Line"/>
      <text:h text:style-name="Heading_20_2" text:outline-level="2"><text:span text:style-name="Strong_20_Emphasis">Step 35: Regional Market Share (%)</text:span></text:h>
      <text:p text:style-name="P1"><text:span text:style-name="Source_20_Text">df['na_share'] = df['north_america_sales'] / df['total_global_sales'] * 100</text:span></text:p>
      <text:p text:style-name="P3"><text:span text:style-name="Source_20_Text">df['eu_share'] = df['europe_sales'] / df['total_global_sales'] * 100</text:span></text:p>
      <text:p text:style-name="P3"><text:span text:style-name="Source_20_Text">df['jp_share'] = df['japan_sales'] / df['total_global_sales'] * 100</text:span></text:p>
      <text:p text:style-name="P3"><text:span text:style-name="Source_20_Text">df['other_share'] = df['other_regions_sales'] / df['total_global_sales'] * 100</text:span></text:p>
      <text:p text:style-name="P4"><text:span text:style-name="Source_20_Text">df[['name','na_share','eu_share','jp_share','other_share']].head()</text:span></text:p>
      <text:p text:style-name="Horizontal_20_Line"/>
      <text:h text:style-name="Heading_20_2" text:outline-level="2"><text:span text:style-name="Strong_20_Emphasis">Step 36: Average Sales per Year</text:span></text:h>
      <text:p text:style-name="P1"><text:span text:style-name="Source_20_Text">avg_year_sales = df.groupby('year_of_release')['total_global_sales'].mean().sort_index()</text:span></text:p>
      <text:p text:style-name="P3"><text:span text:style-name="Source_20_Text">plt.figure(figsize=(12,6))</text:span></text:p>
      <text:p text:style-name="P3"><text:span text:style-name="Source_20_Text">sns.lineplot(x=avg_year_sales.index, y=avg_year_sales.values)</text:span></text:p>
      <text:p text:style-name="P3"><text:span text:style-name="Source_20_Text">plt.title('Average Global Sales per Year')</text:span></text:p>
      <text:p text:style-name="P3"><text:span text:style-name="Source_20_Text">plt.xlabel('Year of Release')</text:span></text:p>
      <text:p text:style-name="P3"><text:span text:style-name="Source_20_Text">plt.ylabel('Average Sales (Million Units)')</text:span></text:p>
      <text:p text:style-name="P4"><text:span text:style-name="Source_20_Text">plt.show()</text:span></text:p>
      <text:p text:style-name="Horizontal_20_Line"/>
      <text:h text:style-name="Heading_20_2" text:outline-level="2"><text:span text:style-name="Strong_20_Emphasis">Step 37: Genre vs Platform Pivot Table</text:span></text:h>
      <text:p text:style-name="P1"><text:span text:style-name="Source_20_Text">genre_platform_sales = df.pivot_table(values='total_global_sales', index='genre', columns='platform', aggfunc='sum', fill_value=0)</text:span></text:p>
      <text:p text:style-name="P4"><text:span text:style-name="Source_20_Text">genre_platform_sales.head()</text:span></text:p>
      <text:p text:style-name="Horizontal_20_Line"/>
      <text:h text:style-name="Heading_20_2" text:outline-level="2"><text:soft-page-break/><text:span text:style-name="Strong_20_Emphasis">Step 38: Identify Long-Tail Games (Low Sales)</text:span></text:h>
      <text:p text:style-name="P1"><text:span text:style-name="Source_20_Text">low_sales_games = df[df['total_global_sales'] &lt; 0.1]</text:span></text:p>
      <text:p text:style-name="P4"><text:span text:style-name="Source_20_Text">print(f"Number of low-sales games: {len(low_sales_games)}")</text:span></text:p>
      <text:p text:style-name="Horizontal_20_Line"/>
      <text:h text:style-name="Heading_20_2" text:outline-level="2"><text:span text:style-name="Strong_20_Emphasis">Step 39: Top Publisher per Genre</text:span></text:h>
      <text:p text:style-name="P1"><text:span text:style-name="Source_20_Text">top_pub_genre = df.groupby(['genre','publisher'])['total_global_sales'].sum().reset_index()</text:span></text:p>
      <text:p text:style-name="P3"><text:span text:style-name="Source_20_Text">top_pub_per_genre = top_pub_genre.loc[top_pub_genre.groupby('genre')['total_global_sales'].idxmax()]</text:span></text:p>
      <text:p text:style-name="P4"><text:span text:style-name="Source_20_Text">top_pub_per_genre</text:span></text:p>
      <text:p text:style-name="Horizontal_20_Line"/>
      <text:h text:style-name="Heading_20_2" text:outline-level="2"><text:span text:style-name="Strong_20_Emphasis">Step 40: Export Subset for Tableau Dashboard</text:span></text:h>
      <text:p text:style-name="P1"><text:span text:style-name="Source_20_Text">tableau_ready = df[['name','platform','platform_category','genre','publisher','year_of_release','total_global_sales','na_share','eu_share','jp_share','other_share']]</text:span></text:p>
      <text:p text:style-name="P4"><text:span text:style-name="Source_20_Text">tableau_ready.to_csv('../data/video_game_sales_tableau.csv', index=False)</text:span></text:p>
      <text:p text:style-name="Horizontal_20_Line"/>
      <text:h text:style-name="Heading_20_2" text:outline-level="2"><text:span text:style-name="Strong_20_Emphasis">Step 41: Check Data Types for Tableau</text:span></text:h>
      <text:p text:style-name="P2"><text:span text:style-name="Source_20_Text">df.dtypes</text:span></text:p>
      <text:p text:style-name="Horizontal_20_Line"/>
      <text:h text:style-name="Heading_20_2" text:outline-level="2"><text:span text:style-name="Strong_20_Emphasis">Step 42: Convert Year Column to String (Optional for Tableau)</text:span></text:h>
      <text:p text:style-name="P2"><text:span text:style-name="Source_20_Text">df['year_of_release'] = df['year_of_release'].astype(str)</text:span></text:p>
      <text:p text:style-name="Horizontal_20_Line"/>
      <text:h text:style-name="Heading_20_2" text:outline-level="2"><text:span text:style-name="Strong_20_Emphasis">Step 43: Create Label Columns for Dashboards</text:span></text:h>
      <text:p text:style-name="P2"><text:span text:style-name="Source_20_Text">df['top_game_label'] = df.apply(lambda x: x['name'] if x['global_rank'] &lt;= 10 else '', axis=1)</text:span></text:p>
      <text:p text:style-name="Horizontal_20_Line"/>
      <text:h text:style-name="Heading_20_2" text:outline-level="2"><text:span text:style-name="Strong_20_Emphasis">Step 44: Export Top 10 Games Dataset for Tableau Annotation</text:span></text:h>
      <text:p text:style-name="P1"><text:span text:style-name="Source_20_Text">top_10_games = df[df['global_rank'] &lt;= 10]</text:span></text:p>
      <text:p text:style-name="P4"><text:span text:style-name="Source_20_Text">top_10_games.to_csv('../data/top_10_games.csv', index=False)</text:span></text:p>
      <text:p text:style-name="Horizontal_20_Line"/>
      <text:h text:style-name="Heading_20_2" text:outline-level="2"><text:soft-page-break/><text:span text:style-name="Strong_20_Emphasis">Step 45: Check for Outliers in Sales</text:span></text:h>
      <text:p text:style-name="P1"><text:span text:style-name="Source_20_Text">plt.figure(figsize=(12,6))</text:span></text:p>
      <text:p text:style-name="P3"><text:span text:style-name="Source_20_Text">sns.boxplot(x='total_global_sales', data=df)</text:span></text:p>
      <text:p text:style-name="P3"><text:span text:style-name="Source_20_Text">plt.title('Outliers in Global Sales')</text:span></text:p>
      <text:p text:style-name="P4"><text:span text:style-name="Source_20_Text">plt.show()</text:span></text:p>
      <text:p text:style-name="Horizontal_20_Line"/>
      <text:h text:style-name="Heading_20_2" text:outline-level="2"><text:span text:style-name="Strong_20_Emphasis">Step 46: Log Transformation (Optional for Tableau)</text:span></text:h>
      <text:p text:style-name="P2"><text:span text:style-name="Source_20_Text">df['log_total_sales'] = np.log1p(df['total_global_sales'])</text:span></text:p>
      <text:p text:style-name="Horizontal_20_Line"/>
      <text:h text:style-name="Heading_20_2" text:outline-level="2"><text:span text:style-name="Strong_20_Emphasis">Step 47: Save Final Cleaned Dataset</text:span></text:h>
      <text:p text:style-name="P2"><text:span text:style-name="Source_20_Text">df.to_csv('../data/video_game_sales_cleaned_final.csv', index=False)</text:span></text:p>
      <text:p text:style-name="Horizontal_20_Line"/>
      <text:h text:style-name="Heading_20_2" text:outline-level="2"><text:span text:style-name="Strong_20_Emphasis">Step 48: Quick Insights Summary</text:span></text:h>
      <text:p text:style-name="P1"><text:span text:style-name="Source_20_Text">- Top-selling platforms: {top_platforms.index.tolist()}</text:span></text:p>
      <text:p text:style-name="P3"><text:span text:style-name="Source_20_Text">- Top-selling genres: {df.groupby('genre')['total_global_sales'].sum().sort_values(ascending=False).head(3).index.tolist()}</text:span></text:p>
      <text:p text:style-name="P4"><text:span text:style-name="Source_20_Text">- Year with highest global sales: {df.groupby('year_of_release')['total_global_sales'].sum().idxmax()}</text:span></text:p>
      <text:p text:style-name="Horizontal_20_Line"/>
      <text:h text:style-name="Heading_20_2" text:outline-level="2"><text:span text:style-name="Strong_20_Emphasis">Step 49: Prepare for Tableau Dashboard</text:span></text:h>
      <text:p text:style-name="P1"><text:span text:style-name="Source_20_Text"># Dataset ready for Tableau import:</text:span></text:p>
      <text:p text:style-name="P4"><text:span text:style-name="Source_20_Text"># video_game_sales_tableau.csv, top_10_games.csv</text:span></text:p>
      <text:p text:style-name="Horizontal_20_Line"/>
      <text:h text:style-name="Heading_20_2" text:outline-level="2"><text:span text:style-name="Strong_20_Emphasis">Step 50: Notebook Complete</text:span></text:h>
      <text:p text:style-name="P1"><text:span text:style-name="Source_20_Text">Congratulations! The data is cleaned, analyzed, and ready for visualization in Tableau.</text:span></text:p>
      <text:p text:style-name="P3"><text:span text:style-name="Source_20_Text">Next steps:</text:span></text:p>
      <text:p text:style-name="P3"><text:span text:style-name="Source_20_Text">- Open Tableau Desktop or Tableau Public</text:span></text:p>
      <text:p text:style-name="P3"><text:span text:style-name="Source_20_Text">- Import 'video_game_sales_tableau.csv'</text:span></text:p>
      <text:p text:style-name="P3"><text:span text:style-name="Source_20_Text">- Create dashboards for:</text:span></text:p>
      <text:p text:style-name="P3"><text:span text:style-name="Source_20_Text"><text:s text:c="2"/>- Global sales by platform</text:span></text:p>
      <text:p text:style-name="P3"><text:span text:style-name="Source_20_Text"><text:s text:c="2"/>- Sales trends over years</text:span></text:p>
      <text:p text:style-name="P3"><text:span text:style-name="Source_20_Text"><text:s text:c="2"/>- Regional sales breakdown</text:span></text:p>
      <text:p text:style-name="P4"><text:span text:style-name="Source_20_Text"><text:s text:c="2"/>- Highlight top games and publishers</text:span></text:p>
      <text:p text:style-name="Horizontal_20_Line"/>
      <text:p text:style-name="Text_20_body">✅ With this, your <text:span text:style-name="Strong_20_Emphasis">full 50-step Jupyter Notebook</text:span> is ready! It takes raw data → cleaned data → enriched data → Tableau-ready datasets with labels, rankings, and analytics.</text:p>
      <text:p text:style-name="Text_20_body"><text:soft-page-break/>I can now <text:span text:style-name="Strong_20_Emphasis">write the final </text:span><text:span text:style-name="Strong_20_Emphasis"><text:span text:style-name="Source_20_Text">.ipynb</text:span></text:span><text:span text:style-name="Strong_20_Emphasis"> file fully formatted</text:span>, ready to copy and run in Jupyter.</text:p>
      <text:p text:style-name="Text_20_body">Do you want me to do that next?</text:p>
      <text:p text:style-name="Standard"/>
      <text:p text:style-name="Standard"/>
      <text:p text:style-name="Text_20_body">Perfect! Let’s set up your <text:span text:style-name="Strong_20_Emphasis">GitHub repository</text:span> with a clear structure, description, and a matching <text:span text:style-name="Source_20_Text">README.md</text:span> for your Tableau Video Game Sales practice project. I’ll give you a <text:span text:style-name="Strong_20_Emphasis">step-by-step guide</text:span> including the commands so you can push everything quickly.</text:p>
      <text:p text:style-name="Horizontal_20_Line"/>
      <text:h text:style-name="Heading_20_2" text:outline-level="2"><text:span text:style-name="Strong_20_Emphasis">1️⃣ Create a GitHub Repository</text:span></text:h>
      <text:p text:style-name="Text_20_body"><text:span text:style-name="Strong_20_Emphasis">Repository Name:</text:span> <text:span text:style-name="Source_20_Text">tableau-video-game-sales-practice</text:span><text:line-break/><text:span text:style-name="Strong_20_Emphasis">Description:</text:span></text:p>
      <text:p text:style-name="Quotations">A practice project for Tableau data visualization using a public Video Game Sales dataset. Includes Python data cleaning, EDA, and Tableau-ready datasets for dashboards.</text:p>
      <text:p text:style-name="Text_20_body"><text:span text:style-name="Strong_20_Emphasis">Settings:</text:span></text:p>
      <text:list text:style-name="L101">
        <text:list-item>
          <text:p text:style-name="P106">Public repository ✅</text:p>
        </text:list-item>
        <text:list-item>
          <text:p text:style-name="P106">Add <text:span text:style-name="Source_20_Text">.gitignore</text:span>: Python ✅</text:p>
        </text:list-item>
        <text:list-item>
          <text:p text:style-name="P106">Do <text:span text:style-name="Strong_20_Emphasis">not</text:span> add README here (we’ll add our own)</text:p>
        </text:list-item>
      </text:list>
      <text:p text:style-name="Horizontal_20_Line"/>
      <text:h text:style-name="Heading_20_2" text:outline-level="2"><text:span text:style-name="Strong_20_Emphasis">2️⃣ Local Project Structure</text:span></text:h>
      <text:p text:style-name="Text_20_body">Make sure your local folder looks like this:</text:p>
      <text:p text:style-name="P1"><text:span text:style-name="Source_20_Text">tableau-video-game-sales-practice/</text:span></text:p>
      <text:p text:style-name="P3"><text:span text:style-name="Source_20_Text">│</text:span></text:p>
      <text:p text:style-name="P3"><text:span text:style-name="Source_20_Text">├── data/</text:span></text:p>
      <text:p text:style-name="P3"><text:span text:style-name="Source_20_Text">│ <text:s text:c="2"/>├── video_game_sales.csv</text:span></text:p>
      <text:p text:style-name="P3"><text:span text:style-name="Source_20_Text">│ <text:s text:c="2"/>└── video_game_sales_cleaned_final.csv</text:span></text:p>
      <text:p text:style-name="P3"><text:span text:style-name="Source_20_Text">│</text:span></text:p>
      <text:p text:style-name="P3"><text:span text:style-name="Source_20_Text">├── notebooks/</text:span></text:p>
      <text:p text:style-name="P3"><text:span text:style-name="Source_20_Text">│ <text:s text:c="2"/>└── 01_data_cleaning.ipynb</text:span></text:p>
      <text:p text:style-name="P3"><text:span text:style-name="Source_20_Text">│</text:span></text:p>
      <text:p text:style-name="P3"><text:span text:style-name="Source_20_Text">├── tableau/</text:span></text:p>
      <text:p text:style-name="P3"><text:span text:style-name="Source_20_Text">│ <text:s text:c="2"/>└── video_game_sales_workbook.twbx</text:span></text:p>
      <text:p text:style-name="P3"><text:span text:style-name="Source_20_Text">│</text:span></text:p>
      <text:p text:style-name="P3"><text:span text:style-name="Source_20_Text">├── images/</text:span></text:p>
      <text:p text:style-name="P3"><text:span text:style-name="Source_20_Text">│ <text:s text:c="2"/>└── dashboard_screenshot.png</text:span></text:p>
      <text:p text:style-name="P3"><text:span text:style-name="Source_20_Text">│</text:span></text:p>
      <text:p text:style-name="P4"><text:span text:style-name="Source_20_Text">└── README.md</text:span></text:p>
      <text:p text:style-name="Horizontal_20_Line"/>
      <text:h text:style-name="Heading_20_2" text:outline-level="2"><text:span text:style-name="Strong_20_Emphasis">3️⃣ Sample README.md</text:span></text:h>
      <text:p text:style-name="Text_20_body">Save this as <text:span text:style-name="Source_20_Text">README.md</text:span> in your project root:</text:p>
      <text:p text:style-name="P1"><text:soft-page-break/><text:span text:style-name="Source_20_Text"># Tableau Video Game Sales Practice</text:span></text:p>
      <text:p text:style-name="P3"/>
      <text:p text:style-name="P3"><text:span text:style-name="Source_20_Text">This repository contains a practice project for Tableau data visualization using a public Video Game Sales dataset. The goal is to clean, explore, and prepare the data in Python, then create dashboards in Tableau.</text:span></text:p>
      <text:p text:style-name="P3"/>
      <text:p text:style-name="P3"><text:span text:style-name="Source_20_Text">## Project Structure</text:span></text:p>
      <text:p text:style-name="P4"/>
      <text:p text:style-name="Text_20_body">tableau-video-game-sales-practice/<text:line-break/>│<text:line-break/>├── data/<text:line-break/>│ ├── video_game_sales.csv<text:line-break/>│ └── video_game_sales_cleaned_final.csv<text:line-break/>│<text:line-break/>├── notebooks/<text:line-break/>│ └── 01_data_cleaning.ipynb<text:line-break/>│<text:line-break/>├── tableau/<text:line-break/>│ └── video_game_sales_workbook.twbx<text:line-break/>│<text:line-break/>├── images/<text:line-break/>│ └── dashboard_screenshot.png<text:line-break/>│<text:line-break/>└── README.md</text:p>
      <text:p text:style-name="P1"/>
      <text:p text:style-name="P3"><text:span text:style-name="Source_20_Text">## Purpose</text:span></text:p>
      <text:p text:style-name="P3"><text:span text:style-name="Source_20_Text">- Practice data cleaning and visualization in Tableau</text:span></text:p>
      <text:p text:style-name="P3"><text:span text:style-name="Source_20_Text">- Showcase skills for portfolios and Upwork projects</text:span></text:p>
      <text:p text:style-name="P3"><text:span text:style-name="Source_20_Text">- Build meaningful data stories from raw datasets</text:span></text:p>
      <text:p text:style-name="P3"/>
      <text:p text:style-name="P3"><text:span text:style-name="Source_20_Text">## How to Run</text:span></text:p>
      <text:p text:style-name="P3"><text:span text:style-name="Source_20_Text">1. Clone the repository:</text:span></text:p>
      <text:p text:style-name="P3"><text:span text:style-name="Source_20_Text">```bash</text:span></text:p>
      <text:p text:style-name="P4"><text:span text:style-name="Source_20_Text">git clone https://github.com/&lt;your-username&gt;/tableau-video-game-sales-practice.git</text:span></text:p>
      <text:list text:style-name="L102">
        <text:list-item>
          <text:p text:style-name="P107">Open <text:span text:style-name="Source_20_Text">01_data_cleaning.ipynb</text:span> to explore Python data cleaning &amp; EDA</text:p>
        </text:list-item>
        <text:list-item>
          <text:p text:style-name="P107">Import <text:span text:style-name="Source_20_Text">video_game_sales_cleaned_final.csv</text:span> into Tableau</text:p>
        </text:list-item>
        <text:list-item>
          <text:p text:style-name="P107">Create dashboards for:</text:p>
          <text:list>
            <text:list-item>
              <text:p text:style-name="P107">Global sales by platform</text:p>
            </text:list-item>
            <text:list-item>
              <text:p text:style-name="P107">Sales trends over years</text:p>
            </text:list-item>
            <text:list-item>
              <text:p text:style-name="P107">Regional sales breakdown</text:p>
            </text:list-item>
            <text:list-item>
              <text:p text:style-name="P107">Top games and publishers</text:p>
            </text:list-item>
          </text:list>
        </text:list-item>
      </text:list>
      <text:h text:style-name="Heading_20_2" text:outline-level="2">Tools Used</text:h>
      <text:list text:style-name="L103">
        <text:list-item>
          <text:p text:style-name="P108">Python (Pandas, NumPy, Matplotlib, Seaborn)</text:p>
        </text:list-item>
        <text:list-item>
          <text:p text:style-name="P108"><text:soft-page-break/>Jupyter Notebook</text:p>
        </text:list-item>
        <text:list-item>
          <text:p text:style-name="P108">Tableau Desktop / Tableau Public</text:p>
        </text:list-item>
        <text:list-item>
          <text:p text:style-name="P108">Git &amp; GitHub</text:p>
        </text:list-item>
      </text:list>
      <text:p text:style-name="P1"/>
      <text:p text:style-name="P3"><text:span text:style-name="Source_20_Text">---</text:span></text:p>
      <text:p text:style-name="P3"/>
      <text:p text:style-name="P3"><text:span text:style-name="Source_20_Text">## **4️⃣ Initialize Git and Push**</text:span></text:p>
      <text:p text:style-name="P3"/>
      <text:p text:style-name="P3"><text:span text:style-name="Source_20_Text">Open your terminal in the project root and run:</text:span></text:p>
      <text:p text:style-name="P3"/>
      <text:p text:style-name="P3"><text:span text:style-name="Source_20_Text">```bash</text:span></text:p>
      <text:p text:style-name="P3"><text:span text:style-name="Source_20_Text">git init</text:span></text:p>
      <text:p text:style-name="P3"><text:span text:style-name="Source_20_Text">git add .</text:span></text:p>
      <text:p text:style-name="P3"><text:span text:style-name="Source_20_Text">git commit -m "Initial commit: Add Tableau Video Game Sales practice project with cleaned dataset, notebooks, and README"</text:span></text:p>
      <text:p text:style-name="P3"><text:span text:style-name="Source_20_Text">git branch -M main</text:span></text:p>
      <text:p text:style-name="P3"><text:span text:style-name="Source_20_Text">git remote add origin https://github.com/&lt;your-username&gt;/tableau-video-game-sales-practice.git</text:span></text:p>
      <text:p text:style-name="P4"><text:span text:style-name="Source_20_Text">git push -u origin main</text:span></text:p>
      <text:p text:style-name="Text_20_body">✅ Replace <text:span text:style-name="Source_20_Text">&lt;your-username&gt;</text:span> with your GitHub username.</text:p>
      <text:p text:style-name="Horizontal_20_Line"/>
      <text:p text:style-name="Text_20_body">After this, your <text:span text:style-name="Strong_20_Emphasis">repo will be live</text:span>, public, and ready to use for portfolio/Upwork showcase.</text:p>
      <text:p text:style-name="Text_20_body">I can also <text:span text:style-name="Strong_20_Emphasis">write a ready-to-copy script</text:span> that creates the repo, pushes everything, and sets README description in one go—so you don’t even need to go to GitHub manually.</text:p>
      <text:p text:style-name="Text_20_body">Do you want me to do that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0T03:11:12.203254658</meta:creation-date>
    <dc:date>2026-02-10T03:28:17.300484822</dc:date>
    <meta:editing-duration>PT6M51S</meta:editing-duration>
    <meta:editing-cycles>2</meta:editing-cycles>
    <meta:generator>LibreOffice/24.2.7.2$Linux_X86_64 LibreOffice_project/420$Build-2</meta:generator>
    <meta:document-statistic meta:table-count="7" meta:image-count="0" meta:object-count="0" meta:page-count="57" meta:paragraph-count="1521" meta:word-count="7763" meta:character-count="55372" meta:non-whitespace-character-count="49337"/>
  </office:meta>
</office:document-meta>
</file>